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01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24.32mm"/>
    </style:style>
    <style:style style:name="co4" style:family="table-column">
      <style:table-column-properties fo:break-before="auto" style:column-width="17.52mm"/>
    </style:style>
    <style:style style:name="co5" style:family="table-column">
      <style:table-column-properties fo:break-before="auto" style:column-width="9.07mm"/>
    </style:style>
    <style:style style:name="co6" style:family="table-column">
      <style:table-column-properties fo:break-before="auto" style:column-width="9.88mm"/>
    </style:style>
    <style:style style:name="co7" style:family="table-column">
      <style:table-column-properties fo:break-before="auto" style:column-width="12.88mm"/>
    </style:style>
    <style:style style:name="co8" style:family="table-column">
      <style:table-column-properties fo:break-before="auto" style:column-width="18.33mm"/>
    </style:style>
    <style:style style:name="co9" style:family="table-column">
      <style:table-column-properties fo:break-before="auto" style:column-width="10.71mm"/>
    </style:style>
    <style:style style:name="co11" style:family="table-column">
      <style:table-column-properties fo:break-before="auto" style:column-width="55.63mm"/>
    </style:style>
    <style:style style:name="co12" style:family="table-column">
      <style:table-column-properties fo:break-before="auto" style:column-width="21.33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global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frac</text:p>
          </table:table-cell>
          <table:table-cell office:value-type="string" calcext:value-type="string">
            <text:p>inteiras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istica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rand-20-10-10-10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1000.000000</text:p>
          </table:table-cell>
          <table:table-cell office:value-type="string" calcext:value-type="string">
            <text:p>0.10138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10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1000.000000</text:p>
          </table:table-cell>
          <table:table-cell office:value-type="string" calcext:value-type="string">
            <text:p>0.10199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2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250.000000</text:p>
          </table:table-cell>
          <table:table-cell office:value-type="string" calcext:value-type="string">
            <text:p>0.02388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2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250.000000</text:p>
          </table:table-cell>
          <table:table-cell office:value-type="string" calcext:value-type="string">
            <text:p>0.02380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5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500.000000</text:p>
          </table:table-cell>
          <table:table-cell office:value-type="string" calcext:value-type="string">
            <text:p>0.04785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5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500.000000</text:p>
          </table:table-cell>
          <table:table-cell office:value-type="string" calcext:value-type="string">
            <text:p>0.0476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7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750.000000</text:p>
          </table:table-cell>
          <table:table-cell office:value-type="string" calcext:value-type="string">
            <text:p>0.0737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7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750.000000</text:p>
          </table:table-cell>
          <table:table-cell office:value-type="string" calcext:value-type="string">
            <text:p>0.07113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10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1000.000000</text:p>
          </table:table-cell>
          <table:table-cell office:value-type="string" calcext:value-type="string">
            <text:p>0.10753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10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1000.000000</text:p>
          </table:table-cell>
          <table:table-cell office:value-type="string" calcext:value-type="string">
            <text:p>0.10747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2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250.000000</text:p>
          </table:table-cell>
          <table:table-cell office:value-type="string" calcext:value-type="string">
            <text:p>0.02529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2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250.000000</text:p>
          </table:table-cell>
          <table:table-cell office:value-type="string" calcext:value-type="string">
            <text:p>0.0250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5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500.000000</text:p>
          </table:table-cell>
          <table:table-cell office:value-type="string" calcext:value-type="string">
            <text:p>0.05057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5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500.000000</text:p>
          </table:table-cell>
          <table:table-cell office:value-type="string" calcext:value-type="string">
            <text:p>0.0504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7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750.000000</text:p>
          </table:table-cell>
          <table:table-cell office:value-type="string" calcext:value-type="string">
            <text:p>0.0785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7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750.000000</text:p>
          </table:table-cell>
          <table:table-cell office:value-type="string" calcext:value-type="string">
            <text:p>0.0783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10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1000.000000</text:p>
          </table:table-cell>
          <table:table-cell office:value-type="string" calcext:value-type="string">
            <text:p>0.1132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10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1000.000000</text:p>
          </table:table-cell>
          <table:table-cell office:value-type="string" calcext:value-type="string">
            <text:p>0.1125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2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250.000000</text:p>
          </table:table-cell>
          <table:table-cell office:value-type="string" calcext:value-type="string">
            <text:p>0.02630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2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250.000000</text:p>
          </table:table-cell>
          <table:table-cell office:value-type="string" calcext:value-type="string">
            <text:p>0.02577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5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500.000000</text:p>
          </table:table-cell>
          <table:table-cell office:value-type="string" calcext:value-type="string">
            <text:p>0.0512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5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500.000000</text:p>
          </table:table-cell>
          <table:table-cell office:value-type="string" calcext:value-type="string">
            <text:p>0.05122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7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750.000000</text:p>
          </table:table-cell>
          <table:table-cell office:value-type="string" calcext:value-type="string">
            <text:p>0.07916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7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750.000000</text:p>
          </table:table-cell>
          <table:table-cell office:value-type="string" calcext:value-type="string">
            <text:p>0.07942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10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1000.000000</text:p>
          </table:table-cell>
          <table:table-cell office:value-type="string" calcext:value-type="string">
            <text:p>0.11385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10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1000.000000</text:p>
          </table:table-cell>
          <table:table-cell office:value-type="string" calcext:value-type="string">
            <text:p>0.11349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2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250.000000</text:p>
          </table:table-cell>
          <table:table-cell office:value-type="string" calcext:value-type="string">
            <text:p>0.0275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2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250.000000</text:p>
          </table:table-cell>
          <table:table-cell office:value-type="string" calcext:value-type="string">
            <text:p>0.02697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5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500.000000</text:p>
          </table:table-cell>
          <table:table-cell office:value-type="string" calcext:value-type="string">
            <text:p>0.05379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5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500.000000</text:p>
          </table:table-cell>
          <table:table-cell office:value-type="string" calcext:value-type="string">
            <text:p>0.05390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7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750.000000</text:p>
          </table:table-cell>
          <table:table-cell office:value-type="string" calcext:value-type="string">
            <text:p>0.08318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7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750.000000</text:p>
          </table:table-cell>
          <table:table-cell office:value-type="string" calcext:value-type="string">
            <text:p>0.0830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10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1000.000000</text:p>
          </table:table-cell>
          <table:table-cell office:value-type="string" calcext:value-type="string">
            <text:p>0.09259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10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1000.000000</text:p>
          </table:table-cell>
          <table:table-cell office:value-type="string" calcext:value-type="string">
            <text:p>0.09129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2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250.000000</text:p>
          </table:table-cell>
          <table:table-cell office:value-type="string" calcext:value-type="string">
            <text:p>0.02266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2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250.000000</text:p>
          </table:table-cell>
          <table:table-cell office:value-type="string" calcext:value-type="string">
            <text:p>0.02227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5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500.000000</text:p>
          </table:table-cell>
          <table:table-cell office:value-type="string" calcext:value-type="string">
            <text:p>0.04376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5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500.000000</text:p>
          </table:table-cell>
          <table:table-cell office:value-type="string" calcext:value-type="string">
            <text:p>0.04386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7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750.000000</text:p>
          </table:table-cell>
          <table:table-cell office:value-type="string" calcext:value-type="string">
            <text:p>0.0673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7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750.000000</text:p>
          </table:table-cell>
          <table:table-cell office:value-type="string" calcext:value-type="string">
            <text:p>0.06730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1000-1.dssp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-921.000000</text:p>
          </table:table-cell>
          <table:table-cell office:value-type="string" calcext:value-type="string">
            <text:p>0.1437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10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962.000000</text:p>
          </table:table-cell>
          <table:table-cell office:value-type="string" calcext:value-type="string">
            <text:p>0.05815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2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231.000000</text:p>
          </table:table-cell>
          <table:table-cell office:value-type="string" calcext:value-type="string">
            <text:p>0.01294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2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240.000000</text:p>
          </table:table-cell>
          <table:table-cell office:value-type="string" calcext:value-type="string">
            <text:p>0.0095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5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462.000000</text:p>
          </table:table-cell>
          <table:table-cell office:value-type="string" calcext:value-type="string">
            <text:p>0.02632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5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480.000000</text:p>
          </table:table-cell>
          <table:table-cell office:value-type="string" calcext:value-type="string">
            <text:p>0.02372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750-1.dssp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694.000000</text:p>
          </table:table-cell>
          <table:table-cell office:value-type="string" calcext:value-type="string">
            <text:p>0.05044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7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722.000000</text:p>
          </table:table-cell>
          <table:table-cell office:value-type="string" calcext:value-type="string">
            <text:p>0.04018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10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907.000000</text:p>
          </table:table-cell>
          <table:table-cell office:value-type="string" calcext:value-type="string">
            <text:p>0.06600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10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950.000000</text:p>
          </table:table-cell>
          <table:table-cell office:value-type="string" calcext:value-type="string">
            <text:p>0.0752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2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226.000000</text:p>
          </table:table-cell>
          <table:table-cell office:value-type="string" calcext:value-type="string">
            <text:p>0.02432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250-2.dssp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237.000000</text:p>
          </table:table-cell>
          <table:table-cell office:value-type="string" calcext:value-type="string">
            <text:p>0.02656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500-1.dssp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453.000000</text:p>
          </table:table-cell>
          <table:table-cell office:value-type="string" calcext:value-type="string">
            <text:p>0.06373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5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475.000000</text:p>
          </table:table-cell>
          <table:table-cell office:value-type="string" calcext:value-type="string">
            <text:p>0.02596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7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677.000000</text:p>
          </table:table-cell>
          <table:table-cell office:value-type="string" calcext:value-type="string">
            <text:p>0.0746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7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710.000000</text:p>
          </table:table-cell>
          <table:table-cell office:value-type="string" calcext:value-type="string">
            <text:p>0.04838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1000-1.dssp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892.000000</text:p>
          </table:table-cell>
          <table:table-cell office:value-type="string" calcext:value-type="string">
            <text:p>0.20424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1000-2.dssp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-940.000000</text:p>
          </table:table-cell>
          <table:table-cell office:value-type="string" calcext:value-type="string">
            <text:p>0.65844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2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223.000000</text:p>
          </table:table-cell>
          <table:table-cell office:value-type="string" calcext:value-type="string">
            <text:p>0.01858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250-2.dssp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235.000000</text:p>
          </table:table-cell>
          <table:table-cell office:value-type="string" calcext:value-type="string">
            <text:p>-235.912821</text:p>
          </table:table-cell>
          <table:table-cell office:value-type="string" calcext:value-type="string">
            <text:p>0.07970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500-1.dssp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string" calcext:value-type="string">
            <text:p>-448.000000</text:p>
          </table:table-cell>
          <table:table-cell office:value-type="string" calcext:value-type="string">
            <text:p>0.90039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500-2.dssp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-471.000000</text:p>
          </table:table-cell>
          <table:table-cell office:value-type="string" calcext:value-type="string">
            <text:p>0.15952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750-1.dssp</text:p>
          </table:table-cell>
          <table:table-cell office:value-type="float" office:value="178" calcext:value-type="float">
            <text:p>178</text:p>
          </table:table-cell>
          <table:table-cell table:number-columns-repeated="3" office:value-type="string" calcext:value-type="string">
            <text:p>-673.000000</text:p>
          </table:table-cell>
          <table:table-cell office:value-type="string" calcext:value-type="string">
            <text:p>3.68982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7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705.000000</text:p>
          </table:table-cell>
          <table:table-cell office:value-type="string" calcext:value-type="string">
            <text:p>0.09387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1000-1.dssp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886.000000</text:p>
          </table:table-cell>
          <table:table-cell office:value-type="string" calcext:value-type="string">
            <text:p>0.3106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1000-2.dssp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-933.000000</text:p>
          </table:table-cell>
          <table:table-cell office:value-type="string" calcext:value-type="string">
            <text:p>0.3185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250-1.dssp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-220.000000</text:p>
          </table:table-cell>
          <table:table-cell office:value-type="string" calcext:value-type="string">
            <text:p>0.13329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2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-232.000000</text:p>
          </table:table-cell>
          <table:table-cell office:value-type="string" calcext:value-type="string">
            <text:p>-232.038823</text:p>
          </table:table-cell>
          <table:table-cell office:value-type="string" calcext:value-type="string">
            <text:p>0.33509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500-1.dssp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-443.000000</text:p>
          </table:table-cell>
          <table:table-cell office:value-type="string" calcext:value-type="string">
            <text:p>0.19094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50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467.000000</text:p>
          </table:table-cell>
          <table:table-cell office:value-type="string" calcext:value-type="string">
            <text:p>-467.890847</text:p>
          </table:table-cell>
          <table:table-cell office:value-type="string" calcext:value-type="string">
            <text:p>0.19215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750-1.dssp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-662.000000</text:p>
          </table:table-cell>
          <table:table-cell office:value-type="string" calcext:value-type="string">
            <text:p>0.38109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750-2.dssp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-701.000000</text:p>
          </table:table-cell>
          <table:table-cell office:value-type="string" calcext:value-type="string">
            <text:p>-701.040000</text:p>
          </table:table-cell>
          <table:table-cell office:value-type="string" calcext:value-type="string">
            <text:p>1.45403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10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967.000000</text:p>
          </table:table-cell>
          <table:table-cell office:value-type="string" calcext:value-type="string">
            <text:p>0.03328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10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984.000000</text:p>
          </table:table-cell>
          <table:table-cell office:value-type="string" calcext:value-type="string">
            <text:p>0.03177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2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241.000000</text:p>
          </table:table-cell>
          <table:table-cell office:value-type="string" calcext:value-type="string">
            <text:p>0.0079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2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247.000000</text:p>
          </table:table-cell>
          <table:table-cell office:value-type="string" calcext:value-type="string">
            <text:p>0.0105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5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481.000000</text:p>
          </table:table-cell>
          <table:table-cell office:value-type="string" calcext:value-type="string">
            <text:p>0.01922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5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493.000000</text:p>
          </table:table-cell>
          <table:table-cell office:value-type="string" calcext:value-type="string">
            <text:p>0.0153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7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723.000000</text:p>
          </table:table-cell>
          <table:table-cell office:value-type="string" calcext:value-type="string">
            <text:p>0.01898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7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734.000000</text:p>
          </table:table-cell>
          <table:table-cell office:value-type="string" calcext:value-type="string">
            <text:p>0.02367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</table:table>
      <table:table table:name="r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frac</text:p>
          </table:table-cell>
          <table:table-cell office:value-type="string" calcext:value-type="string">
            <text:p>inteiras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istica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rand-20-10-10-10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1000.000000</text:p>
          </table:table-cell>
          <table:table-cell office:value-type="string" calcext:value-type="string">
            <text:p>0.0004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10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1000.000000</text:p>
          </table:table-cell>
          <table:table-cell office:value-type="string" calcext:value-type="string">
            <text:p>0.0003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2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250.000000</text:p>
          </table:table-cell>
          <table:table-cell office:value-type="string" calcext:value-type="string">
            <text:p>0.0000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250" calcext:value-type="float">
            <text:p>-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2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250.000000</text:p>
          </table:table-cell>
          <table:table-cell office:value-type="string" calcext:value-type="string">
            <text:p>0.0000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250" calcext:value-type="float">
            <text:p>-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5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500.000000</text:p>
          </table:table-cell>
          <table:table-cell office:value-type="string" calcext:value-type="string">
            <text:p>0.0001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500" calcext:value-type="float">
            <text:p>-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5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500.000000</text:p>
          </table:table-cell>
          <table:table-cell office:value-type="string" calcext:value-type="string">
            <text:p>0.0001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500" calcext:value-type="float">
            <text:p>-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7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750.000000</text:p>
          </table:table-cell>
          <table:table-cell office:value-type="string" calcext:value-type="string">
            <text:p>0.0002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750" calcext:value-type="float">
            <text:p>-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7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750.000000</text:p>
          </table:table-cell>
          <table:table-cell office:value-type="string" calcext:value-type="string">
            <text:p>0.0002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750" calcext:value-type="float">
            <text:p>-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10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1000.000000</text:p>
          </table:table-cell>
          <table:table-cell office:value-type="string" calcext:value-type="string">
            <text:p>0.0003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10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1000.000000</text:p>
          </table:table-cell>
          <table:table-cell office:value-type="string" calcext:value-type="string">
            <text:p>0.0003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2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250.000000</text:p>
          </table:table-cell>
          <table:table-cell office:value-type="string" calcext:value-type="string">
            <text:p>0.0000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250" calcext:value-type="float">
            <text:p>-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2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250.000000</text:p>
          </table:table-cell>
          <table:table-cell office:value-type="string" calcext:value-type="string">
            <text:p>0.0000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250" calcext:value-type="float">
            <text:p>-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5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500.000000</text:p>
          </table:table-cell>
          <table:table-cell office:value-type="string" calcext:value-type="string">
            <text:p>0.0001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500" calcext:value-type="float">
            <text:p>-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5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500.000000</text:p>
          </table:table-cell>
          <table:table-cell office:value-type="string" calcext:value-type="string">
            <text:p>0.0001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500" calcext:value-type="float">
            <text:p>-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7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750.000000</text:p>
          </table:table-cell>
          <table:table-cell office:value-type="string" calcext:value-type="string">
            <text:p>0.0002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750" calcext:value-type="float">
            <text:p>-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7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750.000000</text:p>
          </table:table-cell>
          <table:table-cell office:value-type="string" calcext:value-type="string">
            <text:p>0.0002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750" calcext:value-type="float">
            <text:p>-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10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1000.000000</text:p>
          </table:table-cell>
          <table:table-cell office:value-type="string" calcext:value-type="string">
            <text:p>0.0004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10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1000.000000</text:p>
          </table:table-cell>
          <table:table-cell office:value-type="string" calcext:value-type="string">
            <text:p>0.0003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2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250.000000</text:p>
          </table:table-cell>
          <table:table-cell office:value-type="string" calcext:value-type="string">
            <text:p>0.0000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250" calcext:value-type="float">
            <text:p>-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2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250.000000</text:p>
          </table:table-cell>
          <table:table-cell office:value-type="string" calcext:value-type="string">
            <text:p>0.0000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250" calcext:value-type="float">
            <text:p>-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5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500.000000</text:p>
          </table:table-cell>
          <table:table-cell office:value-type="string" calcext:value-type="string">
            <text:p>0.0001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500" calcext:value-type="float">
            <text:p>-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5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500.000000</text:p>
          </table:table-cell>
          <table:table-cell office:value-type="string" calcext:value-type="string">
            <text:p>0.0001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500" calcext:value-type="float">
            <text:p>-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7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750.000000</text:p>
          </table:table-cell>
          <table:table-cell office:value-type="string" calcext:value-type="string">
            <text:p>0.0002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750" calcext:value-type="float">
            <text:p>-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7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750.000000</text:p>
          </table:table-cell>
          <table:table-cell office:value-type="string" calcext:value-type="string">
            <text:p>0.0002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750" calcext:value-type="float">
            <text:p>-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10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1000.000000</text:p>
          </table:table-cell>
          <table:table-cell office:value-type="string" calcext:value-type="string">
            <text:p>0.0004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10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1000.000000</text:p>
          </table:table-cell>
          <table:table-cell office:value-type="string" calcext:value-type="string">
            <text:p>0.0004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2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250.000000</text:p>
          </table:table-cell>
          <table:table-cell office:value-type="string" calcext:value-type="string">
            <text:p>0.0000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250" calcext:value-type="float">
            <text:p>-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2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250.000000</text:p>
          </table:table-cell>
          <table:table-cell office:value-type="string" calcext:value-type="string">
            <text:p>0.0000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250" calcext:value-type="float">
            <text:p>-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5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500.000000</text:p>
          </table:table-cell>
          <table:table-cell office:value-type="string" calcext:value-type="string">
            <text:p>0.0001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500" calcext:value-type="float">
            <text:p>-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5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500.000000</text:p>
          </table:table-cell>
          <table:table-cell office:value-type="string" calcext:value-type="string">
            <text:p>0.0001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500" calcext:value-type="float">
            <text:p>-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7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750.000000</text:p>
          </table:table-cell>
          <table:table-cell office:value-type="string" calcext:value-type="string">
            <text:p>0.0002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750" calcext:value-type="float">
            <text:p>-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7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750.000000</text:p>
          </table:table-cell>
          <table:table-cell office:value-type="string" calcext:value-type="string">
            <text:p>0.0002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750" calcext:value-type="float">
            <text:p>-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10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1000.000000</text:p>
          </table:table-cell>
          <table:table-cell office:value-type="string" calcext:value-type="string">
            <text:p>0.0003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10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1000.000000</text:p>
          </table:table-cell>
          <table:table-cell office:value-type="string" calcext:value-type="string">
            <text:p>0.0003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2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250.000000</text:p>
          </table:table-cell>
          <table:table-cell office:value-type="string" calcext:value-type="string">
            <text:p>0.0000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250" calcext:value-type="float">
            <text:p>-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2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250.000000</text:p>
          </table:table-cell>
          <table:table-cell office:value-type="string" calcext:value-type="string">
            <text:p>0.0000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250" calcext:value-type="float">
            <text:p>-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5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500.000000</text:p>
          </table:table-cell>
          <table:table-cell office:value-type="string" calcext:value-type="string">
            <text:p>0.0001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500" calcext:value-type="float">
            <text:p>-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5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500.000000</text:p>
          </table:table-cell>
          <table:table-cell office:value-type="string" calcext:value-type="string">
            <text:p>0.0001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500" calcext:value-type="float">
            <text:p>-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7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750.000000</text:p>
          </table:table-cell>
          <table:table-cell office:value-type="string" calcext:value-type="string">
            <text:p>0.0002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750" calcext:value-type="float">
            <text:p>-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7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750.000000</text:p>
          </table:table-cell>
          <table:table-cell office:value-type="string" calcext:value-type="string">
            <text:p>0.0001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750" calcext:value-type="float">
            <text:p>-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921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921.000000</text:p>
          </table:table-cell>
          <table:table-cell office:value-type="string" calcext:value-type="string">
            <text:p>0.0001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920" calcext:value-type="float">
            <text:p>-9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10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962.000000</text:p>
          </table:table-cell>
          <table:table-cell office:value-type="string" calcext:value-type="string">
            <text:p>0.0000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962" calcext:value-type="float">
            <text:p>-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2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231.000000</text:p>
          </table:table-cell>
          <table:table-cell office:value-type="string" calcext:value-type="string">
            <text:p>0.000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231" calcext:value-type="float">
            <text:p>-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2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240.000000</text:p>
          </table:table-cell>
          <table:table-cell office:value-type="string" calcext:value-type="string">
            <text:p>0.0000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240" calcext:value-type="float">
            <text:p>-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5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462.000000</text:p>
          </table:table-cell>
          <table:table-cell office:value-type="string" calcext:value-type="string">
            <text:p>0.0000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462" calcext:value-type="float">
            <text:p>-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5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480.000000</text:p>
          </table:table-cell>
          <table:table-cell office:value-type="string" calcext:value-type="string">
            <text:p>0.0000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480" calcext:value-type="float">
            <text:p>-4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7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94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94.000000</text:p>
          </table:table-cell>
          <table:table-cell office:value-type="string" calcext:value-type="string">
            <text:p>0.000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693" calcext:value-type="float">
            <text:p>-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7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722.000000</text:p>
          </table:table-cell>
          <table:table-cell office:value-type="string" calcext:value-type="string">
            <text:p>0.0000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722" calcext:value-type="float">
            <text:p>-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10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907.000000</text:p>
          </table:table-cell>
          <table:table-cell office:value-type="string" calcext:value-type="string">
            <text:p>0.0001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907" calcext:value-type="float">
            <text:p>-9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10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950.000000</text:p>
          </table:table-cell>
          <table:table-cell office:value-type="string" calcext:value-type="string">
            <text:p>0.0001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950" calcext:value-type="float">
            <text:p>-9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2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226.000000</text:p>
          </table:table-cell>
          <table:table-cell office:value-type="string" calcext:value-type="string">
            <text:p>0.0000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226" calcext:value-type="float">
            <text:p>-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2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37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37.000000</text:p>
          </table:table-cell>
          <table:table-cell office:value-type="string" calcext:value-type="string">
            <text:p>0.0000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36" calcext:value-type="float">
            <text:p>-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5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53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53.000000</text:p>
          </table:table-cell>
          <table:table-cell office:value-type="string" calcext:value-type="string">
            <text:p>0.000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452" calcext:value-type="float">
            <text:p>-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5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475.000000</text:p>
          </table:table-cell>
          <table:table-cell office:value-type="string" calcext:value-type="string">
            <text:p>0.0000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475" calcext:value-type="float">
            <text:p>-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7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677.000000</text:p>
          </table:table-cell>
          <table:table-cell office:value-type="string" calcext:value-type="string">
            <text:p>0.0001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677" calcext:value-type="float">
            <text:p>-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7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710.000000</text:p>
          </table:table-cell>
          <table:table-cell office:value-type="string" calcext:value-type="string">
            <text:p>0.0001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710" calcext:value-type="float">
            <text:p>-7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89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892.000000</text:p>
          </table:table-cell>
          <table:table-cell office:value-type="string" calcext:value-type="string">
            <text:p>0.000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891" calcext:value-type="float">
            <text:p>-8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10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940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940.000000</text:p>
          </table:table-cell>
          <table:table-cell office:value-type="string" calcext:value-type="string">
            <text:p>0.000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939" calcext:value-type="float">
            <text:p>-9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2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223.000000</text:p>
          </table:table-cell>
          <table:table-cell office:value-type="string" calcext:value-type="string">
            <text:p>0.0000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223" calcext:value-type="float">
            <text:p>-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2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35.912821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35.912821</text:p>
          </table:table-cell>
          <table:table-cell office:value-type="string" calcext:value-type="string">
            <text:p>0.0000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35" calcext:value-type="float">
            <text:p>-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5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48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48.000000</text:p>
          </table:table-cell>
          <table:table-cell office:value-type="string" calcext:value-type="string">
            <text:p>0.000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447" calcext:value-type="float">
            <text:p>-4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5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71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71.000000</text:p>
          </table:table-cell>
          <table:table-cell office:value-type="string" calcext:value-type="string">
            <text:p>0.000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470" calcext:value-type="float">
            <text:p>-4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7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73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73.000000</text:p>
          </table:table-cell>
          <table:table-cell office:value-type="string" calcext:value-type="string">
            <text:p>0.000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672" calcext:value-type="float">
            <text:p>-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7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705.000000</text:p>
          </table:table-cell>
          <table:table-cell office:value-type="string" calcext:value-type="string">
            <text:p>0.000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705" calcext:value-type="float">
            <text:p>-7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886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886.000000</text:p>
          </table:table-cell>
          <table:table-cell office:value-type="string" calcext:value-type="string">
            <text:p>0.000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884" calcext:value-type="float">
            <text:p>-8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10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933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933.000000</text:p>
          </table:table-cell>
          <table:table-cell office:value-type="string" calcext:value-type="string">
            <text:p>0.0001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932" calcext:value-type="float">
            <text:p>-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2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20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20.000000</text:p>
          </table:table-cell>
          <table:table-cell office:value-type="string" calcext:value-type="string">
            <text:p>0.0000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18" calcext:value-type="float">
            <text:p>-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2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32.03882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32.038823</text:p>
          </table:table-cell>
          <table:table-cell office:value-type="string" calcext:value-type="string">
            <text:p>0.0000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31" calcext:value-type="float">
            <text:p>-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5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43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43.000000</text:p>
          </table:table-cell>
          <table:table-cell office:value-type="string" calcext:value-type="string">
            <text:p>0.000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442" calcext:value-type="float">
            <text:p>-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5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67.89084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67.890847</text:p>
          </table:table-cell>
          <table:table-cell office:value-type="string" calcext:value-type="string">
            <text:p>0.000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466" calcext:value-type="float">
            <text:p>-4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7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6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62.000000</text:p>
          </table:table-cell>
          <table:table-cell office:value-type="string" calcext:value-type="string">
            <text:p>0.000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661" calcext:value-type="float">
            <text:p>-6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7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701.04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701.040000</text:p>
          </table:table-cell>
          <table:table-cell office:value-type="string" calcext:value-type="string">
            <text:p>0.000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700" calcext:value-type="float">
            <text:p>-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10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967.000000</text:p>
          </table:table-cell>
          <table:table-cell office:value-type="string" calcext:value-type="string">
            <text:p>0.0001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967" calcext:value-type="float">
            <text:p>-9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10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984.000000</text:p>
          </table:table-cell>
          <table:table-cell office:value-type="string" calcext:value-type="string">
            <text:p>0.0001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984" calcext:value-type="float">
            <text:p>-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2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241.000000</text:p>
          </table:table-cell>
          <table:table-cell office:value-type="string" calcext:value-type="string">
            <text:p>0.0000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241" calcext:value-type="float">
            <text:p>-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2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247.000000</text:p>
          </table:table-cell>
          <table:table-cell office:value-type="string" calcext:value-type="string">
            <text:p>0.0000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247" calcext:value-type="float">
            <text:p>-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5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481.000000</text:p>
          </table:table-cell>
          <table:table-cell office:value-type="string" calcext:value-type="string">
            <text:p>0.0000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481" calcext:value-type="float">
            <text:p>-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5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493.000000</text:p>
          </table:table-cell>
          <table:table-cell office:value-type="string" calcext:value-type="string">
            <text:p>0.0000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493" calcext:value-type="float">
            <text:p>-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7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723.000000</text:p>
          </table:table-cell>
          <table:table-cell office:value-type="string" calcext:value-type="string">
            <text:p>0.0000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723" calcext:value-type="float">
            <text:p>-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7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734.000000</text:p>
          </table:table-cell>
          <table:table-cell office:value-type="string" calcext:value-type="string">
            <text:p>0.0001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734" calcext:value-type="float">
            <text:p>-734</text:p>
          </table:table-cell>
          <table:table-cell table:number-columns-repeated="2"/>
        </table:table-row>
      </table:table>
      <table:table table:name="v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frac</text:p>
          </table:table-cell>
          <table:table-cell office:value-type="string" calcext:value-type="string">
            <text:p>inteiras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istica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rand-20-10-10-10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1000.000000</text:p>
          </table:table-cell>
          <table:table-cell office:value-type="string" calcext:value-type="string">
            <text:p>180.000398</text:p>
          </table:table-cell>
          <table:table-cell office:value-type="float" office:value="10" calcext:value-type="float">
            <text:p>10</text:p>
          </table:table-cell>
          <table:table-cell office:value-type="float" office:value="-1000" calcext:value-type="float">
            <text:p>-100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10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1000.000000</text:p>
          </table:table-cell>
          <table:table-cell office:value-type="string" calcext:value-type="string">
            <text:p>180.000309</text:p>
          </table:table-cell>
          <table:table-cell office:value-type="float" office:value="10" calcext:value-type="float">
            <text:p>10</text:p>
          </table:table-cell>
          <table:table-cell office:value-type="float" office:value="-1000" calcext:value-type="float">
            <text:p>-100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2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250.000000</text:p>
          </table:table-cell>
          <table:table-cell office:value-type="string" calcext:value-type="string">
            <text:p>180.000119</text:p>
          </table:table-cell>
          <table:table-cell office:value-type="float" office:value="10" calcext:value-type="float">
            <text:p>10</text:p>
          </table:table-cell>
          <table:table-cell office:value-type="float" office:value="-250" calcext:value-type="float">
            <text:p>-25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2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250.000000</text:p>
          </table:table-cell>
          <table:table-cell office:value-type="string" calcext:value-type="string">
            <text:p>180.000150</text:p>
          </table:table-cell>
          <table:table-cell office:value-type="float" office:value="10" calcext:value-type="float">
            <text:p>10</text:p>
          </table:table-cell>
          <table:table-cell office:value-type="float" office:value="-250" calcext:value-type="float">
            <text:p>-25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5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500.000000</text:p>
          </table:table-cell>
          <table:table-cell office:value-type="string" calcext:value-type="string">
            <text:p>180.000188</text:p>
          </table:table-cell>
          <table:table-cell office:value-type="float" office:value="10" calcext:value-type="float">
            <text:p>10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5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500.000000</text:p>
          </table:table-cell>
          <table:table-cell office:value-type="string" calcext:value-type="string">
            <text:p>180.000242</text:p>
          </table:table-cell>
          <table:table-cell office:value-type="float" office:value="10" calcext:value-type="float">
            <text:p>10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7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750.000000</text:p>
          </table:table-cell>
          <table:table-cell office:value-type="string" calcext:value-type="string">
            <text:p>180.000362</text:p>
          </table:table-cell>
          <table:table-cell office:value-type="float" office:value="10" calcext:value-type="float">
            <text:p>10</text:p>
          </table:table-cell>
          <table:table-cell office:value-type="float" office:value="-750" calcext:value-type="float">
            <text:p>-75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7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750.000000</text:p>
          </table:table-cell>
          <table:table-cell office:value-type="string" calcext:value-type="string">
            <text:p>180.000189</text:p>
          </table:table-cell>
          <table:table-cell office:value-type="float" office:value="10" calcext:value-type="float">
            <text:p>10</text:p>
          </table:table-cell>
          <table:table-cell office:value-type="float" office:value="-750" calcext:value-type="float">
            <text:p>-75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10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1000.000000</text:p>
          </table:table-cell>
          <table:table-cell office:value-type="string" calcext:value-type="string">
            <text:p>180.000514</text:p>
          </table:table-cell>
          <table:table-cell office:value-type="float" office:value="10" calcext:value-type="float">
            <text:p>10</text:p>
          </table:table-cell>
          <table:table-cell office:value-type="float" office:value="-1000" calcext:value-type="float">
            <text:p>-100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10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1000.000000</text:p>
          </table:table-cell>
          <table:table-cell office:value-type="string" calcext:value-type="string">
            <text:p>180.000294</text:p>
          </table:table-cell>
          <table:table-cell office:value-type="float" office:value="10" calcext:value-type="float">
            <text:p>10</text:p>
          </table:table-cell>
          <table:table-cell office:value-type="float" office:value="-1000" calcext:value-type="float">
            <text:p>-100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2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250.000000</text:p>
          </table:table-cell>
          <table:table-cell office:value-type="string" calcext:value-type="string">
            <text:p>180.000190</text:p>
          </table:table-cell>
          <table:table-cell office:value-type="float" office:value="10" calcext:value-type="float">
            <text:p>10</text:p>
          </table:table-cell>
          <table:table-cell office:value-type="float" office:value="-250" calcext:value-type="float">
            <text:p>-25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2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250.000000</text:p>
          </table:table-cell>
          <table:table-cell office:value-type="string" calcext:value-type="string">
            <text:p>180.000191</text:p>
          </table:table-cell>
          <table:table-cell office:value-type="float" office:value="10" calcext:value-type="float">
            <text:p>10</text:p>
          </table:table-cell>
          <table:table-cell office:value-type="float" office:value="-250" calcext:value-type="float">
            <text:p>-25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5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500.000000</text:p>
          </table:table-cell>
          <table:table-cell office:value-type="string" calcext:value-type="string">
            <text:p>180.000169</text:p>
          </table:table-cell>
          <table:table-cell office:value-type="float" office:value="10" calcext:value-type="float">
            <text:p>10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5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500.000000</text:p>
          </table:table-cell>
          <table:table-cell office:value-type="string" calcext:value-type="string">
            <text:p>180.000244</text:p>
          </table:table-cell>
          <table:table-cell office:value-type="float" office:value="10" calcext:value-type="float">
            <text:p>10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7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750.000000</text:p>
          </table:table-cell>
          <table:table-cell office:value-type="string" calcext:value-type="string">
            <text:p>180.000267</text:p>
          </table:table-cell>
          <table:table-cell office:value-type="float" office:value="10" calcext:value-type="float">
            <text:p>10</text:p>
          </table:table-cell>
          <table:table-cell office:value-type="float" office:value="-750" calcext:value-type="float">
            <text:p>-75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7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750.000000</text:p>
          </table:table-cell>
          <table:table-cell office:value-type="string" calcext:value-type="string">
            <text:p>180.000224</text:p>
          </table:table-cell>
          <table:table-cell office:value-type="float" office:value="10" calcext:value-type="float">
            <text:p>10</text:p>
          </table:table-cell>
          <table:table-cell office:value-type="float" office:value="-750" calcext:value-type="float">
            <text:p>-75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10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1000.000000</text:p>
          </table:table-cell>
          <table:table-cell office:value-type="string" calcext:value-type="string">
            <text:p>180.000504</text:p>
          </table:table-cell>
          <table:table-cell office:value-type="float" office:value="10" calcext:value-type="float">
            <text:p>10</text:p>
          </table:table-cell>
          <table:table-cell office:value-type="float" office:value="-1000" calcext:value-type="float">
            <text:p>-100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10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1000.000000</text:p>
          </table:table-cell>
          <table:table-cell office:value-type="string" calcext:value-type="string">
            <text:p>180.000626</text:p>
          </table:table-cell>
          <table:table-cell office:value-type="float" office:value="10" calcext:value-type="float">
            <text:p>10</text:p>
          </table:table-cell>
          <table:table-cell office:value-type="float" office:value="-1000" calcext:value-type="float">
            <text:p>-100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2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250.000000</text:p>
          </table:table-cell>
          <table:table-cell office:value-type="string" calcext:value-type="string">
            <text:p>180.000210</text:p>
          </table:table-cell>
          <table:table-cell office:value-type="float" office:value="10" calcext:value-type="float">
            <text:p>10</text:p>
          </table:table-cell>
          <table:table-cell office:value-type="float" office:value="-250" calcext:value-type="float">
            <text:p>-25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2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250.000000</text:p>
          </table:table-cell>
          <table:table-cell office:value-type="string" calcext:value-type="string">
            <text:p>180.000197</text:p>
          </table:table-cell>
          <table:table-cell office:value-type="float" office:value="10" calcext:value-type="float">
            <text:p>10</text:p>
          </table:table-cell>
          <table:table-cell office:value-type="float" office:value="-250" calcext:value-type="float">
            <text:p>-25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5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500.000000</text:p>
          </table:table-cell>
          <table:table-cell office:value-type="string" calcext:value-type="string">
            <text:p>180.000288</text:p>
          </table:table-cell>
          <table:table-cell office:value-type="float" office:value="10" calcext:value-type="float">
            <text:p>10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5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500.000000</text:p>
          </table:table-cell>
          <table:table-cell office:value-type="string" calcext:value-type="string">
            <text:p>180.000364</text:p>
          </table:table-cell>
          <table:table-cell office:value-type="float" office:value="10" calcext:value-type="float">
            <text:p>10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7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750.000000</text:p>
          </table:table-cell>
          <table:table-cell office:value-type="string" calcext:value-type="string">
            <text:p>180.000508</text:p>
          </table:table-cell>
          <table:table-cell office:value-type="float" office:value="10" calcext:value-type="float">
            <text:p>10</text:p>
          </table:table-cell>
          <table:table-cell office:value-type="float" office:value="-750" calcext:value-type="float">
            <text:p>-75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7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750.000000</text:p>
          </table:table-cell>
          <table:table-cell office:value-type="string" calcext:value-type="string">
            <text:p>180.000429</text:p>
          </table:table-cell>
          <table:table-cell office:value-type="float" office:value="10" calcext:value-type="float">
            <text:p>10</text:p>
          </table:table-cell>
          <table:table-cell office:value-type="float" office:value="-750" calcext:value-type="float">
            <text:p>-75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10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1000.000000</text:p>
          </table:table-cell>
          <table:table-cell office:value-type="string" calcext:value-type="string">
            <text:p>180.000687</text:p>
          </table:table-cell>
          <table:table-cell office:value-type="float" office:value="10" calcext:value-type="float">
            <text:p>10</text:p>
          </table:table-cell>
          <table:table-cell office:value-type="float" office:value="-1000" calcext:value-type="float">
            <text:p>-100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10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1000.000000</text:p>
          </table:table-cell>
          <table:table-cell office:value-type="string" calcext:value-type="string">
            <text:p>180.000452</text:p>
          </table:table-cell>
          <table:table-cell office:value-type="float" office:value="10" calcext:value-type="float">
            <text:p>10</text:p>
          </table:table-cell>
          <table:table-cell office:value-type="float" office:value="-1000" calcext:value-type="float">
            <text:p>-100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2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250.000000</text:p>
          </table:table-cell>
          <table:table-cell office:value-type="string" calcext:value-type="string">
            <text:p>180.000264</text:p>
          </table:table-cell>
          <table:table-cell office:value-type="float" office:value="10" calcext:value-type="float">
            <text:p>10</text:p>
          </table:table-cell>
          <table:table-cell office:value-type="float" office:value="-250" calcext:value-type="float">
            <text:p>-25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2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250.000000</text:p>
          </table:table-cell>
          <table:table-cell office:value-type="string" calcext:value-type="string">
            <text:p>180.000161</text:p>
          </table:table-cell>
          <table:table-cell office:value-type="float" office:value="10" calcext:value-type="float">
            <text:p>10</text:p>
          </table:table-cell>
          <table:table-cell office:value-type="float" office:value="-250" calcext:value-type="float">
            <text:p>-25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5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500.000000</text:p>
          </table:table-cell>
          <table:table-cell office:value-type="string" calcext:value-type="string">
            <text:p>180.000374</text:p>
          </table:table-cell>
          <table:table-cell office:value-type="float" office:value="10" calcext:value-type="float">
            <text:p>10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5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500.000000</text:p>
          </table:table-cell>
          <table:table-cell office:value-type="string" calcext:value-type="string">
            <text:p>180.000353</text:p>
          </table:table-cell>
          <table:table-cell office:value-type="float" office:value="10" calcext:value-type="float">
            <text:p>10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7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750.000000</text:p>
          </table:table-cell>
          <table:table-cell office:value-type="string" calcext:value-type="string">
            <text:p>180.000195</text:p>
          </table:table-cell>
          <table:table-cell office:value-type="float" office:value="10" calcext:value-type="float">
            <text:p>10</text:p>
          </table:table-cell>
          <table:table-cell office:value-type="float" office:value="-750" calcext:value-type="float">
            <text:p>-75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7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750.000000</text:p>
          </table:table-cell>
          <table:table-cell office:value-type="string" calcext:value-type="string">
            <text:p>180.000567</text:p>
          </table:table-cell>
          <table:table-cell office:value-type="float" office:value="10" calcext:value-type="float">
            <text:p>10</text:p>
          </table:table-cell>
          <table:table-cell office:value-type="float" office:value="-750" calcext:value-type="float">
            <text:p>-75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10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1000.000000</text:p>
          </table:table-cell>
          <table:table-cell office:value-type="string" calcext:value-type="string">
            <text:p>180.000365</text:p>
          </table:table-cell>
          <table:table-cell office:value-type="float" office:value="10" calcext:value-type="float">
            <text:p>10</text:p>
          </table:table-cell>
          <table:table-cell office:value-type="float" office:value="-1000" calcext:value-type="float">
            <text:p>-100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10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1000.000000</text:p>
          </table:table-cell>
          <table:table-cell office:value-type="string" calcext:value-type="string">
            <text:p>180.000327</text:p>
          </table:table-cell>
          <table:table-cell office:value-type="float" office:value="10" calcext:value-type="float">
            <text:p>10</text:p>
          </table:table-cell>
          <table:table-cell office:value-type="float" office:value="-1000" calcext:value-type="float">
            <text:p>-100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2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250.000000</text:p>
          </table:table-cell>
          <table:table-cell office:value-type="string" calcext:value-type="string">
            <text:p>180.000125</text:p>
          </table:table-cell>
          <table:table-cell office:value-type="float" office:value="10" calcext:value-type="float">
            <text:p>10</text:p>
          </table:table-cell>
          <table:table-cell office:value-type="float" office:value="-250" calcext:value-type="float">
            <text:p>-25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2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250.000000</text:p>
          </table:table-cell>
          <table:table-cell office:value-type="string" calcext:value-type="string">
            <text:p>180.000157</text:p>
          </table:table-cell>
          <table:table-cell office:value-type="float" office:value="10" calcext:value-type="float">
            <text:p>10</text:p>
          </table:table-cell>
          <table:table-cell office:value-type="float" office:value="-250" calcext:value-type="float">
            <text:p>-25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5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500.000000</text:p>
          </table:table-cell>
          <table:table-cell office:value-type="string" calcext:value-type="string">
            <text:p>180.000198</text:p>
          </table:table-cell>
          <table:table-cell office:value-type="float" office:value="10" calcext:value-type="float">
            <text:p>10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5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500.000000</text:p>
          </table:table-cell>
          <table:table-cell office:value-type="string" calcext:value-type="string">
            <text:p>180.000184</text:p>
          </table:table-cell>
          <table:table-cell office:value-type="float" office:value="10" calcext:value-type="float">
            <text:p>10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7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750.000000</text:p>
          </table:table-cell>
          <table:table-cell office:value-type="string" calcext:value-type="string">
            <text:p>180.000201</text:p>
          </table:table-cell>
          <table:table-cell office:value-type="float" office:value="10" calcext:value-type="float">
            <text:p>10</text:p>
          </table:table-cell>
          <table:table-cell office:value-type="float" office:value="-750" calcext:value-type="float">
            <text:p>-75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7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750.000000</text:p>
          </table:table-cell>
          <table:table-cell office:value-type="string" calcext:value-type="string">
            <text:p>180.000120</text:p>
          </table:table-cell>
          <table:table-cell office:value-type="float" office:value="10" calcext:value-type="float">
            <text:p>10</text:p>
          </table:table-cell>
          <table:table-cell office:value-type="float" office:value="-750" calcext:value-type="float">
            <text:p>-75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921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921.000000</text:p>
          </table:table-cell>
          <table:table-cell office:value-type="string" calcext:value-type="string">
            <text:p>180.000275</text:p>
          </table:table-cell>
          <table:table-cell office:value-type="float" office:value="2" calcext:value-type="float">
            <text:p>2</text:p>
          </table:table-cell>
          <table:table-cell office:value-type="float" office:value="-921" calcext:value-type="float">
            <text:p>-92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10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962.000000</text:p>
          </table:table-cell>
          <table:table-cell office:value-type="string" calcext:value-type="string">
            <text:p>180.000274</text:p>
          </table:table-cell>
          <table:table-cell office:value-type="float" office:value="10" calcext:value-type="float">
            <text:p>10</text:p>
          </table:table-cell>
          <table:table-cell office:value-type="float" office:value="-962" calcext:value-type="float">
            <text:p>-96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2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231.000000</text:p>
          </table:table-cell>
          <table:table-cell office:value-type="string" calcext:value-type="string">
            <text:p>180.000116</text:p>
          </table:table-cell>
          <table:table-cell office:value-type="float" office:value="10" calcext:value-type="float">
            <text:p>10</text:p>
          </table:table-cell>
          <table:table-cell office:value-type="float" office:value="-231" calcext:value-type="float">
            <text:p>-23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2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240.000000</text:p>
          </table:table-cell>
          <table:table-cell office:value-type="string" calcext:value-type="string">
            <text:p>180.000133</text:p>
          </table:table-cell>
          <table:table-cell office:value-type="float" office:value="10" calcext:value-type="float">
            <text:p>10</text:p>
          </table:table-cell>
          <table:table-cell office:value-type="float" office:value="-240" calcext:value-type="float">
            <text:p>-24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5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462.000000</text:p>
          </table:table-cell>
          <table:table-cell office:value-type="string" calcext:value-type="string">
            <text:p>180.000201</text:p>
          </table:table-cell>
          <table:table-cell office:value-type="float" office:value="10" calcext:value-type="float">
            <text:p>10</text:p>
          </table:table-cell>
          <table:table-cell office:value-type="float" office:value="-462" calcext:value-type="float">
            <text:p>-46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5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480.000000</text:p>
          </table:table-cell>
          <table:table-cell office:value-type="string" calcext:value-type="string">
            <text:p>180.000129</text:p>
          </table:table-cell>
          <table:table-cell office:value-type="float" office:value="10" calcext:value-type="float">
            <text:p>10</text:p>
          </table:table-cell>
          <table:table-cell office:value-type="float" office:value="-480" calcext:value-type="float">
            <text:p>-48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7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94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94.000000</text:p>
          </table:table-cell>
          <table:table-cell office:value-type="string" calcext:value-type="string">
            <text:p>180.000167</text:p>
          </table:table-cell>
          <table:table-cell office:value-type="float" office:value="2" calcext:value-type="float">
            <text:p>2</text:p>
          </table:table-cell>
          <table:table-cell office:value-type="float" office:value="-694" calcext:value-type="float">
            <text:p>-69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7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722.000000</text:p>
          </table:table-cell>
          <table:table-cell office:value-type="string" calcext:value-type="string">
            <text:p>180.000267</text:p>
          </table:table-cell>
          <table:table-cell office:value-type="float" office:value="10" calcext:value-type="float">
            <text:p>10</text:p>
          </table:table-cell>
          <table:table-cell office:value-type="float" office:value="-722" calcext:value-type="float">
            <text:p>-72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10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907.000000</text:p>
          </table:table-cell>
          <table:table-cell office:value-type="string" calcext:value-type="string">
            <text:p>180.000325</text:p>
          </table:table-cell>
          <table:table-cell office:value-type="float" office:value="10" calcext:value-type="float">
            <text:p>10</text:p>
          </table:table-cell>
          <table:table-cell office:value-type="float" office:value="-907" calcext:value-type="float">
            <text:p>-90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10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950.000000</text:p>
          </table:table-cell>
          <table:table-cell office:value-type="string" calcext:value-type="string">
            <text:p>180.000215</text:p>
          </table:table-cell>
          <table:table-cell office:value-type="float" office:value="10" calcext:value-type="float">
            <text:p>10</text:p>
          </table:table-cell>
          <table:table-cell office:value-type="float" office:value="-950" calcext:value-type="float">
            <text:p>-95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2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226.000000</text:p>
          </table:table-cell>
          <table:table-cell office:value-type="string" calcext:value-type="string">
            <text:p>180.000146</text:p>
          </table:table-cell>
          <table:table-cell office:value-type="float" office:value="10" calcext:value-type="float">
            <text:p>10</text:p>
          </table:table-cell>
          <table:table-cell office:value-type="float" office:value="-226" calcext:value-type="float">
            <text:p>-226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2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37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37.000000</text:p>
          </table:table-cell>
          <table:table-cell office:value-type="string" calcext:value-type="string">
            <text:p>180.000170</text:p>
          </table:table-cell>
          <table:table-cell office:value-type="float" office:value="2" calcext:value-type="float">
            <text:p>2</text:p>
          </table:table-cell>
          <table:table-cell office:value-type="float" office:value="-237" calcext:value-type="float">
            <text:p>-23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5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53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53.000000</text:p>
          </table:table-cell>
          <table:table-cell office:value-type="string" calcext:value-type="string">
            <text:p>180.000118</text:p>
          </table:table-cell>
          <table:table-cell office:value-type="float" office:value="2" calcext:value-type="float">
            <text:p>2</text:p>
          </table:table-cell>
          <table:table-cell office:value-type="float" office:value="-452" calcext:value-type="float">
            <text:p>-45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5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475.000000</text:p>
          </table:table-cell>
          <table:table-cell office:value-type="string" calcext:value-type="string">
            <text:p>180.000140</text:p>
          </table:table-cell>
          <table:table-cell office:value-type="float" office:value="10" calcext:value-type="float">
            <text:p>10</text:p>
          </table:table-cell>
          <table:table-cell office:value-type="float" office:value="-475" calcext:value-type="float">
            <text:p>-47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7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677.000000</text:p>
          </table:table-cell>
          <table:table-cell office:value-type="string" calcext:value-type="string">
            <text:p>180.000306</text:p>
          </table:table-cell>
          <table:table-cell office:value-type="float" office:value="10" calcext:value-type="float">
            <text:p>10</text:p>
          </table:table-cell>
          <table:table-cell office:value-type="float" office:value="-677" calcext:value-type="float">
            <text:p>-67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7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710.000000</text:p>
          </table:table-cell>
          <table:table-cell office:value-type="string" calcext:value-type="string">
            <text:p>180.000331</text:p>
          </table:table-cell>
          <table:table-cell office:value-type="float" office:value="10" calcext:value-type="float">
            <text:p>10</text:p>
          </table:table-cell>
          <table:table-cell office:value-type="float" office:value="-710" calcext:value-type="float">
            <text:p>-71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89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892.000000</text:p>
          </table:table-cell>
          <table:table-cell office:value-type="string" calcext:value-type="string">
            <text:p>180.000419</text:p>
          </table:table-cell>
          <table:table-cell office:value-type="float" office:value="2" calcext:value-type="float">
            <text:p>2</text:p>
          </table:table-cell>
          <table:table-cell office:value-type="float" office:value="-891" calcext:value-type="float">
            <text:p>-89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10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940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940.000000</text:p>
          </table:table-cell>
          <table:table-cell office:value-type="string" calcext:value-type="string">
            <text:p>180.000331</text:p>
          </table:table-cell>
          <table:table-cell office:value-type="float" office:value="2" calcext:value-type="float">
            <text:p>2</text:p>
          </table:table-cell>
          <table:table-cell office:value-type="float" office:value="-939" calcext:value-type="float">
            <text:p>-939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2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223.000000</text:p>
          </table:table-cell>
          <table:table-cell office:value-type="string" calcext:value-type="string">
            <text:p>180.000159</text:p>
          </table:table-cell>
          <table:table-cell office:value-type="float" office:value="10" calcext:value-type="float">
            <text:p>10</text:p>
          </table:table-cell>
          <table:table-cell office:value-type="float" office:value="-223" calcext:value-type="float">
            <text:p>-22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2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35.912821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35.912821</text:p>
          </table:table-cell>
          <table:table-cell office:value-type="string" calcext:value-type="string">
            <text:p>180.000155</text:p>
          </table:table-cell>
          <table:table-cell office:value-type="float" office:value="2" calcext:value-type="float">
            <text:p>2</text:p>
          </table:table-cell>
          <table:table-cell office:value-type="float" office:value="-235" calcext:value-type="float">
            <text:p>-23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5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48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48.000000</text:p>
          </table:table-cell>
          <table:table-cell office:value-type="string" calcext:value-type="string">
            <text:p>180.000137</text:p>
          </table:table-cell>
          <table:table-cell office:value-type="float" office:value="2" calcext:value-type="float">
            <text:p>2</text:p>
          </table:table-cell>
          <table:table-cell office:value-type="float" office:value="-447" calcext:value-type="float">
            <text:p>-44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5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71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71.000000</text:p>
          </table:table-cell>
          <table:table-cell office:value-type="string" calcext:value-type="string">
            <text:p>180.000159</text:p>
          </table:table-cell>
          <table:table-cell office:value-type="float" office:value="2" calcext:value-type="float">
            <text:p>2</text:p>
          </table:table-cell>
          <table:table-cell office:value-type="float" office:value="-470" calcext:value-type="float">
            <text:p>-47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7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73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73.000000</text:p>
          </table:table-cell>
          <table:table-cell office:value-type="string" calcext:value-type="string">
            <text:p>180.000192</text:p>
          </table:table-cell>
          <table:table-cell office:value-type="float" office:value="2" calcext:value-type="float">
            <text:p>2</text:p>
          </table:table-cell>
          <table:table-cell office:value-type="float" office:value="-672" calcext:value-type="float">
            <text:p>-67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7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705.000000</text:p>
          </table:table-cell>
          <table:table-cell office:value-type="string" calcext:value-type="string">
            <text:p>180.000196</text:p>
          </table:table-cell>
          <table:table-cell office:value-type="float" office:value="10" calcext:value-type="float">
            <text:p>10</text:p>
          </table:table-cell>
          <table:table-cell office:value-type="float" office:value="-705" calcext:value-type="float">
            <text:p>-70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886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886.000000</text:p>
          </table:table-cell>
          <table:table-cell office:value-type="string" calcext:value-type="string">
            <text:p>180.000589</text:p>
          </table:table-cell>
          <table:table-cell office:value-type="float" office:value="2" calcext:value-type="float">
            <text:p>2</text:p>
          </table:table-cell>
          <table:table-cell office:value-type="float" office:value="-886" calcext:value-type="float">
            <text:p>-886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10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933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933.000000</text:p>
          </table:table-cell>
          <table:table-cell office:value-type="string" calcext:value-type="string">
            <text:p>180.000230</text:p>
          </table:table-cell>
          <table:table-cell office:value-type="float" office:value="2" calcext:value-type="float">
            <text:p>2</text:p>
          </table:table-cell>
          <table:table-cell office:value-type="float" office:value="-932" calcext:value-type="float">
            <text:p>-93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2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20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20.000000</text:p>
          </table:table-cell>
          <table:table-cell office:value-type="string" calcext:value-type="string">
            <text:p>180.000222</text:p>
          </table:table-cell>
          <table:table-cell office:value-type="float" office:value="2" calcext:value-type="float">
            <text:p>2</text:p>
          </table:table-cell>
          <table:table-cell office:value-type="float" office:value="-219" calcext:value-type="float">
            <text:p>-219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2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32.03882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32.038823</text:p>
          </table:table-cell>
          <table:table-cell office:value-type="string" calcext:value-type="string">
            <text:p>180.000143</text:p>
          </table:table-cell>
          <table:table-cell office:value-type="float" office:value="2" calcext:value-type="float">
            <text:p>2</text:p>
          </table:table-cell>
          <table:table-cell office:value-type="float" office:value="-231" calcext:value-type="float">
            <text:p>-23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5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43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43.000000</text:p>
          </table:table-cell>
          <table:table-cell office:value-type="string" calcext:value-type="string">
            <text:p>180.000261</text:p>
          </table:table-cell>
          <table:table-cell office:value-type="float" office:value="2" calcext:value-type="float">
            <text:p>2</text:p>
          </table:table-cell>
          <table:table-cell office:value-type="float" office:value="-442" calcext:value-type="float">
            <text:p>-44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5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67.89084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67.890847</text:p>
          </table:table-cell>
          <table:table-cell office:value-type="string" calcext:value-type="string">
            <text:p>180.000189</text:p>
          </table:table-cell>
          <table:table-cell office:value-type="float" office:value="2" calcext:value-type="float">
            <text:p>2</text:p>
          </table:table-cell>
          <table:table-cell office:value-type="float" office:value="-467" calcext:value-type="float">
            <text:p>-46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7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6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62.000000</text:p>
          </table:table-cell>
          <table:table-cell office:value-type="string" calcext:value-type="string">
            <text:p>180.000200</text:p>
          </table:table-cell>
          <table:table-cell office:value-type="float" office:value="2" calcext:value-type="float">
            <text:p>2</text:p>
          </table:table-cell>
          <table:table-cell office:value-type="float" office:value="-661" calcext:value-type="float">
            <text:p>-66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7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701.04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701.040000</text:p>
          </table:table-cell>
          <table:table-cell office:value-type="string" calcext:value-type="string">
            <text:p>180.000334</text:p>
          </table:table-cell>
          <table:table-cell office:value-type="float" office:value="2" calcext:value-type="float">
            <text:p>2</text:p>
          </table:table-cell>
          <table:table-cell office:value-type="float" office:value="-700" calcext:value-type="float">
            <text:p>-70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10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967.000000</text:p>
          </table:table-cell>
          <table:table-cell office:value-type="string" calcext:value-type="string">
            <text:p>180.000124</text:p>
          </table:table-cell>
          <table:table-cell office:value-type="float" office:value="10" calcext:value-type="float">
            <text:p>10</text:p>
          </table:table-cell>
          <table:table-cell office:value-type="float" office:value="-967" calcext:value-type="float">
            <text:p>-96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10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984.000000</text:p>
          </table:table-cell>
          <table:table-cell office:value-type="string" calcext:value-type="string">
            <text:p>180.000213</text:p>
          </table:table-cell>
          <table:table-cell office:value-type="float" office:value="10" calcext:value-type="float">
            <text:p>10</text:p>
          </table:table-cell>
          <table:table-cell office:value-type="float" office:value="-984" calcext:value-type="float">
            <text:p>-98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2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241.000000</text:p>
          </table:table-cell>
          <table:table-cell office:value-type="string" calcext:value-type="string">
            <text:p>180.000127</text:p>
          </table:table-cell>
          <table:table-cell office:value-type="float" office:value="10" calcext:value-type="float">
            <text:p>10</text:p>
          </table:table-cell>
          <table:table-cell office:value-type="float" office:value="-241" calcext:value-type="float">
            <text:p>-24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2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247.000000</text:p>
          </table:table-cell>
          <table:table-cell office:value-type="string" calcext:value-type="string">
            <text:p>180.000127</text:p>
          </table:table-cell>
          <table:table-cell office:value-type="float" office:value="10" calcext:value-type="float">
            <text:p>10</text:p>
          </table:table-cell>
          <table:table-cell office:value-type="float" office:value="-247" calcext:value-type="float">
            <text:p>-24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5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481.000000</text:p>
          </table:table-cell>
          <table:table-cell office:value-type="string" calcext:value-type="string">
            <text:p>180.000149</text:p>
          </table:table-cell>
          <table:table-cell office:value-type="float" office:value="10" calcext:value-type="float">
            <text:p>10</text:p>
          </table:table-cell>
          <table:table-cell office:value-type="float" office:value="-481" calcext:value-type="float">
            <text:p>-48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5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493.000000</text:p>
          </table:table-cell>
          <table:table-cell office:value-type="string" calcext:value-type="string">
            <text:p>180.000179</text:p>
          </table:table-cell>
          <table:table-cell office:value-type="float" office:value="10" calcext:value-type="float">
            <text:p>10</text:p>
          </table:table-cell>
          <table:table-cell office:value-type="float" office:value="-493" calcext:value-type="float">
            <text:p>-49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7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723.000000</text:p>
          </table:table-cell>
          <table:table-cell office:value-type="string" calcext:value-type="string">
            <text:p>180.000154</text:p>
          </table:table-cell>
          <table:table-cell office:value-type="float" office:value="10" calcext:value-type="float">
            <text:p>10</text:p>
          </table:table-cell>
          <table:table-cell office:value-type="float" office:value="-723" calcext:value-type="float">
            <text:p>-72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7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734.000000</text:p>
          </table:table-cell>
          <table:table-cell office:value-type="string" calcext:value-type="string">
            <text:p>180.000232</text:p>
          </table:table-cell>
          <table:table-cell office:value-type="float" office:value="10" calcext:value-type="float">
            <text:p>10</text:p>
          </table:table-cell>
          <table:table-cell office:value-type="float" office:value="-734" calcext:value-type="float">
            <text:p>-73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</table:table>
      <table:table table:name="resultados" table:style-name="ta1">
        <table:table-column table:style-name="co13" table:number-columns-repeated="12" table:default-cell-style-name="Default"/>
        <table:table-row table:style-name="ro1">
          <table:table-cell table:formula="of:=[global.A1]" office:value-type="string" office:string-value="frac" calcext:value-type="string">
            <text:p>frac</text:p>
          </table:table-cell>
          <table:table-cell table:formula="of:=[global.B1]" office:value-type="string" office:string-value="inteiras" calcext:value-type="string">
            <text:p>inteiras</text:p>
          </table:table-cell>
          <table:table-cell table:formula="of:=[global.C1]" office:value-type="string" office:string-value="filename" calcext:value-type="string">
            <text:p>filename</text:p>
          </table:table-cell>
          <table:table-cell table:formula="of:=[global.D1]" office:value-type="string" office:string-value="nodes" calcext:value-type="string">
            <text:p>nodes</text:p>
          </table:table-cell>
          <table:table-cell table:formula="of:=[global.E1]" office:value-type="string" office:string-value="lb" calcext:value-type="string">
            <text:p>lb</text:p>
          </table:table-cell>
          <table:table-cell table:formula="of:=[global.F1]" office:value-type="string" office:string-value="ub" calcext:value-type="string">
            <text:p>ub</text:p>
          </table:table-cell>
          <table:table-cell table:formula="of:=[global.G1]" office:value-type="string" office:string-value="root" calcext:value-type="string">
            <text:p>root</text:p>
          </table:table-cell>
          <table:table-cell table:formula="of:=[global.H1]" office:value-type="string" office:string-value="time" calcext:value-type="string">
            <text:p>time</text:p>
          </table:table-cell>
          <table:table-cell table:number-columns-repeated="4"/>
        </table:table-row>
        <table:table-row table:style-name="ro1">
          <table:table-cell table:formula="of:=[global.A2]" office:value-type="string" office:string-value="rand-20-10-10-1000-1.dssp" calcext:value-type="string">
            <text:p>rand-20-10-10-1000-1.dssp</text:p>
          </table:table-cell>
          <table:table-cell table:formula="of:=[global.B2]" office:value-type="float" office:value="1" calcext:value-type="float">
            <text:p>1</text:p>
          </table:table-cell>
          <table:table-cell table:formula="of:=[global.C2]" office:value-type="string" office:string-value="-1000.000000" calcext:value-type="string">
            <text:p>-1000.000000</text:p>
          </table:table-cell>
          <table:table-cell table:formula="of:=[global.D2]" office:value-type="string" office:string-value="-1000.000000" calcext:value-type="string">
            <text:p>-1000.000000</text:p>
          </table:table-cell>
          <table:table-cell table:formula="of:=[global.E2]" office:value-type="string" office:string-value="-1000.000000" calcext:value-type="string">
            <text:p>-1000.000000</text:p>
          </table:table-cell>
          <table:table-cell table:formula="of:=[global.F2]" office:value-type="string" office:string-value="0.101385" calcext:value-type="string">
            <text:p>0.101385</text:p>
          </table:table-cell>
          <table:table-cell table:formula="of:=[global.G2]" office:value-type="float" office:value="10" calcext:value-type="float">
            <text:p>10</text:p>
          </table:table-cell>
          <table:table-cell table:formula="of:=[global.H2]" office:value-type="string" office:string-value="NONE" calcext:value-type="string">
            <text:p>NONE</text:p>
          </table:table-cell>
          <table:table-cell table:formula="of:=[ra.I2]" office:value-type="float" office:value="-1000" calcext:value-type="float">
            <text:p>-1000</text:p>
          </table:table-cell>
          <table:table-cell table:formula="of:=[vns.H2]" office:value-type="float" office:value="-1000" calcext:value-type="float">
            <text:p>-1000</text:p>
          </table:table-cell>
          <table:table-cell table:formula="of:=[.I2]-[.J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3]" office:value-type="string" office:string-value="rand-20-10-10-1000-2.dssp" calcext:value-type="string">
            <text:p>rand-20-10-10-1000-2.dssp</text:p>
          </table:table-cell>
          <table:table-cell table:formula="of:=[global.B3]" office:value-type="float" office:value="1" calcext:value-type="float">
            <text:p>1</text:p>
          </table:table-cell>
          <table:table-cell table:formula="of:=[global.C3]" office:value-type="string" office:string-value="-1000.000000" calcext:value-type="string">
            <text:p>-1000.000000</text:p>
          </table:table-cell>
          <table:table-cell table:formula="of:=[global.D3]" office:value-type="string" office:string-value="-1000.000000" calcext:value-type="string">
            <text:p>-1000.000000</text:p>
          </table:table-cell>
          <table:table-cell table:formula="of:=[global.E3]" office:value-type="string" office:string-value="-1000.000000" calcext:value-type="string">
            <text:p>-1000.000000</text:p>
          </table:table-cell>
          <table:table-cell table:formula="of:=[global.F3]" office:value-type="string" office:string-value="0.101995" calcext:value-type="string">
            <text:p>0.101995</text:p>
          </table:table-cell>
          <table:table-cell table:formula="of:=[global.G3]" office:value-type="float" office:value="10" calcext:value-type="float">
            <text:p>10</text:p>
          </table:table-cell>
          <table:table-cell table:formula="of:=[global.H3]" office:value-type="string" office:string-value="NONE" calcext:value-type="string">
            <text:p>NONE</text:p>
          </table:table-cell>
          <table:table-cell table:formula="of:=[ra.I3]" office:value-type="float" office:value="-1000" calcext:value-type="float">
            <text:p>-1000</text:p>
          </table:table-cell>
          <table:table-cell table:formula="of:=[vns.H3]" office:value-type="float" office:value="-1000" calcext:value-type="float">
            <text:p>-1000</text:p>
          </table:table-cell>
          <table:table-cell table:formula="of:=[.I3]-[.J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4]" office:value-type="string" office:string-value="rand-20-10-10-250-1.dssp" calcext:value-type="string">
            <text:p>rand-20-10-10-250-1.dssp</text:p>
          </table:table-cell>
          <table:table-cell table:formula="of:=[global.B4]" office:value-type="float" office:value="1" calcext:value-type="float">
            <text:p>1</text:p>
          </table:table-cell>
          <table:table-cell table:formula="of:=[global.C4]" office:value-type="string" office:string-value="-250.000000" calcext:value-type="string">
            <text:p>-250.000000</text:p>
          </table:table-cell>
          <table:table-cell table:formula="of:=[global.D4]" office:value-type="string" office:string-value="-250.000000" calcext:value-type="string">
            <text:p>-250.000000</text:p>
          </table:table-cell>
          <table:table-cell table:formula="of:=[global.E4]" office:value-type="string" office:string-value="-250.000000" calcext:value-type="string">
            <text:p>-250.000000</text:p>
          </table:table-cell>
          <table:table-cell table:formula="of:=[global.F4]" office:value-type="string" office:string-value="0.023885" calcext:value-type="string">
            <text:p>0.023885</text:p>
          </table:table-cell>
          <table:table-cell table:formula="of:=[global.G4]" office:value-type="float" office:value="10" calcext:value-type="float">
            <text:p>10</text:p>
          </table:table-cell>
          <table:table-cell table:formula="of:=[global.H4]" office:value-type="string" office:string-value="NONE" calcext:value-type="string">
            <text:p>NONE</text:p>
          </table:table-cell>
          <table:table-cell table:formula="of:=[ra.I4]" office:value-type="float" office:value="-250" calcext:value-type="float">
            <text:p>-250</text:p>
          </table:table-cell>
          <table:table-cell table:formula="of:=[vns.H4]" office:value-type="float" office:value="-250" calcext:value-type="float">
            <text:p>-250</text:p>
          </table:table-cell>
          <table:table-cell table:formula="of:=[.I4]-[.J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5]" office:value-type="string" office:string-value="rand-20-10-10-250-2.dssp" calcext:value-type="string">
            <text:p>rand-20-10-10-250-2.dssp</text:p>
          </table:table-cell>
          <table:table-cell table:formula="of:=[global.B5]" office:value-type="float" office:value="1" calcext:value-type="float">
            <text:p>1</text:p>
          </table:table-cell>
          <table:table-cell table:formula="of:=[global.C5]" office:value-type="string" office:string-value="-250.000000" calcext:value-type="string">
            <text:p>-250.000000</text:p>
          </table:table-cell>
          <table:table-cell table:formula="of:=[global.D5]" office:value-type="string" office:string-value="-250.000000" calcext:value-type="string">
            <text:p>-250.000000</text:p>
          </table:table-cell>
          <table:table-cell table:formula="of:=[global.E5]" office:value-type="string" office:string-value="-250.000000" calcext:value-type="string">
            <text:p>-250.000000</text:p>
          </table:table-cell>
          <table:table-cell table:formula="of:=[global.F5]" office:value-type="string" office:string-value="0.023809" calcext:value-type="string">
            <text:p>0.023809</text:p>
          </table:table-cell>
          <table:table-cell table:formula="of:=[global.G5]" office:value-type="float" office:value="10" calcext:value-type="float">
            <text:p>10</text:p>
          </table:table-cell>
          <table:table-cell table:formula="of:=[global.H5]" office:value-type="string" office:string-value="NONE" calcext:value-type="string">
            <text:p>NONE</text:p>
          </table:table-cell>
          <table:table-cell table:formula="of:=[ra.I5]" office:value-type="float" office:value="-250" calcext:value-type="float">
            <text:p>-250</text:p>
          </table:table-cell>
          <table:table-cell table:formula="of:=[vns.H5]" office:value-type="float" office:value="-250" calcext:value-type="float">
            <text:p>-250</text:p>
          </table:table-cell>
          <table:table-cell table:formula="of:=[.I5]-[.J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6]" office:value-type="string" office:string-value="rand-20-10-10-500-1.dssp" calcext:value-type="string">
            <text:p>rand-20-10-10-500-1.dssp</text:p>
          </table:table-cell>
          <table:table-cell table:formula="of:=[global.B6]" office:value-type="float" office:value="1" calcext:value-type="float">
            <text:p>1</text:p>
          </table:table-cell>
          <table:table-cell table:formula="of:=[global.C6]" office:value-type="string" office:string-value="-500.000000" calcext:value-type="string">
            <text:p>-500.000000</text:p>
          </table:table-cell>
          <table:table-cell table:formula="of:=[global.D6]" office:value-type="string" office:string-value="-500.000000" calcext:value-type="string">
            <text:p>-500.000000</text:p>
          </table:table-cell>
          <table:table-cell table:formula="of:=[global.E6]" office:value-type="string" office:string-value="-500.000000" calcext:value-type="string">
            <text:p>-500.000000</text:p>
          </table:table-cell>
          <table:table-cell table:formula="of:=[global.F6]" office:value-type="string" office:string-value="0.047857" calcext:value-type="string">
            <text:p>0.047857</text:p>
          </table:table-cell>
          <table:table-cell table:formula="of:=[global.G6]" office:value-type="float" office:value="10" calcext:value-type="float">
            <text:p>10</text:p>
          </table:table-cell>
          <table:table-cell table:formula="of:=[global.H6]" office:value-type="string" office:string-value="NONE" calcext:value-type="string">
            <text:p>NONE</text:p>
          </table:table-cell>
          <table:table-cell table:formula="of:=[ra.I6]" office:value-type="float" office:value="-500" calcext:value-type="float">
            <text:p>-500</text:p>
          </table:table-cell>
          <table:table-cell table:formula="of:=[vns.H6]" office:value-type="float" office:value="-500" calcext:value-type="float">
            <text:p>-500</text:p>
          </table:table-cell>
          <table:table-cell table:formula="of:=[.I6]-[.J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7]" office:value-type="string" office:string-value="rand-20-10-10-500-2.dssp" calcext:value-type="string">
            <text:p>rand-20-10-10-500-2.dssp</text:p>
          </table:table-cell>
          <table:table-cell table:formula="of:=[global.B7]" office:value-type="float" office:value="1" calcext:value-type="float">
            <text:p>1</text:p>
          </table:table-cell>
          <table:table-cell table:formula="of:=[global.C7]" office:value-type="string" office:string-value="-500.000000" calcext:value-type="string">
            <text:p>-500.000000</text:p>
          </table:table-cell>
          <table:table-cell table:formula="of:=[global.D7]" office:value-type="string" office:string-value="-500.000000" calcext:value-type="string">
            <text:p>-500.000000</text:p>
          </table:table-cell>
          <table:table-cell table:formula="of:=[global.E7]" office:value-type="string" office:string-value="-500.000000" calcext:value-type="string">
            <text:p>-500.000000</text:p>
          </table:table-cell>
          <table:table-cell table:formula="of:=[global.F7]" office:value-type="string" office:string-value="0.047624" calcext:value-type="string">
            <text:p>0.047624</text:p>
          </table:table-cell>
          <table:table-cell table:formula="of:=[global.G7]" office:value-type="float" office:value="10" calcext:value-type="float">
            <text:p>10</text:p>
          </table:table-cell>
          <table:table-cell table:formula="of:=[global.H7]" office:value-type="string" office:string-value="NONE" calcext:value-type="string">
            <text:p>NONE</text:p>
          </table:table-cell>
          <table:table-cell table:formula="of:=[ra.I7]" office:value-type="float" office:value="-500" calcext:value-type="float">
            <text:p>-500</text:p>
          </table:table-cell>
          <table:table-cell table:formula="of:=[vns.H7]" office:value-type="float" office:value="-500" calcext:value-type="float">
            <text:p>-500</text:p>
          </table:table-cell>
          <table:table-cell table:formula="of:=[.I7]-[.J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8]" office:value-type="string" office:string-value="rand-20-10-10-750-1.dssp" calcext:value-type="string">
            <text:p>rand-20-10-10-750-1.dssp</text:p>
          </table:table-cell>
          <table:table-cell table:formula="of:=[global.B8]" office:value-type="float" office:value="1" calcext:value-type="float">
            <text:p>1</text:p>
          </table:table-cell>
          <table:table-cell table:formula="of:=[global.C8]" office:value-type="string" office:string-value="-750.000000" calcext:value-type="string">
            <text:p>-750.000000</text:p>
          </table:table-cell>
          <table:table-cell table:formula="of:=[global.D8]" office:value-type="string" office:string-value="-750.000000" calcext:value-type="string">
            <text:p>-750.000000</text:p>
          </table:table-cell>
          <table:table-cell table:formula="of:=[global.E8]" office:value-type="string" office:string-value="-750.000000" calcext:value-type="string">
            <text:p>-750.000000</text:p>
          </table:table-cell>
          <table:table-cell table:formula="of:=[global.F8]" office:value-type="string" office:string-value="0.073735" calcext:value-type="string">
            <text:p>0.073735</text:p>
          </table:table-cell>
          <table:table-cell table:formula="of:=[global.G8]" office:value-type="float" office:value="10" calcext:value-type="float">
            <text:p>10</text:p>
          </table:table-cell>
          <table:table-cell table:formula="of:=[global.H8]" office:value-type="string" office:string-value="NONE" calcext:value-type="string">
            <text:p>NONE</text:p>
          </table:table-cell>
          <table:table-cell table:formula="of:=[ra.I8]" office:value-type="float" office:value="-750" calcext:value-type="float">
            <text:p>-750</text:p>
          </table:table-cell>
          <table:table-cell table:formula="of:=[vns.H8]" office:value-type="float" office:value="-750" calcext:value-type="float">
            <text:p>-750</text:p>
          </table:table-cell>
          <table:table-cell table:formula="of:=[.I8]-[.J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9]" office:value-type="string" office:string-value="rand-20-10-10-750-2.dssp" calcext:value-type="string">
            <text:p>rand-20-10-10-750-2.dssp</text:p>
          </table:table-cell>
          <table:table-cell table:formula="of:=[global.B9]" office:value-type="float" office:value="1" calcext:value-type="float">
            <text:p>1</text:p>
          </table:table-cell>
          <table:table-cell table:formula="of:=[global.C9]" office:value-type="string" office:string-value="-750.000000" calcext:value-type="string">
            <text:p>-750.000000</text:p>
          </table:table-cell>
          <table:table-cell table:formula="of:=[global.D9]" office:value-type="string" office:string-value="-750.000000" calcext:value-type="string">
            <text:p>-750.000000</text:p>
          </table:table-cell>
          <table:table-cell table:formula="of:=[global.E9]" office:value-type="string" office:string-value="-750.000000" calcext:value-type="string">
            <text:p>-750.000000</text:p>
          </table:table-cell>
          <table:table-cell table:formula="of:=[global.F9]" office:value-type="string" office:string-value="0.071136" calcext:value-type="string">
            <text:p>0.071136</text:p>
          </table:table-cell>
          <table:table-cell table:formula="of:=[global.G9]" office:value-type="float" office:value="10" calcext:value-type="float">
            <text:p>10</text:p>
          </table:table-cell>
          <table:table-cell table:formula="of:=[global.H9]" office:value-type="string" office:string-value="NONE" calcext:value-type="string">
            <text:p>NONE</text:p>
          </table:table-cell>
          <table:table-cell table:formula="of:=[ra.I9]" office:value-type="float" office:value="-750" calcext:value-type="float">
            <text:p>-750</text:p>
          </table:table-cell>
          <table:table-cell table:formula="of:=[vns.H9]" office:value-type="float" office:value="-750" calcext:value-type="float">
            <text:p>-750</text:p>
          </table:table-cell>
          <table:table-cell table:formula="of:=[.I9]-[.J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10]" office:value-type="string" office:string-value="rand-20-15-15-1000-1.dssp" calcext:value-type="string">
            <text:p>rand-20-15-15-1000-1.dssp</text:p>
          </table:table-cell>
          <table:table-cell table:formula="of:=[global.B10]" office:value-type="float" office:value="1" calcext:value-type="float">
            <text:p>1</text:p>
          </table:table-cell>
          <table:table-cell table:formula="of:=[global.C10]" office:value-type="string" office:string-value="-1000.000000" calcext:value-type="string">
            <text:p>-1000.000000</text:p>
          </table:table-cell>
          <table:table-cell table:formula="of:=[global.D10]" office:value-type="string" office:string-value="-1000.000000" calcext:value-type="string">
            <text:p>-1000.000000</text:p>
          </table:table-cell>
          <table:table-cell table:formula="of:=[global.E10]" office:value-type="string" office:string-value="-1000.000000" calcext:value-type="string">
            <text:p>-1000.000000</text:p>
          </table:table-cell>
          <table:table-cell table:formula="of:=[global.F10]" office:value-type="string" office:string-value="0.107538" calcext:value-type="string">
            <text:p>0.107538</text:p>
          </table:table-cell>
          <table:table-cell table:formula="of:=[global.G10]" office:value-type="float" office:value="10" calcext:value-type="float">
            <text:p>10</text:p>
          </table:table-cell>
          <table:table-cell table:formula="of:=[global.H10]" office:value-type="string" office:string-value="NONE" calcext:value-type="string">
            <text:p>NONE</text:p>
          </table:table-cell>
          <table:table-cell table:formula="of:=[ra.I10]" office:value-type="float" office:value="-1000" calcext:value-type="float">
            <text:p>-1000</text:p>
          </table:table-cell>
          <table:table-cell table:formula="of:=[vns.H10]" office:value-type="float" office:value="-1000" calcext:value-type="float">
            <text:p>-1000</text:p>
          </table:table-cell>
          <table:table-cell table:formula="of:=[.I10]-[.J1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11]" office:value-type="string" office:string-value="rand-20-15-15-1000-2.dssp" calcext:value-type="string">
            <text:p>rand-20-15-15-1000-2.dssp</text:p>
          </table:table-cell>
          <table:table-cell table:formula="of:=[global.B11]" office:value-type="float" office:value="1" calcext:value-type="float">
            <text:p>1</text:p>
          </table:table-cell>
          <table:table-cell table:formula="of:=[global.C11]" office:value-type="string" office:string-value="-1000.000000" calcext:value-type="string">
            <text:p>-1000.000000</text:p>
          </table:table-cell>
          <table:table-cell table:formula="of:=[global.D11]" office:value-type="string" office:string-value="-1000.000000" calcext:value-type="string">
            <text:p>-1000.000000</text:p>
          </table:table-cell>
          <table:table-cell table:formula="of:=[global.E11]" office:value-type="string" office:string-value="-1000.000000" calcext:value-type="string">
            <text:p>-1000.000000</text:p>
          </table:table-cell>
          <table:table-cell table:formula="of:=[global.F11]" office:value-type="string" office:string-value="0.107474" calcext:value-type="string">
            <text:p>0.107474</text:p>
          </table:table-cell>
          <table:table-cell table:formula="of:=[global.G11]" office:value-type="float" office:value="10" calcext:value-type="float">
            <text:p>10</text:p>
          </table:table-cell>
          <table:table-cell table:formula="of:=[global.H11]" office:value-type="string" office:string-value="NONE" calcext:value-type="string">
            <text:p>NONE</text:p>
          </table:table-cell>
          <table:table-cell table:formula="of:=[ra.I11]" office:value-type="float" office:value="-1000" calcext:value-type="float">
            <text:p>-1000</text:p>
          </table:table-cell>
          <table:table-cell table:formula="of:=[vns.H11]" office:value-type="float" office:value="-1000" calcext:value-type="float">
            <text:p>-1000</text:p>
          </table:table-cell>
          <table:table-cell table:formula="of:=[.I11]-[.J1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12]" office:value-type="string" office:string-value="rand-20-15-15-250-1.dssp" calcext:value-type="string">
            <text:p>rand-20-15-15-250-1.dssp</text:p>
          </table:table-cell>
          <table:table-cell table:formula="of:=[global.B12]" office:value-type="float" office:value="1" calcext:value-type="float">
            <text:p>1</text:p>
          </table:table-cell>
          <table:table-cell table:formula="of:=[global.C12]" office:value-type="string" office:string-value="-250.000000" calcext:value-type="string">
            <text:p>-250.000000</text:p>
          </table:table-cell>
          <table:table-cell table:formula="of:=[global.D12]" office:value-type="string" office:string-value="-250.000000" calcext:value-type="string">
            <text:p>-250.000000</text:p>
          </table:table-cell>
          <table:table-cell table:formula="of:=[global.E12]" office:value-type="string" office:string-value="-250.000000" calcext:value-type="string">
            <text:p>-250.000000</text:p>
          </table:table-cell>
          <table:table-cell table:formula="of:=[global.F12]" office:value-type="string" office:string-value="0.025298" calcext:value-type="string">
            <text:p>0.025298</text:p>
          </table:table-cell>
          <table:table-cell table:formula="of:=[global.G12]" office:value-type="float" office:value="10" calcext:value-type="float">
            <text:p>10</text:p>
          </table:table-cell>
          <table:table-cell table:formula="of:=[global.H12]" office:value-type="string" office:string-value="NONE" calcext:value-type="string">
            <text:p>NONE</text:p>
          </table:table-cell>
          <table:table-cell table:formula="of:=[ra.I12]" office:value-type="float" office:value="-250" calcext:value-type="float">
            <text:p>-250</text:p>
          </table:table-cell>
          <table:table-cell table:formula="of:=[vns.H12]" office:value-type="float" office:value="-250" calcext:value-type="float">
            <text:p>-250</text:p>
          </table:table-cell>
          <table:table-cell table:formula="of:=[.I12]-[.J1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13]" office:value-type="string" office:string-value="rand-20-15-15-250-2.dssp" calcext:value-type="string">
            <text:p>rand-20-15-15-250-2.dssp</text:p>
          </table:table-cell>
          <table:table-cell table:formula="of:=[global.B13]" office:value-type="float" office:value="1" calcext:value-type="float">
            <text:p>1</text:p>
          </table:table-cell>
          <table:table-cell table:formula="of:=[global.C13]" office:value-type="string" office:string-value="-250.000000" calcext:value-type="string">
            <text:p>-250.000000</text:p>
          </table:table-cell>
          <table:table-cell table:formula="of:=[global.D13]" office:value-type="string" office:string-value="-250.000000" calcext:value-type="string">
            <text:p>-250.000000</text:p>
          </table:table-cell>
          <table:table-cell table:formula="of:=[global.E13]" office:value-type="string" office:string-value="-250.000000" calcext:value-type="string">
            <text:p>-250.000000</text:p>
          </table:table-cell>
          <table:table-cell table:formula="of:=[global.F13]" office:value-type="string" office:string-value="0.025060" calcext:value-type="string">
            <text:p>0.025060</text:p>
          </table:table-cell>
          <table:table-cell table:formula="of:=[global.G13]" office:value-type="float" office:value="10" calcext:value-type="float">
            <text:p>10</text:p>
          </table:table-cell>
          <table:table-cell table:formula="of:=[global.H13]" office:value-type="string" office:string-value="NONE" calcext:value-type="string">
            <text:p>NONE</text:p>
          </table:table-cell>
          <table:table-cell table:formula="of:=[ra.I13]" office:value-type="float" office:value="-250" calcext:value-type="float">
            <text:p>-250</text:p>
          </table:table-cell>
          <table:table-cell table:formula="of:=[vns.H13]" office:value-type="float" office:value="-250" calcext:value-type="float">
            <text:p>-250</text:p>
          </table:table-cell>
          <table:table-cell table:formula="of:=[.I13]-[.J1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14]" office:value-type="string" office:string-value="rand-20-15-15-500-1.dssp" calcext:value-type="string">
            <text:p>rand-20-15-15-500-1.dssp</text:p>
          </table:table-cell>
          <table:table-cell table:formula="of:=[global.B14]" office:value-type="float" office:value="1" calcext:value-type="float">
            <text:p>1</text:p>
          </table:table-cell>
          <table:table-cell table:formula="of:=[global.C14]" office:value-type="string" office:string-value="-500.000000" calcext:value-type="string">
            <text:p>-500.000000</text:p>
          </table:table-cell>
          <table:table-cell table:formula="of:=[global.D14]" office:value-type="string" office:string-value="-500.000000" calcext:value-type="string">
            <text:p>-500.000000</text:p>
          </table:table-cell>
          <table:table-cell table:formula="of:=[global.E14]" office:value-type="string" office:string-value="-500.000000" calcext:value-type="string">
            <text:p>-500.000000</text:p>
          </table:table-cell>
          <table:table-cell table:formula="of:=[global.F14]" office:value-type="string" office:string-value="0.050570" calcext:value-type="string">
            <text:p>0.050570</text:p>
          </table:table-cell>
          <table:table-cell table:formula="of:=[global.G14]" office:value-type="float" office:value="10" calcext:value-type="float">
            <text:p>10</text:p>
          </table:table-cell>
          <table:table-cell table:formula="of:=[global.H14]" office:value-type="string" office:string-value="NONE" calcext:value-type="string">
            <text:p>NONE</text:p>
          </table:table-cell>
          <table:table-cell table:formula="of:=[ra.I14]" office:value-type="float" office:value="-500" calcext:value-type="float">
            <text:p>-500</text:p>
          </table:table-cell>
          <table:table-cell table:formula="of:=[vns.H14]" office:value-type="float" office:value="-500" calcext:value-type="float">
            <text:p>-500</text:p>
          </table:table-cell>
          <table:table-cell table:formula="of:=[.I14]-[.J1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15]" office:value-type="string" office:string-value="rand-20-15-15-500-2.dssp" calcext:value-type="string">
            <text:p>rand-20-15-15-500-2.dssp</text:p>
          </table:table-cell>
          <table:table-cell table:formula="of:=[global.B15]" office:value-type="float" office:value="1" calcext:value-type="float">
            <text:p>1</text:p>
          </table:table-cell>
          <table:table-cell table:formula="of:=[global.C15]" office:value-type="string" office:string-value="-500.000000" calcext:value-type="string">
            <text:p>-500.000000</text:p>
          </table:table-cell>
          <table:table-cell table:formula="of:=[global.D15]" office:value-type="string" office:string-value="-500.000000" calcext:value-type="string">
            <text:p>-500.000000</text:p>
          </table:table-cell>
          <table:table-cell table:formula="of:=[global.E15]" office:value-type="string" office:string-value="-500.000000" calcext:value-type="string">
            <text:p>-500.000000</text:p>
          </table:table-cell>
          <table:table-cell table:formula="of:=[global.F15]" office:value-type="string" office:string-value="0.050412" calcext:value-type="string">
            <text:p>0.050412</text:p>
          </table:table-cell>
          <table:table-cell table:formula="of:=[global.G15]" office:value-type="float" office:value="10" calcext:value-type="float">
            <text:p>10</text:p>
          </table:table-cell>
          <table:table-cell table:formula="of:=[global.H15]" office:value-type="string" office:string-value="NONE" calcext:value-type="string">
            <text:p>NONE</text:p>
          </table:table-cell>
          <table:table-cell table:formula="of:=[ra.I15]" office:value-type="float" office:value="-500" calcext:value-type="float">
            <text:p>-500</text:p>
          </table:table-cell>
          <table:table-cell table:formula="of:=[vns.H15]" office:value-type="float" office:value="-500" calcext:value-type="float">
            <text:p>-500</text:p>
          </table:table-cell>
          <table:table-cell table:formula="of:=[.I15]-[.J1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16]" office:value-type="string" office:string-value="rand-20-15-15-750-1.dssp" calcext:value-type="string">
            <text:p>rand-20-15-15-750-1.dssp</text:p>
          </table:table-cell>
          <table:table-cell table:formula="of:=[global.B16]" office:value-type="float" office:value="1" calcext:value-type="float">
            <text:p>1</text:p>
          </table:table-cell>
          <table:table-cell table:formula="of:=[global.C16]" office:value-type="string" office:string-value="-750.000000" calcext:value-type="string">
            <text:p>-750.000000</text:p>
          </table:table-cell>
          <table:table-cell table:formula="of:=[global.D16]" office:value-type="string" office:string-value="-750.000000" calcext:value-type="string">
            <text:p>-750.000000</text:p>
          </table:table-cell>
          <table:table-cell table:formula="of:=[global.E16]" office:value-type="string" office:string-value="-750.000000" calcext:value-type="string">
            <text:p>-750.000000</text:p>
          </table:table-cell>
          <table:table-cell table:formula="of:=[global.F16]" office:value-type="string" office:string-value="0.078540" calcext:value-type="string">
            <text:p>0.078540</text:p>
          </table:table-cell>
          <table:table-cell table:formula="of:=[global.G16]" office:value-type="float" office:value="10" calcext:value-type="float">
            <text:p>10</text:p>
          </table:table-cell>
          <table:table-cell table:formula="of:=[global.H16]" office:value-type="string" office:string-value="NONE" calcext:value-type="string">
            <text:p>NONE</text:p>
          </table:table-cell>
          <table:table-cell table:formula="of:=[ra.I16]" office:value-type="float" office:value="-750" calcext:value-type="float">
            <text:p>-750</text:p>
          </table:table-cell>
          <table:table-cell table:formula="of:=[vns.H16]" office:value-type="float" office:value="-750" calcext:value-type="float">
            <text:p>-750</text:p>
          </table:table-cell>
          <table:table-cell table:formula="of:=[.I16]-[.J1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17]" office:value-type="string" office:string-value="rand-20-15-15-750-2.dssp" calcext:value-type="string">
            <text:p>rand-20-15-15-750-2.dssp</text:p>
          </table:table-cell>
          <table:table-cell table:formula="of:=[global.B17]" office:value-type="float" office:value="1" calcext:value-type="float">
            <text:p>1</text:p>
          </table:table-cell>
          <table:table-cell table:formula="of:=[global.C17]" office:value-type="string" office:string-value="-750.000000" calcext:value-type="string">
            <text:p>-750.000000</text:p>
          </table:table-cell>
          <table:table-cell table:formula="of:=[global.D17]" office:value-type="string" office:string-value="-750.000000" calcext:value-type="string">
            <text:p>-750.000000</text:p>
          </table:table-cell>
          <table:table-cell table:formula="of:=[global.E17]" office:value-type="string" office:string-value="-750.000000" calcext:value-type="string">
            <text:p>-750.000000</text:p>
          </table:table-cell>
          <table:table-cell table:formula="of:=[global.F17]" office:value-type="string" office:string-value="0.078318" calcext:value-type="string">
            <text:p>0.078318</text:p>
          </table:table-cell>
          <table:table-cell table:formula="of:=[global.G17]" office:value-type="float" office:value="10" calcext:value-type="float">
            <text:p>10</text:p>
          </table:table-cell>
          <table:table-cell table:formula="of:=[global.H17]" office:value-type="string" office:string-value="NONE" calcext:value-type="string">
            <text:p>NONE</text:p>
          </table:table-cell>
          <table:table-cell table:formula="of:=[ra.I17]" office:value-type="float" office:value="-750" calcext:value-type="float">
            <text:p>-750</text:p>
          </table:table-cell>
          <table:table-cell table:formula="of:=[vns.H17]" office:value-type="float" office:value="-750" calcext:value-type="float">
            <text:p>-750</text:p>
          </table:table-cell>
          <table:table-cell table:formula="of:=[.I17]-[.J1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18]" office:value-type="string" office:string-value="rand-20-20-20-1000-1.dssp" calcext:value-type="string">
            <text:p>rand-20-20-20-1000-1.dssp</text:p>
          </table:table-cell>
          <table:table-cell table:formula="of:=[global.B18]" office:value-type="float" office:value="1" calcext:value-type="float">
            <text:p>1</text:p>
          </table:table-cell>
          <table:table-cell table:formula="of:=[global.C18]" office:value-type="string" office:string-value="-1000.000000" calcext:value-type="string">
            <text:p>-1000.000000</text:p>
          </table:table-cell>
          <table:table-cell table:formula="of:=[global.D18]" office:value-type="string" office:string-value="-1000.000000" calcext:value-type="string">
            <text:p>-1000.000000</text:p>
          </table:table-cell>
          <table:table-cell table:formula="of:=[global.E18]" office:value-type="string" office:string-value="-1000.000000" calcext:value-type="string">
            <text:p>-1000.000000</text:p>
          </table:table-cell>
          <table:table-cell table:formula="of:=[global.F18]" office:value-type="string" office:string-value="0.113240" calcext:value-type="string">
            <text:p>0.113240</text:p>
          </table:table-cell>
          <table:table-cell table:formula="of:=[global.G18]" office:value-type="float" office:value="10" calcext:value-type="float">
            <text:p>10</text:p>
          </table:table-cell>
          <table:table-cell table:formula="of:=[global.H18]" office:value-type="string" office:string-value="NONE" calcext:value-type="string">
            <text:p>NONE</text:p>
          </table:table-cell>
          <table:table-cell table:formula="of:=[ra.I18]" office:value-type="float" office:value="-1000" calcext:value-type="float">
            <text:p>-1000</text:p>
          </table:table-cell>
          <table:table-cell table:formula="of:=[vns.H18]" office:value-type="float" office:value="-1000" calcext:value-type="float">
            <text:p>-1000</text:p>
          </table:table-cell>
          <table:table-cell table:formula="of:=[.I18]-[.J1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19]" office:value-type="string" office:string-value="rand-20-20-20-1000-2.dssp" calcext:value-type="string">
            <text:p>rand-20-20-20-1000-2.dssp</text:p>
          </table:table-cell>
          <table:table-cell table:formula="of:=[global.B19]" office:value-type="float" office:value="1" calcext:value-type="float">
            <text:p>1</text:p>
          </table:table-cell>
          <table:table-cell table:formula="of:=[global.C19]" office:value-type="string" office:string-value="-1000.000000" calcext:value-type="string">
            <text:p>-1000.000000</text:p>
          </table:table-cell>
          <table:table-cell table:formula="of:=[global.D19]" office:value-type="string" office:string-value="-1000.000000" calcext:value-type="string">
            <text:p>-1000.000000</text:p>
          </table:table-cell>
          <table:table-cell table:formula="of:=[global.E19]" office:value-type="string" office:string-value="-1000.000000" calcext:value-type="string">
            <text:p>-1000.000000</text:p>
          </table:table-cell>
          <table:table-cell table:formula="of:=[global.F19]" office:value-type="string" office:string-value="0.112577" calcext:value-type="string">
            <text:p>0.112577</text:p>
          </table:table-cell>
          <table:table-cell table:formula="of:=[global.G19]" office:value-type="float" office:value="10" calcext:value-type="float">
            <text:p>10</text:p>
          </table:table-cell>
          <table:table-cell table:formula="of:=[global.H19]" office:value-type="string" office:string-value="NONE" calcext:value-type="string">
            <text:p>NONE</text:p>
          </table:table-cell>
          <table:table-cell table:formula="of:=[ra.I19]" office:value-type="float" office:value="-1000" calcext:value-type="float">
            <text:p>-1000</text:p>
          </table:table-cell>
          <table:table-cell table:formula="of:=[vns.H19]" office:value-type="float" office:value="-1000" calcext:value-type="float">
            <text:p>-1000</text:p>
          </table:table-cell>
          <table:table-cell table:formula="of:=[.I19]-[.J1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20]" office:value-type="string" office:string-value="rand-20-20-20-250-1.dssp" calcext:value-type="string">
            <text:p>rand-20-20-20-250-1.dssp</text:p>
          </table:table-cell>
          <table:table-cell table:formula="of:=[global.B20]" office:value-type="float" office:value="1" calcext:value-type="float">
            <text:p>1</text:p>
          </table:table-cell>
          <table:table-cell table:formula="of:=[global.C20]" office:value-type="string" office:string-value="-250.000000" calcext:value-type="string">
            <text:p>-250.000000</text:p>
          </table:table-cell>
          <table:table-cell table:formula="of:=[global.D20]" office:value-type="string" office:string-value="-250.000000" calcext:value-type="string">
            <text:p>-250.000000</text:p>
          </table:table-cell>
          <table:table-cell table:formula="of:=[global.E20]" office:value-type="string" office:string-value="-250.000000" calcext:value-type="string">
            <text:p>-250.000000</text:p>
          </table:table-cell>
          <table:table-cell table:formula="of:=[global.F20]" office:value-type="string" office:string-value="0.026306" calcext:value-type="string">
            <text:p>0.026306</text:p>
          </table:table-cell>
          <table:table-cell table:formula="of:=[global.G20]" office:value-type="float" office:value="10" calcext:value-type="float">
            <text:p>10</text:p>
          </table:table-cell>
          <table:table-cell table:formula="of:=[global.H20]" office:value-type="string" office:string-value="NONE" calcext:value-type="string">
            <text:p>NONE</text:p>
          </table:table-cell>
          <table:table-cell table:formula="of:=[ra.I20]" office:value-type="float" office:value="-250" calcext:value-type="float">
            <text:p>-250</text:p>
          </table:table-cell>
          <table:table-cell table:formula="of:=[vns.H20]" office:value-type="float" office:value="-250" calcext:value-type="float">
            <text:p>-250</text:p>
          </table:table-cell>
          <table:table-cell table:formula="of:=[.I20]-[.J2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21]" office:value-type="string" office:string-value="rand-20-20-20-250-2.dssp" calcext:value-type="string">
            <text:p>rand-20-20-20-250-2.dssp</text:p>
          </table:table-cell>
          <table:table-cell table:formula="of:=[global.B21]" office:value-type="float" office:value="1" calcext:value-type="float">
            <text:p>1</text:p>
          </table:table-cell>
          <table:table-cell table:formula="of:=[global.C21]" office:value-type="string" office:string-value="-250.000000" calcext:value-type="string">
            <text:p>-250.000000</text:p>
          </table:table-cell>
          <table:table-cell table:formula="of:=[global.D21]" office:value-type="string" office:string-value="-250.000000" calcext:value-type="string">
            <text:p>-250.000000</text:p>
          </table:table-cell>
          <table:table-cell table:formula="of:=[global.E21]" office:value-type="string" office:string-value="-250.000000" calcext:value-type="string">
            <text:p>-250.000000</text:p>
          </table:table-cell>
          <table:table-cell table:formula="of:=[global.F21]" office:value-type="string" office:string-value="0.025772" calcext:value-type="string">
            <text:p>0.025772</text:p>
          </table:table-cell>
          <table:table-cell table:formula="of:=[global.G21]" office:value-type="float" office:value="10" calcext:value-type="float">
            <text:p>10</text:p>
          </table:table-cell>
          <table:table-cell table:formula="of:=[global.H21]" office:value-type="string" office:string-value="NONE" calcext:value-type="string">
            <text:p>NONE</text:p>
          </table:table-cell>
          <table:table-cell table:formula="of:=[ra.I21]" office:value-type="float" office:value="-250" calcext:value-type="float">
            <text:p>-250</text:p>
          </table:table-cell>
          <table:table-cell table:formula="of:=[vns.H21]" office:value-type="float" office:value="-250" calcext:value-type="float">
            <text:p>-250</text:p>
          </table:table-cell>
          <table:table-cell table:formula="of:=[.I21]-[.J2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22]" office:value-type="string" office:string-value="rand-20-20-20-500-1.dssp" calcext:value-type="string">
            <text:p>rand-20-20-20-500-1.dssp</text:p>
          </table:table-cell>
          <table:table-cell table:formula="of:=[global.B22]" office:value-type="float" office:value="1" calcext:value-type="float">
            <text:p>1</text:p>
          </table:table-cell>
          <table:table-cell table:formula="of:=[global.C22]" office:value-type="string" office:string-value="-500.000000" calcext:value-type="string">
            <text:p>-500.000000</text:p>
          </table:table-cell>
          <table:table-cell table:formula="of:=[global.D22]" office:value-type="string" office:string-value="-500.000000" calcext:value-type="string">
            <text:p>-500.000000</text:p>
          </table:table-cell>
          <table:table-cell table:formula="of:=[global.E22]" office:value-type="string" office:string-value="-500.000000" calcext:value-type="string">
            <text:p>-500.000000</text:p>
          </table:table-cell>
          <table:table-cell table:formula="of:=[global.F22]" office:value-type="string" office:string-value="0.051255" calcext:value-type="string">
            <text:p>0.051255</text:p>
          </table:table-cell>
          <table:table-cell table:formula="of:=[global.G22]" office:value-type="float" office:value="10" calcext:value-type="float">
            <text:p>10</text:p>
          </table:table-cell>
          <table:table-cell table:formula="of:=[global.H22]" office:value-type="string" office:string-value="NONE" calcext:value-type="string">
            <text:p>NONE</text:p>
          </table:table-cell>
          <table:table-cell table:formula="of:=[ra.I22]" office:value-type="float" office:value="-500" calcext:value-type="float">
            <text:p>-500</text:p>
          </table:table-cell>
          <table:table-cell table:formula="of:=[vns.H22]" office:value-type="float" office:value="-500" calcext:value-type="float">
            <text:p>-500</text:p>
          </table:table-cell>
          <table:table-cell table:formula="of:=[.I22]-[.J2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23]" office:value-type="string" office:string-value="rand-20-20-20-500-2.dssp" calcext:value-type="string">
            <text:p>rand-20-20-20-500-2.dssp</text:p>
          </table:table-cell>
          <table:table-cell table:formula="of:=[global.B23]" office:value-type="float" office:value="1" calcext:value-type="float">
            <text:p>1</text:p>
          </table:table-cell>
          <table:table-cell table:formula="of:=[global.C23]" office:value-type="string" office:string-value="-500.000000" calcext:value-type="string">
            <text:p>-500.000000</text:p>
          </table:table-cell>
          <table:table-cell table:formula="of:=[global.D23]" office:value-type="string" office:string-value="-500.000000" calcext:value-type="string">
            <text:p>-500.000000</text:p>
          </table:table-cell>
          <table:table-cell table:formula="of:=[global.E23]" office:value-type="string" office:string-value="-500.000000" calcext:value-type="string">
            <text:p>-500.000000</text:p>
          </table:table-cell>
          <table:table-cell table:formula="of:=[global.F23]" office:value-type="string" office:string-value="0.051229" calcext:value-type="string">
            <text:p>0.051229</text:p>
          </table:table-cell>
          <table:table-cell table:formula="of:=[global.G23]" office:value-type="float" office:value="10" calcext:value-type="float">
            <text:p>10</text:p>
          </table:table-cell>
          <table:table-cell table:formula="of:=[global.H23]" office:value-type="string" office:string-value="NONE" calcext:value-type="string">
            <text:p>NONE</text:p>
          </table:table-cell>
          <table:table-cell table:formula="of:=[ra.I23]" office:value-type="float" office:value="-500" calcext:value-type="float">
            <text:p>-500</text:p>
          </table:table-cell>
          <table:table-cell table:formula="of:=[vns.H23]" office:value-type="float" office:value="-500" calcext:value-type="float">
            <text:p>-500</text:p>
          </table:table-cell>
          <table:table-cell table:formula="of:=[.I23]-[.J2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24]" office:value-type="string" office:string-value="rand-20-20-20-750-1.dssp" calcext:value-type="string">
            <text:p>rand-20-20-20-750-1.dssp</text:p>
          </table:table-cell>
          <table:table-cell table:formula="of:=[global.B24]" office:value-type="float" office:value="1" calcext:value-type="float">
            <text:p>1</text:p>
          </table:table-cell>
          <table:table-cell table:formula="of:=[global.C24]" office:value-type="string" office:string-value="-750.000000" calcext:value-type="string">
            <text:p>-750.000000</text:p>
          </table:table-cell>
          <table:table-cell table:formula="of:=[global.D24]" office:value-type="string" office:string-value="-750.000000" calcext:value-type="string">
            <text:p>-750.000000</text:p>
          </table:table-cell>
          <table:table-cell table:formula="of:=[global.E24]" office:value-type="string" office:string-value="-750.000000" calcext:value-type="string">
            <text:p>-750.000000</text:p>
          </table:table-cell>
          <table:table-cell table:formula="of:=[global.F24]" office:value-type="string" office:string-value="0.079168" calcext:value-type="string">
            <text:p>0.079168</text:p>
          </table:table-cell>
          <table:table-cell table:formula="of:=[global.G24]" office:value-type="float" office:value="10" calcext:value-type="float">
            <text:p>10</text:p>
          </table:table-cell>
          <table:table-cell table:formula="of:=[global.H24]" office:value-type="string" office:string-value="NONE" calcext:value-type="string">
            <text:p>NONE</text:p>
          </table:table-cell>
          <table:table-cell table:formula="of:=[ra.I24]" office:value-type="float" office:value="-750" calcext:value-type="float">
            <text:p>-750</text:p>
          </table:table-cell>
          <table:table-cell table:formula="of:=[vns.H24]" office:value-type="float" office:value="-750" calcext:value-type="float">
            <text:p>-750</text:p>
          </table:table-cell>
          <table:table-cell table:formula="of:=[.I24]-[.J2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25]" office:value-type="string" office:string-value="rand-20-20-20-750-2.dssp" calcext:value-type="string">
            <text:p>rand-20-20-20-750-2.dssp</text:p>
          </table:table-cell>
          <table:table-cell table:formula="of:=[global.B25]" office:value-type="float" office:value="1" calcext:value-type="float">
            <text:p>1</text:p>
          </table:table-cell>
          <table:table-cell table:formula="of:=[global.C25]" office:value-type="string" office:string-value="-750.000000" calcext:value-type="string">
            <text:p>-750.000000</text:p>
          </table:table-cell>
          <table:table-cell table:formula="of:=[global.D25]" office:value-type="string" office:string-value="-750.000000" calcext:value-type="string">
            <text:p>-750.000000</text:p>
          </table:table-cell>
          <table:table-cell table:formula="of:=[global.E25]" office:value-type="string" office:string-value="-750.000000" calcext:value-type="string">
            <text:p>-750.000000</text:p>
          </table:table-cell>
          <table:table-cell table:formula="of:=[global.F25]" office:value-type="string" office:string-value="0.079421" calcext:value-type="string">
            <text:p>0.079421</text:p>
          </table:table-cell>
          <table:table-cell table:formula="of:=[global.G25]" office:value-type="float" office:value="10" calcext:value-type="float">
            <text:p>10</text:p>
          </table:table-cell>
          <table:table-cell table:formula="of:=[global.H25]" office:value-type="string" office:string-value="NONE" calcext:value-type="string">
            <text:p>NONE</text:p>
          </table:table-cell>
          <table:table-cell table:formula="of:=[ra.I25]" office:value-type="float" office:value="-750" calcext:value-type="float">
            <text:p>-750</text:p>
          </table:table-cell>
          <table:table-cell table:formula="of:=[vns.H25]" office:value-type="float" office:value="-750" calcext:value-type="float">
            <text:p>-750</text:p>
          </table:table-cell>
          <table:table-cell table:formula="of:=[.I25]-[.J2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26]" office:value-type="string" office:string-value="rand-20-25-25-1000-1.dssp" calcext:value-type="string">
            <text:p>rand-20-25-25-1000-1.dssp</text:p>
          </table:table-cell>
          <table:table-cell table:formula="of:=[global.B26]" office:value-type="float" office:value="1" calcext:value-type="float">
            <text:p>1</text:p>
          </table:table-cell>
          <table:table-cell table:formula="of:=[global.C26]" office:value-type="string" office:string-value="-1000.000000" calcext:value-type="string">
            <text:p>-1000.000000</text:p>
          </table:table-cell>
          <table:table-cell table:formula="of:=[global.D26]" office:value-type="string" office:string-value="-1000.000000" calcext:value-type="string">
            <text:p>-1000.000000</text:p>
          </table:table-cell>
          <table:table-cell table:formula="of:=[global.E26]" office:value-type="string" office:string-value="-1000.000000" calcext:value-type="string">
            <text:p>-1000.000000</text:p>
          </table:table-cell>
          <table:table-cell table:formula="of:=[global.F26]" office:value-type="string" office:string-value="0.113854" calcext:value-type="string">
            <text:p>0.113854</text:p>
          </table:table-cell>
          <table:table-cell table:formula="of:=[global.G26]" office:value-type="float" office:value="10" calcext:value-type="float">
            <text:p>10</text:p>
          </table:table-cell>
          <table:table-cell table:formula="of:=[global.H26]" office:value-type="string" office:string-value="NONE" calcext:value-type="string">
            <text:p>NONE</text:p>
          </table:table-cell>
          <table:table-cell table:formula="of:=[ra.I26]" office:value-type="float" office:value="-1000" calcext:value-type="float">
            <text:p>-1000</text:p>
          </table:table-cell>
          <table:table-cell table:formula="of:=[vns.H26]" office:value-type="float" office:value="-1000" calcext:value-type="float">
            <text:p>-1000</text:p>
          </table:table-cell>
          <table:table-cell table:formula="of:=[.I26]-[.J2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27]" office:value-type="string" office:string-value="rand-20-25-25-1000-2.dssp" calcext:value-type="string">
            <text:p>rand-20-25-25-1000-2.dssp</text:p>
          </table:table-cell>
          <table:table-cell table:formula="of:=[global.B27]" office:value-type="float" office:value="1" calcext:value-type="float">
            <text:p>1</text:p>
          </table:table-cell>
          <table:table-cell table:formula="of:=[global.C27]" office:value-type="string" office:string-value="-1000.000000" calcext:value-type="string">
            <text:p>-1000.000000</text:p>
          </table:table-cell>
          <table:table-cell table:formula="of:=[global.D27]" office:value-type="string" office:string-value="-1000.000000" calcext:value-type="string">
            <text:p>-1000.000000</text:p>
          </table:table-cell>
          <table:table-cell table:formula="of:=[global.E27]" office:value-type="string" office:string-value="-1000.000000" calcext:value-type="string">
            <text:p>-1000.000000</text:p>
          </table:table-cell>
          <table:table-cell table:formula="of:=[global.F27]" office:value-type="string" office:string-value="0.113495" calcext:value-type="string">
            <text:p>0.113495</text:p>
          </table:table-cell>
          <table:table-cell table:formula="of:=[global.G27]" office:value-type="float" office:value="10" calcext:value-type="float">
            <text:p>10</text:p>
          </table:table-cell>
          <table:table-cell table:formula="of:=[global.H27]" office:value-type="string" office:string-value="NONE" calcext:value-type="string">
            <text:p>NONE</text:p>
          </table:table-cell>
          <table:table-cell table:formula="of:=[ra.I27]" office:value-type="float" office:value="-1000" calcext:value-type="float">
            <text:p>-1000</text:p>
          </table:table-cell>
          <table:table-cell table:formula="of:=[vns.H27]" office:value-type="float" office:value="-1000" calcext:value-type="float">
            <text:p>-1000</text:p>
          </table:table-cell>
          <table:table-cell table:formula="of:=[.I27]-[.J2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28]" office:value-type="string" office:string-value="rand-20-25-25-250-1.dssp" calcext:value-type="string">
            <text:p>rand-20-25-25-250-1.dssp</text:p>
          </table:table-cell>
          <table:table-cell table:formula="of:=[global.B28]" office:value-type="float" office:value="1" calcext:value-type="float">
            <text:p>1</text:p>
          </table:table-cell>
          <table:table-cell table:formula="of:=[global.C28]" office:value-type="string" office:string-value="-250.000000" calcext:value-type="string">
            <text:p>-250.000000</text:p>
          </table:table-cell>
          <table:table-cell table:formula="of:=[global.D28]" office:value-type="string" office:string-value="-250.000000" calcext:value-type="string">
            <text:p>-250.000000</text:p>
          </table:table-cell>
          <table:table-cell table:formula="of:=[global.E28]" office:value-type="string" office:string-value="-250.000000" calcext:value-type="string">
            <text:p>-250.000000</text:p>
          </table:table-cell>
          <table:table-cell table:formula="of:=[global.F28]" office:value-type="string" office:string-value="0.027500" calcext:value-type="string">
            <text:p>0.027500</text:p>
          </table:table-cell>
          <table:table-cell table:formula="of:=[global.G28]" office:value-type="float" office:value="10" calcext:value-type="float">
            <text:p>10</text:p>
          </table:table-cell>
          <table:table-cell table:formula="of:=[global.H28]" office:value-type="string" office:string-value="NONE" calcext:value-type="string">
            <text:p>NONE</text:p>
          </table:table-cell>
          <table:table-cell table:formula="of:=[ra.I28]" office:value-type="float" office:value="-250" calcext:value-type="float">
            <text:p>-250</text:p>
          </table:table-cell>
          <table:table-cell table:formula="of:=[vns.H28]" office:value-type="float" office:value="-250" calcext:value-type="float">
            <text:p>-250</text:p>
          </table:table-cell>
          <table:table-cell table:formula="of:=[.I28]-[.J2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29]" office:value-type="string" office:string-value="rand-20-25-25-250-2.dssp" calcext:value-type="string">
            <text:p>rand-20-25-25-250-2.dssp</text:p>
          </table:table-cell>
          <table:table-cell table:formula="of:=[global.B29]" office:value-type="float" office:value="1" calcext:value-type="float">
            <text:p>1</text:p>
          </table:table-cell>
          <table:table-cell table:formula="of:=[global.C29]" office:value-type="string" office:string-value="-250.000000" calcext:value-type="string">
            <text:p>-250.000000</text:p>
          </table:table-cell>
          <table:table-cell table:formula="of:=[global.D29]" office:value-type="string" office:string-value="-250.000000" calcext:value-type="string">
            <text:p>-250.000000</text:p>
          </table:table-cell>
          <table:table-cell table:formula="of:=[global.E29]" office:value-type="string" office:string-value="-250.000000" calcext:value-type="string">
            <text:p>-250.000000</text:p>
          </table:table-cell>
          <table:table-cell table:formula="of:=[global.F29]" office:value-type="string" office:string-value="0.026978" calcext:value-type="string">
            <text:p>0.026978</text:p>
          </table:table-cell>
          <table:table-cell table:formula="of:=[global.G29]" office:value-type="float" office:value="10" calcext:value-type="float">
            <text:p>10</text:p>
          </table:table-cell>
          <table:table-cell table:formula="of:=[global.H29]" office:value-type="string" office:string-value="NONE" calcext:value-type="string">
            <text:p>NONE</text:p>
          </table:table-cell>
          <table:table-cell table:formula="of:=[ra.I29]" office:value-type="float" office:value="-250" calcext:value-type="float">
            <text:p>-250</text:p>
          </table:table-cell>
          <table:table-cell table:formula="of:=[vns.H29]" office:value-type="float" office:value="-250" calcext:value-type="float">
            <text:p>-250</text:p>
          </table:table-cell>
          <table:table-cell table:formula="of:=[.I29]-[.J2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30]" office:value-type="string" office:string-value="rand-20-25-25-500-1.dssp" calcext:value-type="string">
            <text:p>rand-20-25-25-500-1.dssp</text:p>
          </table:table-cell>
          <table:table-cell table:formula="of:=[global.B30]" office:value-type="float" office:value="1" calcext:value-type="float">
            <text:p>1</text:p>
          </table:table-cell>
          <table:table-cell table:formula="of:=[global.C30]" office:value-type="string" office:string-value="-500.000000" calcext:value-type="string">
            <text:p>-500.000000</text:p>
          </table:table-cell>
          <table:table-cell table:formula="of:=[global.D30]" office:value-type="string" office:string-value="-500.000000" calcext:value-type="string">
            <text:p>-500.000000</text:p>
          </table:table-cell>
          <table:table-cell table:formula="of:=[global.E30]" office:value-type="string" office:string-value="-500.000000" calcext:value-type="string">
            <text:p>-500.000000</text:p>
          </table:table-cell>
          <table:table-cell table:formula="of:=[global.F30]" office:value-type="string" office:string-value="0.053797" calcext:value-type="string">
            <text:p>0.053797</text:p>
          </table:table-cell>
          <table:table-cell table:formula="of:=[global.G30]" office:value-type="float" office:value="10" calcext:value-type="float">
            <text:p>10</text:p>
          </table:table-cell>
          <table:table-cell table:formula="of:=[global.H30]" office:value-type="string" office:string-value="NONE" calcext:value-type="string">
            <text:p>NONE</text:p>
          </table:table-cell>
          <table:table-cell table:formula="of:=[ra.I30]" office:value-type="float" office:value="-500" calcext:value-type="float">
            <text:p>-500</text:p>
          </table:table-cell>
          <table:table-cell table:formula="of:=[vns.H30]" office:value-type="float" office:value="-500" calcext:value-type="float">
            <text:p>-500</text:p>
          </table:table-cell>
          <table:table-cell table:formula="of:=[.I30]-[.J3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31]" office:value-type="string" office:string-value="rand-20-25-25-500-2.dssp" calcext:value-type="string">
            <text:p>rand-20-25-25-500-2.dssp</text:p>
          </table:table-cell>
          <table:table-cell table:formula="of:=[global.B31]" office:value-type="float" office:value="1" calcext:value-type="float">
            <text:p>1</text:p>
          </table:table-cell>
          <table:table-cell table:formula="of:=[global.C31]" office:value-type="string" office:string-value="-500.000000" calcext:value-type="string">
            <text:p>-500.000000</text:p>
          </table:table-cell>
          <table:table-cell table:formula="of:=[global.D31]" office:value-type="string" office:string-value="-500.000000" calcext:value-type="string">
            <text:p>-500.000000</text:p>
          </table:table-cell>
          <table:table-cell table:formula="of:=[global.E31]" office:value-type="string" office:string-value="-500.000000" calcext:value-type="string">
            <text:p>-500.000000</text:p>
          </table:table-cell>
          <table:table-cell table:formula="of:=[global.F31]" office:value-type="string" office:string-value="0.053907" calcext:value-type="string">
            <text:p>0.053907</text:p>
          </table:table-cell>
          <table:table-cell table:formula="of:=[global.G31]" office:value-type="float" office:value="10" calcext:value-type="float">
            <text:p>10</text:p>
          </table:table-cell>
          <table:table-cell table:formula="of:=[global.H31]" office:value-type="string" office:string-value="NONE" calcext:value-type="string">
            <text:p>NONE</text:p>
          </table:table-cell>
          <table:table-cell table:formula="of:=[ra.I31]" office:value-type="float" office:value="-500" calcext:value-type="float">
            <text:p>-500</text:p>
          </table:table-cell>
          <table:table-cell table:formula="of:=[vns.H31]" office:value-type="float" office:value="-500" calcext:value-type="float">
            <text:p>-500</text:p>
          </table:table-cell>
          <table:table-cell table:formula="of:=[.I31]-[.J3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32]" office:value-type="string" office:string-value="rand-20-25-25-750-1.dssp" calcext:value-type="string">
            <text:p>rand-20-25-25-750-1.dssp</text:p>
          </table:table-cell>
          <table:table-cell table:formula="of:=[global.B32]" office:value-type="float" office:value="1" calcext:value-type="float">
            <text:p>1</text:p>
          </table:table-cell>
          <table:table-cell table:formula="of:=[global.C32]" office:value-type="string" office:string-value="-750.000000" calcext:value-type="string">
            <text:p>-750.000000</text:p>
          </table:table-cell>
          <table:table-cell table:formula="of:=[global.D32]" office:value-type="string" office:string-value="-750.000000" calcext:value-type="string">
            <text:p>-750.000000</text:p>
          </table:table-cell>
          <table:table-cell table:formula="of:=[global.E32]" office:value-type="string" office:string-value="-750.000000" calcext:value-type="string">
            <text:p>-750.000000</text:p>
          </table:table-cell>
          <table:table-cell table:formula="of:=[global.F32]" office:value-type="string" office:string-value="0.083184" calcext:value-type="string">
            <text:p>0.083184</text:p>
          </table:table-cell>
          <table:table-cell table:formula="of:=[global.G32]" office:value-type="float" office:value="10" calcext:value-type="float">
            <text:p>10</text:p>
          </table:table-cell>
          <table:table-cell table:formula="of:=[global.H32]" office:value-type="string" office:string-value="NONE" calcext:value-type="string">
            <text:p>NONE</text:p>
          </table:table-cell>
          <table:table-cell table:formula="of:=[ra.I32]" office:value-type="float" office:value="-750" calcext:value-type="float">
            <text:p>-750</text:p>
          </table:table-cell>
          <table:table-cell table:formula="of:=[vns.H32]" office:value-type="float" office:value="-750" calcext:value-type="float">
            <text:p>-750</text:p>
          </table:table-cell>
          <table:table-cell table:formula="of:=[.I32]-[.J3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33]" office:value-type="string" office:string-value="rand-20-25-25-750-2.dssp" calcext:value-type="string">
            <text:p>rand-20-25-25-750-2.dssp</text:p>
          </table:table-cell>
          <table:table-cell table:formula="of:=[global.B33]" office:value-type="float" office:value="1" calcext:value-type="float">
            <text:p>1</text:p>
          </table:table-cell>
          <table:table-cell table:formula="of:=[global.C33]" office:value-type="string" office:string-value="-750.000000" calcext:value-type="string">
            <text:p>-750.000000</text:p>
          </table:table-cell>
          <table:table-cell table:formula="of:=[global.D33]" office:value-type="string" office:string-value="-750.000000" calcext:value-type="string">
            <text:p>-750.000000</text:p>
          </table:table-cell>
          <table:table-cell table:formula="of:=[global.E33]" office:value-type="string" office:string-value="-750.000000" calcext:value-type="string">
            <text:p>-750.000000</text:p>
          </table:table-cell>
          <table:table-cell table:formula="of:=[global.F33]" office:value-type="string" office:string-value="0.083010" calcext:value-type="string">
            <text:p>0.083010</text:p>
          </table:table-cell>
          <table:table-cell table:formula="of:=[global.G33]" office:value-type="float" office:value="10" calcext:value-type="float">
            <text:p>10</text:p>
          </table:table-cell>
          <table:table-cell table:formula="of:=[global.H33]" office:value-type="string" office:string-value="NONE" calcext:value-type="string">
            <text:p>NONE</text:p>
          </table:table-cell>
          <table:table-cell table:formula="of:=[ra.I33]" office:value-type="float" office:value="-750" calcext:value-type="float">
            <text:p>-750</text:p>
          </table:table-cell>
          <table:table-cell table:formula="of:=[vns.H33]" office:value-type="float" office:value="-750" calcext:value-type="float">
            <text:p>-750</text:p>
          </table:table-cell>
          <table:table-cell table:formula="of:=[.I33]-[.J3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34]" office:value-type="string" office:string-value="rand-20-5-5-1000-1.dssp" calcext:value-type="string">
            <text:p>rand-20-5-5-1000-1.dssp</text:p>
          </table:table-cell>
          <table:table-cell table:formula="of:=[global.B34]" office:value-type="float" office:value="1" calcext:value-type="float">
            <text:p>1</text:p>
          </table:table-cell>
          <table:table-cell table:formula="of:=[global.C34]" office:value-type="string" office:string-value="-1000.000000" calcext:value-type="string">
            <text:p>-1000.000000</text:p>
          </table:table-cell>
          <table:table-cell table:formula="of:=[global.D34]" office:value-type="string" office:string-value="-1000.000000" calcext:value-type="string">
            <text:p>-1000.000000</text:p>
          </table:table-cell>
          <table:table-cell table:formula="of:=[global.E34]" office:value-type="string" office:string-value="-1000.000000" calcext:value-type="string">
            <text:p>-1000.000000</text:p>
          </table:table-cell>
          <table:table-cell table:formula="of:=[global.F34]" office:value-type="string" office:string-value="0.092598" calcext:value-type="string">
            <text:p>0.092598</text:p>
          </table:table-cell>
          <table:table-cell table:formula="of:=[global.G34]" office:value-type="float" office:value="10" calcext:value-type="float">
            <text:p>10</text:p>
          </table:table-cell>
          <table:table-cell table:formula="of:=[global.H34]" office:value-type="string" office:string-value="NONE" calcext:value-type="string">
            <text:p>NONE</text:p>
          </table:table-cell>
          <table:table-cell table:formula="of:=[ra.I34]" office:value-type="float" office:value="-1000" calcext:value-type="float">
            <text:p>-1000</text:p>
          </table:table-cell>
          <table:table-cell table:formula="of:=[vns.H34]" office:value-type="float" office:value="-1000" calcext:value-type="float">
            <text:p>-1000</text:p>
          </table:table-cell>
          <table:table-cell table:formula="of:=[.I34]-[.J3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35]" office:value-type="string" office:string-value="rand-20-5-5-1000-2.dssp" calcext:value-type="string">
            <text:p>rand-20-5-5-1000-2.dssp</text:p>
          </table:table-cell>
          <table:table-cell table:formula="of:=[global.B35]" office:value-type="float" office:value="1" calcext:value-type="float">
            <text:p>1</text:p>
          </table:table-cell>
          <table:table-cell table:formula="of:=[global.C35]" office:value-type="string" office:string-value="-1000.000000" calcext:value-type="string">
            <text:p>-1000.000000</text:p>
          </table:table-cell>
          <table:table-cell table:formula="of:=[global.D35]" office:value-type="string" office:string-value="-1000.000000" calcext:value-type="string">
            <text:p>-1000.000000</text:p>
          </table:table-cell>
          <table:table-cell table:formula="of:=[global.E35]" office:value-type="string" office:string-value="-1000.000000" calcext:value-type="string">
            <text:p>-1000.000000</text:p>
          </table:table-cell>
          <table:table-cell table:formula="of:=[global.F35]" office:value-type="string" office:string-value="0.091294" calcext:value-type="string">
            <text:p>0.091294</text:p>
          </table:table-cell>
          <table:table-cell table:formula="of:=[global.G35]" office:value-type="float" office:value="10" calcext:value-type="float">
            <text:p>10</text:p>
          </table:table-cell>
          <table:table-cell table:formula="of:=[global.H35]" office:value-type="string" office:string-value="NONE" calcext:value-type="string">
            <text:p>NONE</text:p>
          </table:table-cell>
          <table:table-cell table:formula="of:=[ra.I35]" office:value-type="float" office:value="-1000" calcext:value-type="float">
            <text:p>-1000</text:p>
          </table:table-cell>
          <table:table-cell table:formula="of:=[vns.H35]" office:value-type="float" office:value="-1000" calcext:value-type="float">
            <text:p>-1000</text:p>
          </table:table-cell>
          <table:table-cell table:formula="of:=[.I35]-[.J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36]" office:value-type="string" office:string-value="rand-20-5-5-250-1.dssp" calcext:value-type="string">
            <text:p>rand-20-5-5-250-1.dssp</text:p>
          </table:table-cell>
          <table:table-cell table:formula="of:=[global.B36]" office:value-type="float" office:value="1" calcext:value-type="float">
            <text:p>1</text:p>
          </table:table-cell>
          <table:table-cell table:formula="of:=[global.C36]" office:value-type="string" office:string-value="-250.000000" calcext:value-type="string">
            <text:p>-250.000000</text:p>
          </table:table-cell>
          <table:table-cell table:formula="of:=[global.D36]" office:value-type="string" office:string-value="-250.000000" calcext:value-type="string">
            <text:p>-250.000000</text:p>
          </table:table-cell>
          <table:table-cell table:formula="of:=[global.E36]" office:value-type="string" office:string-value="-250.000000" calcext:value-type="string">
            <text:p>-250.000000</text:p>
          </table:table-cell>
          <table:table-cell table:formula="of:=[global.F36]" office:value-type="string" office:string-value="0.022661" calcext:value-type="string">
            <text:p>0.022661</text:p>
          </table:table-cell>
          <table:table-cell table:formula="of:=[global.G36]" office:value-type="float" office:value="10" calcext:value-type="float">
            <text:p>10</text:p>
          </table:table-cell>
          <table:table-cell table:formula="of:=[global.H36]" office:value-type="string" office:string-value="NONE" calcext:value-type="string">
            <text:p>NONE</text:p>
          </table:table-cell>
          <table:table-cell table:formula="of:=[ra.I36]" office:value-type="float" office:value="-250" calcext:value-type="float">
            <text:p>-250</text:p>
          </table:table-cell>
          <table:table-cell table:formula="of:=[vns.H36]" office:value-type="float" office:value="-250" calcext:value-type="float">
            <text:p>-250</text:p>
          </table:table-cell>
          <table:table-cell table:formula="of:=[.I36]-[.J3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37]" office:value-type="string" office:string-value="rand-20-5-5-250-2.dssp" calcext:value-type="string">
            <text:p>rand-20-5-5-250-2.dssp</text:p>
          </table:table-cell>
          <table:table-cell table:formula="of:=[global.B37]" office:value-type="float" office:value="1" calcext:value-type="float">
            <text:p>1</text:p>
          </table:table-cell>
          <table:table-cell table:formula="of:=[global.C37]" office:value-type="string" office:string-value="-250.000000" calcext:value-type="string">
            <text:p>-250.000000</text:p>
          </table:table-cell>
          <table:table-cell table:formula="of:=[global.D37]" office:value-type="string" office:string-value="-250.000000" calcext:value-type="string">
            <text:p>-250.000000</text:p>
          </table:table-cell>
          <table:table-cell table:formula="of:=[global.E37]" office:value-type="string" office:string-value="-250.000000" calcext:value-type="string">
            <text:p>-250.000000</text:p>
          </table:table-cell>
          <table:table-cell table:formula="of:=[global.F37]" office:value-type="string" office:string-value="0.022270" calcext:value-type="string">
            <text:p>0.022270</text:p>
          </table:table-cell>
          <table:table-cell table:formula="of:=[global.G37]" office:value-type="float" office:value="10" calcext:value-type="float">
            <text:p>10</text:p>
          </table:table-cell>
          <table:table-cell table:formula="of:=[global.H37]" office:value-type="string" office:string-value="NONE" calcext:value-type="string">
            <text:p>NONE</text:p>
          </table:table-cell>
          <table:table-cell table:formula="of:=[ra.I37]" office:value-type="float" office:value="-250" calcext:value-type="float">
            <text:p>-250</text:p>
          </table:table-cell>
          <table:table-cell table:formula="of:=[vns.H37]" office:value-type="float" office:value="-250" calcext:value-type="float">
            <text:p>-250</text:p>
          </table:table-cell>
          <table:table-cell table:formula="of:=[.I37]-[.J3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38]" office:value-type="string" office:string-value="rand-20-5-5-500-1.dssp" calcext:value-type="string">
            <text:p>rand-20-5-5-500-1.dssp</text:p>
          </table:table-cell>
          <table:table-cell table:formula="of:=[global.B38]" office:value-type="float" office:value="1" calcext:value-type="float">
            <text:p>1</text:p>
          </table:table-cell>
          <table:table-cell table:formula="of:=[global.C38]" office:value-type="string" office:string-value="-500.000000" calcext:value-type="string">
            <text:p>-500.000000</text:p>
          </table:table-cell>
          <table:table-cell table:formula="of:=[global.D38]" office:value-type="string" office:string-value="-500.000000" calcext:value-type="string">
            <text:p>-500.000000</text:p>
          </table:table-cell>
          <table:table-cell table:formula="of:=[global.E38]" office:value-type="string" office:string-value="-500.000000" calcext:value-type="string">
            <text:p>-500.000000</text:p>
          </table:table-cell>
          <table:table-cell table:formula="of:=[global.F38]" office:value-type="string" office:string-value="0.043762" calcext:value-type="string">
            <text:p>0.043762</text:p>
          </table:table-cell>
          <table:table-cell table:formula="of:=[global.G38]" office:value-type="float" office:value="10" calcext:value-type="float">
            <text:p>10</text:p>
          </table:table-cell>
          <table:table-cell table:formula="of:=[global.H38]" office:value-type="string" office:string-value="NONE" calcext:value-type="string">
            <text:p>NONE</text:p>
          </table:table-cell>
          <table:table-cell table:formula="of:=[ra.I38]" office:value-type="float" office:value="-500" calcext:value-type="float">
            <text:p>-500</text:p>
          </table:table-cell>
          <table:table-cell table:formula="of:=[vns.H38]" office:value-type="float" office:value="-500" calcext:value-type="float">
            <text:p>-500</text:p>
          </table:table-cell>
          <table:table-cell table:formula="of:=[.I38]-[.J3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39]" office:value-type="string" office:string-value="rand-20-5-5-500-2.dssp" calcext:value-type="string">
            <text:p>rand-20-5-5-500-2.dssp</text:p>
          </table:table-cell>
          <table:table-cell table:formula="of:=[global.B39]" office:value-type="float" office:value="1" calcext:value-type="float">
            <text:p>1</text:p>
          </table:table-cell>
          <table:table-cell table:formula="of:=[global.C39]" office:value-type="string" office:string-value="-500.000000" calcext:value-type="string">
            <text:p>-500.000000</text:p>
          </table:table-cell>
          <table:table-cell table:formula="of:=[global.D39]" office:value-type="string" office:string-value="-500.000000" calcext:value-type="string">
            <text:p>-500.000000</text:p>
          </table:table-cell>
          <table:table-cell table:formula="of:=[global.E39]" office:value-type="string" office:string-value="-500.000000" calcext:value-type="string">
            <text:p>-500.000000</text:p>
          </table:table-cell>
          <table:table-cell table:formula="of:=[global.F39]" office:value-type="string" office:string-value="0.043862" calcext:value-type="string">
            <text:p>0.043862</text:p>
          </table:table-cell>
          <table:table-cell table:formula="of:=[global.G39]" office:value-type="float" office:value="10" calcext:value-type="float">
            <text:p>10</text:p>
          </table:table-cell>
          <table:table-cell table:formula="of:=[global.H39]" office:value-type="string" office:string-value="NONE" calcext:value-type="string">
            <text:p>NONE</text:p>
          </table:table-cell>
          <table:table-cell table:formula="of:=[ra.I39]" office:value-type="float" office:value="-500" calcext:value-type="float">
            <text:p>-500</text:p>
          </table:table-cell>
          <table:table-cell table:formula="of:=[vns.H39]" office:value-type="float" office:value="-500" calcext:value-type="float">
            <text:p>-500</text:p>
          </table:table-cell>
          <table:table-cell table:formula="of:=[.I39]-[.J3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40]" office:value-type="string" office:string-value="rand-20-5-5-750-1.dssp" calcext:value-type="string">
            <text:p>rand-20-5-5-750-1.dssp</text:p>
          </table:table-cell>
          <table:table-cell table:formula="of:=[global.B40]" office:value-type="float" office:value="1" calcext:value-type="float">
            <text:p>1</text:p>
          </table:table-cell>
          <table:table-cell table:formula="of:=[global.C40]" office:value-type="string" office:string-value="-750.000000" calcext:value-type="string">
            <text:p>-750.000000</text:p>
          </table:table-cell>
          <table:table-cell table:formula="of:=[global.D40]" office:value-type="string" office:string-value="-750.000000" calcext:value-type="string">
            <text:p>-750.000000</text:p>
          </table:table-cell>
          <table:table-cell table:formula="of:=[global.E40]" office:value-type="string" office:string-value="-750.000000" calcext:value-type="string">
            <text:p>-750.000000</text:p>
          </table:table-cell>
          <table:table-cell table:formula="of:=[global.F40]" office:value-type="string" office:string-value="0.067311" calcext:value-type="string">
            <text:p>0.067311</text:p>
          </table:table-cell>
          <table:table-cell table:formula="of:=[global.G40]" office:value-type="float" office:value="10" calcext:value-type="float">
            <text:p>10</text:p>
          </table:table-cell>
          <table:table-cell table:formula="of:=[global.H40]" office:value-type="string" office:string-value="NONE" calcext:value-type="string">
            <text:p>NONE</text:p>
          </table:table-cell>
          <table:table-cell table:formula="of:=[ra.I40]" office:value-type="float" office:value="-750" calcext:value-type="float">
            <text:p>-750</text:p>
          </table:table-cell>
          <table:table-cell table:formula="of:=[vns.H40]" office:value-type="float" office:value="-750" calcext:value-type="float">
            <text:p>-750</text:p>
          </table:table-cell>
          <table:table-cell table:formula="of:=[.I40]-[.J4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41]" office:value-type="string" office:string-value="rand-20-5-5-750-2.dssp" calcext:value-type="string">
            <text:p>rand-20-5-5-750-2.dssp</text:p>
          </table:table-cell>
          <table:table-cell table:formula="of:=[global.B41]" office:value-type="float" office:value="1" calcext:value-type="float">
            <text:p>1</text:p>
          </table:table-cell>
          <table:table-cell table:formula="of:=[global.C41]" office:value-type="string" office:string-value="-750.000000" calcext:value-type="string">
            <text:p>-750.000000</text:p>
          </table:table-cell>
          <table:table-cell table:formula="of:=[global.D41]" office:value-type="string" office:string-value="-750.000000" calcext:value-type="string">
            <text:p>-750.000000</text:p>
          </table:table-cell>
          <table:table-cell table:formula="of:=[global.E41]" office:value-type="string" office:string-value="-750.000000" calcext:value-type="string">
            <text:p>-750.000000</text:p>
          </table:table-cell>
          <table:table-cell table:formula="of:=[global.F41]" office:value-type="string" office:string-value="0.067303" calcext:value-type="string">
            <text:p>0.067303</text:p>
          </table:table-cell>
          <table:table-cell table:formula="of:=[global.G41]" office:value-type="float" office:value="10" calcext:value-type="float">
            <text:p>10</text:p>
          </table:table-cell>
          <table:table-cell table:formula="of:=[global.H41]" office:value-type="string" office:string-value="NONE" calcext:value-type="string">
            <text:p>NONE</text:p>
          </table:table-cell>
          <table:table-cell table:formula="of:=[ra.I41]" office:value-type="float" office:value="-750" calcext:value-type="float">
            <text:p>-750</text:p>
          </table:table-cell>
          <table:table-cell table:formula="of:=[vns.H41]" office:value-type="float" office:value="-750" calcext:value-type="float">
            <text:p>-750</text:p>
          </table:table-cell>
          <table:table-cell table:formula="of:=[.I41]-[.J4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42]" office:value-type="string" office:string-value="rand-4-10-10-1000-1.dssp" calcext:value-type="string">
            <text:p>rand-4-10-10-1000-1.dssp</text:p>
          </table:table-cell>
          <table:table-cell table:formula="of:=[global.B42]" office:value-type="float" office:value="6" calcext:value-type="float">
            <text:p>6</text:p>
          </table:table-cell>
          <table:table-cell table:formula="of:=[global.C42]" office:value-type="string" office:string-value="-921.000000" calcext:value-type="string">
            <text:p>-921.000000</text:p>
          </table:table-cell>
          <table:table-cell table:formula="of:=[global.D42]" office:value-type="string" office:string-value="-921.000000" calcext:value-type="string">
            <text:p>-921.000000</text:p>
          </table:table-cell>
          <table:table-cell table:formula="of:=[global.E42]" office:value-type="string" office:string-value="-921.000000" calcext:value-type="string">
            <text:p>-921.000000</text:p>
          </table:table-cell>
          <table:table-cell table:formula="of:=[global.F42]" office:value-type="string" office:string-value="0.143777" calcext:value-type="string">
            <text:p>0.143777</text:p>
          </table:table-cell>
          <table:table-cell table:formula="of:=[global.G42]" office:value-type="float" office:value="10" calcext:value-type="float">
            <text:p>10</text:p>
          </table:table-cell>
          <table:table-cell table:formula="of:=[global.H42]" office:value-type="string" office:string-value="NONE" calcext:value-type="string">
            <text:p>NONE</text:p>
          </table:table-cell>
          <table:table-cell table:formula="of:=[ra.I42]" office:value-type="float" office:value="-920" calcext:value-type="float">
            <text:p>-920</text:p>
          </table:table-cell>
          <table:table-cell table:formula="of:=[vns.H42]" office:value-type="float" office:value="-921" calcext:value-type="float">
            <text:p>-921</text:p>
          </table:table-cell>
          <table:table-cell table:formula="of:=[.I42]-[.J42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global.A43]" office:value-type="string" office:string-value="rand-4-10-10-1000-2.dssp" calcext:value-type="string">
            <text:p>rand-4-10-10-1000-2.dssp</text:p>
          </table:table-cell>
          <table:table-cell table:formula="of:=[global.B43]" office:value-type="float" office:value="1" calcext:value-type="float">
            <text:p>1</text:p>
          </table:table-cell>
          <table:table-cell table:formula="of:=[global.C43]" office:value-type="string" office:string-value="-962.000000" calcext:value-type="string">
            <text:p>-962.000000</text:p>
          </table:table-cell>
          <table:table-cell table:formula="of:=[global.D43]" office:value-type="string" office:string-value="-962.000000" calcext:value-type="string">
            <text:p>-962.000000</text:p>
          </table:table-cell>
          <table:table-cell table:formula="of:=[global.E43]" office:value-type="string" office:string-value="-962.000000" calcext:value-type="string">
            <text:p>-962.000000</text:p>
          </table:table-cell>
          <table:table-cell table:formula="of:=[global.F43]" office:value-type="string" office:string-value="0.058153" calcext:value-type="string">
            <text:p>0.058153</text:p>
          </table:table-cell>
          <table:table-cell table:formula="of:=[global.G43]" office:value-type="float" office:value="10" calcext:value-type="float">
            <text:p>10</text:p>
          </table:table-cell>
          <table:table-cell table:formula="of:=[global.H43]" office:value-type="string" office:string-value="NONE" calcext:value-type="string">
            <text:p>NONE</text:p>
          </table:table-cell>
          <table:table-cell table:formula="of:=[ra.I43]" office:value-type="float" office:value="-962" calcext:value-type="float">
            <text:p>-962</text:p>
          </table:table-cell>
          <table:table-cell table:formula="of:=[vns.H43]" office:value-type="float" office:value="-962" calcext:value-type="float">
            <text:p>-962</text:p>
          </table:table-cell>
          <table:table-cell table:formula="of:=[.I43]-[.J4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44]" office:value-type="string" office:string-value="rand-4-10-10-250-1.dssp" calcext:value-type="string">
            <text:p>rand-4-10-10-250-1.dssp</text:p>
          </table:table-cell>
          <table:table-cell table:formula="of:=[global.B44]" office:value-type="float" office:value="1" calcext:value-type="float">
            <text:p>1</text:p>
          </table:table-cell>
          <table:table-cell table:formula="of:=[global.C44]" office:value-type="string" office:string-value="-231.000000" calcext:value-type="string">
            <text:p>-231.000000</text:p>
          </table:table-cell>
          <table:table-cell table:formula="of:=[global.D44]" office:value-type="string" office:string-value="-231.000000" calcext:value-type="string">
            <text:p>-231.000000</text:p>
          </table:table-cell>
          <table:table-cell table:formula="of:=[global.E44]" office:value-type="string" office:string-value="-231.000000" calcext:value-type="string">
            <text:p>-231.000000</text:p>
          </table:table-cell>
          <table:table-cell table:formula="of:=[global.F44]" office:value-type="string" office:string-value="0.012944" calcext:value-type="string">
            <text:p>0.012944</text:p>
          </table:table-cell>
          <table:table-cell table:formula="of:=[global.G44]" office:value-type="float" office:value="10" calcext:value-type="float">
            <text:p>10</text:p>
          </table:table-cell>
          <table:table-cell table:formula="of:=[global.H44]" office:value-type="string" office:string-value="NONE" calcext:value-type="string">
            <text:p>NONE</text:p>
          </table:table-cell>
          <table:table-cell table:formula="of:=[ra.I44]" office:value-type="float" office:value="-231" calcext:value-type="float">
            <text:p>-231</text:p>
          </table:table-cell>
          <table:table-cell table:formula="of:=[vns.H44]" office:value-type="float" office:value="-231" calcext:value-type="float">
            <text:p>-231</text:p>
          </table:table-cell>
          <table:table-cell table:formula="of:=[.I44]-[.J4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45]" office:value-type="string" office:string-value="rand-4-10-10-250-2.dssp" calcext:value-type="string">
            <text:p>rand-4-10-10-250-2.dssp</text:p>
          </table:table-cell>
          <table:table-cell table:formula="of:=[global.B45]" office:value-type="float" office:value="1" calcext:value-type="float">
            <text:p>1</text:p>
          </table:table-cell>
          <table:table-cell table:formula="of:=[global.C45]" office:value-type="string" office:string-value="-240.000000" calcext:value-type="string">
            <text:p>-240.000000</text:p>
          </table:table-cell>
          <table:table-cell table:formula="of:=[global.D45]" office:value-type="string" office:string-value="-240.000000" calcext:value-type="string">
            <text:p>-240.000000</text:p>
          </table:table-cell>
          <table:table-cell table:formula="of:=[global.E45]" office:value-type="string" office:string-value="-240.000000" calcext:value-type="string">
            <text:p>-240.000000</text:p>
          </table:table-cell>
          <table:table-cell table:formula="of:=[global.F45]" office:value-type="string" office:string-value="0.009555" calcext:value-type="string">
            <text:p>0.009555</text:p>
          </table:table-cell>
          <table:table-cell table:formula="of:=[global.G45]" office:value-type="float" office:value="10" calcext:value-type="float">
            <text:p>10</text:p>
          </table:table-cell>
          <table:table-cell table:formula="of:=[global.H45]" office:value-type="string" office:string-value="NONE" calcext:value-type="string">
            <text:p>NONE</text:p>
          </table:table-cell>
          <table:table-cell table:formula="of:=[ra.I45]" office:value-type="float" office:value="-240" calcext:value-type="float">
            <text:p>-240</text:p>
          </table:table-cell>
          <table:table-cell table:formula="of:=[vns.H45]" office:value-type="float" office:value="-240" calcext:value-type="float">
            <text:p>-240</text:p>
          </table:table-cell>
          <table:table-cell table:formula="of:=[.I45]-[.J4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46]" office:value-type="string" office:string-value="rand-4-10-10-500-1.dssp" calcext:value-type="string">
            <text:p>rand-4-10-10-500-1.dssp</text:p>
          </table:table-cell>
          <table:table-cell table:formula="of:=[global.B46]" office:value-type="float" office:value="1" calcext:value-type="float">
            <text:p>1</text:p>
          </table:table-cell>
          <table:table-cell table:formula="of:=[global.C46]" office:value-type="string" office:string-value="-462.000000" calcext:value-type="string">
            <text:p>-462.000000</text:p>
          </table:table-cell>
          <table:table-cell table:formula="of:=[global.D46]" office:value-type="string" office:string-value="-462.000000" calcext:value-type="string">
            <text:p>-462.000000</text:p>
          </table:table-cell>
          <table:table-cell table:formula="of:=[global.E46]" office:value-type="string" office:string-value="-462.000000" calcext:value-type="string">
            <text:p>-462.000000</text:p>
          </table:table-cell>
          <table:table-cell table:formula="of:=[global.F46]" office:value-type="string" office:string-value="0.026329" calcext:value-type="string">
            <text:p>0.026329</text:p>
          </table:table-cell>
          <table:table-cell table:formula="of:=[global.G46]" office:value-type="float" office:value="10" calcext:value-type="float">
            <text:p>10</text:p>
          </table:table-cell>
          <table:table-cell table:formula="of:=[global.H46]" office:value-type="string" office:string-value="NONE" calcext:value-type="string">
            <text:p>NONE</text:p>
          </table:table-cell>
          <table:table-cell table:formula="of:=[ra.I46]" office:value-type="float" office:value="-462" calcext:value-type="float">
            <text:p>-462</text:p>
          </table:table-cell>
          <table:table-cell table:formula="of:=[vns.H46]" office:value-type="float" office:value="-462" calcext:value-type="float">
            <text:p>-462</text:p>
          </table:table-cell>
          <table:table-cell table:formula="of:=[.I46]-[.J4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47]" office:value-type="string" office:string-value="rand-4-10-10-500-2.dssp" calcext:value-type="string">
            <text:p>rand-4-10-10-500-2.dssp</text:p>
          </table:table-cell>
          <table:table-cell table:formula="of:=[global.B47]" office:value-type="float" office:value="1" calcext:value-type="float">
            <text:p>1</text:p>
          </table:table-cell>
          <table:table-cell table:formula="of:=[global.C47]" office:value-type="string" office:string-value="-480.000000" calcext:value-type="string">
            <text:p>-480.000000</text:p>
          </table:table-cell>
          <table:table-cell table:formula="of:=[global.D47]" office:value-type="string" office:string-value="-480.000000" calcext:value-type="string">
            <text:p>-480.000000</text:p>
          </table:table-cell>
          <table:table-cell table:formula="of:=[global.E47]" office:value-type="string" office:string-value="-480.000000" calcext:value-type="string">
            <text:p>-480.000000</text:p>
          </table:table-cell>
          <table:table-cell table:formula="of:=[global.F47]" office:value-type="string" office:string-value="0.023721" calcext:value-type="string">
            <text:p>0.023721</text:p>
          </table:table-cell>
          <table:table-cell table:formula="of:=[global.G47]" office:value-type="float" office:value="10" calcext:value-type="float">
            <text:p>10</text:p>
          </table:table-cell>
          <table:table-cell table:formula="of:=[global.H47]" office:value-type="string" office:string-value="NONE" calcext:value-type="string">
            <text:p>NONE</text:p>
          </table:table-cell>
          <table:table-cell table:formula="of:=[ra.I47]" office:value-type="float" office:value="-480" calcext:value-type="float">
            <text:p>-480</text:p>
          </table:table-cell>
          <table:table-cell table:formula="of:=[vns.H47]" office:value-type="float" office:value="-480" calcext:value-type="float">
            <text:p>-480</text:p>
          </table:table-cell>
          <table:table-cell table:formula="of:=[.I47]-[.J4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48]" office:value-type="string" office:string-value="rand-4-10-10-750-1.dssp" calcext:value-type="string">
            <text:p>rand-4-10-10-750-1.dssp</text:p>
          </table:table-cell>
          <table:table-cell table:formula="of:=[global.B48]" office:value-type="float" office:value="2" calcext:value-type="float">
            <text:p>2</text:p>
          </table:table-cell>
          <table:table-cell table:formula="of:=[global.C48]" office:value-type="string" office:string-value="-694.000000" calcext:value-type="string">
            <text:p>-694.000000</text:p>
          </table:table-cell>
          <table:table-cell table:formula="of:=[global.D48]" office:value-type="string" office:string-value="-694.000000" calcext:value-type="string">
            <text:p>-694.000000</text:p>
          </table:table-cell>
          <table:table-cell table:formula="of:=[global.E48]" office:value-type="string" office:string-value="-694.000000" calcext:value-type="string">
            <text:p>-694.000000</text:p>
          </table:table-cell>
          <table:table-cell table:formula="of:=[global.F48]" office:value-type="string" office:string-value="0.050444" calcext:value-type="string">
            <text:p>0.050444</text:p>
          </table:table-cell>
          <table:table-cell table:formula="of:=[global.G48]" office:value-type="float" office:value="10" calcext:value-type="float">
            <text:p>10</text:p>
          </table:table-cell>
          <table:table-cell table:formula="of:=[global.H48]" office:value-type="string" office:string-value="NONE" calcext:value-type="string">
            <text:p>NONE</text:p>
          </table:table-cell>
          <table:table-cell table:formula="of:=[ra.I48]" office:value-type="float" office:value="-693" calcext:value-type="float">
            <text:p>-693</text:p>
          </table:table-cell>
          <table:table-cell table:formula="of:=[vns.H48]" office:value-type="float" office:value="-694" calcext:value-type="float">
            <text:p>-694</text:p>
          </table:table-cell>
          <table:table-cell table:formula="of:=[.I48]-[.J48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global.A49]" office:value-type="string" office:string-value="rand-4-10-10-750-2.dssp" calcext:value-type="string">
            <text:p>rand-4-10-10-750-2.dssp</text:p>
          </table:table-cell>
          <table:table-cell table:formula="of:=[global.B49]" office:value-type="float" office:value="1" calcext:value-type="float">
            <text:p>1</text:p>
          </table:table-cell>
          <table:table-cell table:formula="of:=[global.C49]" office:value-type="string" office:string-value="-722.000000" calcext:value-type="string">
            <text:p>-722.000000</text:p>
          </table:table-cell>
          <table:table-cell table:formula="of:=[global.D49]" office:value-type="string" office:string-value="-722.000000" calcext:value-type="string">
            <text:p>-722.000000</text:p>
          </table:table-cell>
          <table:table-cell table:formula="of:=[global.E49]" office:value-type="string" office:string-value="-722.000000" calcext:value-type="string">
            <text:p>-722.000000</text:p>
          </table:table-cell>
          <table:table-cell table:formula="of:=[global.F49]" office:value-type="string" office:string-value="0.040183" calcext:value-type="string">
            <text:p>0.040183</text:p>
          </table:table-cell>
          <table:table-cell table:formula="of:=[global.G49]" office:value-type="float" office:value="10" calcext:value-type="float">
            <text:p>10</text:p>
          </table:table-cell>
          <table:table-cell table:formula="of:=[global.H49]" office:value-type="string" office:string-value="NONE" calcext:value-type="string">
            <text:p>NONE</text:p>
          </table:table-cell>
          <table:table-cell table:formula="of:=[ra.I49]" office:value-type="float" office:value="-722" calcext:value-type="float">
            <text:p>-722</text:p>
          </table:table-cell>
          <table:table-cell table:formula="of:=[vns.H49]" office:value-type="float" office:value="-722" calcext:value-type="float">
            <text:p>-722</text:p>
          </table:table-cell>
          <table:table-cell table:formula="of:=[.I49]-[.J4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50]" office:value-type="string" office:string-value="rand-4-15-15-1000-1.dssp" calcext:value-type="string">
            <text:p>rand-4-15-15-1000-1.dssp</text:p>
          </table:table-cell>
          <table:table-cell table:formula="of:=[global.B50]" office:value-type="float" office:value="1" calcext:value-type="float">
            <text:p>1</text:p>
          </table:table-cell>
          <table:table-cell table:formula="of:=[global.C50]" office:value-type="string" office:string-value="-907.000000" calcext:value-type="string">
            <text:p>-907.000000</text:p>
          </table:table-cell>
          <table:table-cell table:formula="of:=[global.D50]" office:value-type="string" office:string-value="-907.000000" calcext:value-type="string">
            <text:p>-907.000000</text:p>
          </table:table-cell>
          <table:table-cell table:formula="of:=[global.E50]" office:value-type="string" office:string-value="-907.000000" calcext:value-type="string">
            <text:p>-907.000000</text:p>
          </table:table-cell>
          <table:table-cell table:formula="of:=[global.F50]" office:value-type="string" office:string-value="0.066009" calcext:value-type="string">
            <text:p>0.066009</text:p>
          </table:table-cell>
          <table:table-cell table:formula="of:=[global.G50]" office:value-type="float" office:value="10" calcext:value-type="float">
            <text:p>10</text:p>
          </table:table-cell>
          <table:table-cell table:formula="of:=[global.H50]" office:value-type="string" office:string-value="NONE" calcext:value-type="string">
            <text:p>NONE</text:p>
          </table:table-cell>
          <table:table-cell table:formula="of:=[ra.I50]" office:value-type="float" office:value="-907" calcext:value-type="float">
            <text:p>-907</text:p>
          </table:table-cell>
          <table:table-cell table:formula="of:=[vns.H50]" office:value-type="float" office:value="-907" calcext:value-type="float">
            <text:p>-907</text:p>
          </table:table-cell>
          <table:table-cell table:formula="of:=[.I50]-[.J5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51]" office:value-type="string" office:string-value="rand-4-15-15-1000-2.dssp" calcext:value-type="string">
            <text:p>rand-4-15-15-1000-2.dssp</text:p>
          </table:table-cell>
          <table:table-cell table:formula="of:=[global.B51]" office:value-type="float" office:value="1" calcext:value-type="float">
            <text:p>1</text:p>
          </table:table-cell>
          <table:table-cell table:formula="of:=[global.C51]" office:value-type="string" office:string-value="-950.000000" calcext:value-type="string">
            <text:p>-950.000000</text:p>
          </table:table-cell>
          <table:table-cell table:formula="of:=[global.D51]" office:value-type="string" office:string-value="-950.000000" calcext:value-type="string">
            <text:p>-950.000000</text:p>
          </table:table-cell>
          <table:table-cell table:formula="of:=[global.E51]" office:value-type="string" office:string-value="-950.000000" calcext:value-type="string">
            <text:p>-950.000000</text:p>
          </table:table-cell>
          <table:table-cell table:formula="of:=[global.F51]" office:value-type="string" office:string-value="0.075213" calcext:value-type="string">
            <text:p>0.075213</text:p>
          </table:table-cell>
          <table:table-cell table:formula="of:=[global.G51]" office:value-type="float" office:value="10" calcext:value-type="float">
            <text:p>10</text:p>
          </table:table-cell>
          <table:table-cell table:formula="of:=[global.H51]" office:value-type="string" office:string-value="NONE" calcext:value-type="string">
            <text:p>NONE</text:p>
          </table:table-cell>
          <table:table-cell table:formula="of:=[ra.I51]" office:value-type="float" office:value="-950" calcext:value-type="float">
            <text:p>-950</text:p>
          </table:table-cell>
          <table:table-cell table:formula="of:=[vns.H51]" office:value-type="float" office:value="-950" calcext:value-type="float">
            <text:p>-950</text:p>
          </table:table-cell>
          <table:table-cell table:formula="of:=[.I51]-[.J5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52]" office:value-type="string" office:string-value="rand-4-15-15-250-1.dssp" calcext:value-type="string">
            <text:p>rand-4-15-15-250-1.dssp</text:p>
          </table:table-cell>
          <table:table-cell table:formula="of:=[global.B52]" office:value-type="float" office:value="1" calcext:value-type="float">
            <text:p>1</text:p>
          </table:table-cell>
          <table:table-cell table:formula="of:=[global.C52]" office:value-type="string" office:string-value="-226.000000" calcext:value-type="string">
            <text:p>-226.000000</text:p>
          </table:table-cell>
          <table:table-cell table:formula="of:=[global.D52]" office:value-type="string" office:string-value="-226.000000" calcext:value-type="string">
            <text:p>-226.000000</text:p>
          </table:table-cell>
          <table:table-cell table:formula="of:=[global.E52]" office:value-type="string" office:string-value="-226.000000" calcext:value-type="string">
            <text:p>-226.000000</text:p>
          </table:table-cell>
          <table:table-cell table:formula="of:=[global.F52]" office:value-type="string" office:string-value="0.024326" calcext:value-type="string">
            <text:p>0.024326</text:p>
          </table:table-cell>
          <table:table-cell table:formula="of:=[global.G52]" office:value-type="float" office:value="10" calcext:value-type="float">
            <text:p>10</text:p>
          </table:table-cell>
          <table:table-cell table:formula="of:=[global.H52]" office:value-type="string" office:string-value="NONE" calcext:value-type="string">
            <text:p>NONE</text:p>
          </table:table-cell>
          <table:table-cell table:formula="of:=[ra.I52]" office:value-type="float" office:value="-226" calcext:value-type="float">
            <text:p>-226</text:p>
          </table:table-cell>
          <table:table-cell table:formula="of:=[vns.H52]" office:value-type="float" office:value="-226" calcext:value-type="float">
            <text:p>-226</text:p>
          </table:table-cell>
          <table:table-cell table:formula="of:=[.I52]-[.J5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53]" office:value-type="string" office:string-value="rand-4-15-15-250-2.dssp" calcext:value-type="string">
            <text:p>rand-4-15-15-250-2.dssp</text:p>
          </table:table-cell>
          <table:table-cell table:formula="of:=[global.B53]" office:value-type="float" office:value="2" calcext:value-type="float">
            <text:p>2</text:p>
          </table:table-cell>
          <table:table-cell table:formula="of:=[global.C53]" office:value-type="string" office:string-value="-237.000000" calcext:value-type="string">
            <text:p>-237.000000</text:p>
          </table:table-cell>
          <table:table-cell table:formula="of:=[global.D53]" office:value-type="string" office:string-value="-237.000000" calcext:value-type="string">
            <text:p>-237.000000</text:p>
          </table:table-cell>
          <table:table-cell table:formula="of:=[global.E53]" office:value-type="string" office:string-value="-237.000000" calcext:value-type="string">
            <text:p>-237.000000</text:p>
          </table:table-cell>
          <table:table-cell table:formula="of:=[global.F53]" office:value-type="string" office:string-value="0.026566" calcext:value-type="string">
            <text:p>0.026566</text:p>
          </table:table-cell>
          <table:table-cell table:formula="of:=[global.G53]" office:value-type="float" office:value="10" calcext:value-type="float">
            <text:p>10</text:p>
          </table:table-cell>
          <table:table-cell table:formula="of:=[global.H53]" office:value-type="string" office:string-value="NONE" calcext:value-type="string">
            <text:p>NONE</text:p>
          </table:table-cell>
          <table:table-cell table:formula="of:=[ra.I53]" office:value-type="float" office:value="-236" calcext:value-type="float">
            <text:p>-236</text:p>
          </table:table-cell>
          <table:table-cell table:formula="of:=[vns.H53]" office:value-type="float" office:value="-237" calcext:value-type="float">
            <text:p>-237</text:p>
          </table:table-cell>
          <table:table-cell table:formula="of:=[.I53]-[.J53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global.A54]" office:value-type="string" office:string-value="rand-4-15-15-500-1.dssp" calcext:value-type="string">
            <text:p>rand-4-15-15-500-1.dssp</text:p>
          </table:table-cell>
          <table:table-cell table:formula="of:=[global.B54]" office:value-type="float" office:value="2" calcext:value-type="float">
            <text:p>2</text:p>
          </table:table-cell>
          <table:table-cell table:formula="of:=[global.C54]" office:value-type="string" office:string-value="-453.000000" calcext:value-type="string">
            <text:p>-453.000000</text:p>
          </table:table-cell>
          <table:table-cell table:formula="of:=[global.D54]" office:value-type="string" office:string-value="-453.000000" calcext:value-type="string">
            <text:p>-453.000000</text:p>
          </table:table-cell>
          <table:table-cell table:formula="of:=[global.E54]" office:value-type="string" office:string-value="-453.000000" calcext:value-type="string">
            <text:p>-453.000000</text:p>
          </table:table-cell>
          <table:table-cell table:formula="of:=[global.F54]" office:value-type="string" office:string-value="0.063737" calcext:value-type="string">
            <text:p>0.063737</text:p>
          </table:table-cell>
          <table:table-cell table:formula="of:=[global.G54]" office:value-type="float" office:value="10" calcext:value-type="float">
            <text:p>10</text:p>
          </table:table-cell>
          <table:table-cell table:formula="of:=[global.H54]" office:value-type="string" office:string-value="NONE" calcext:value-type="string">
            <text:p>NONE</text:p>
          </table:table-cell>
          <table:table-cell table:formula="of:=[ra.I54]" office:value-type="float" office:value="-452" calcext:value-type="float">
            <text:p>-452</text:p>
          </table:table-cell>
          <table:table-cell table:formula="of:=[vns.H54]" office:value-type="float" office:value="-452" calcext:value-type="float">
            <text:p>-452</text:p>
          </table:table-cell>
          <table:table-cell table:formula="of:=[.I54]-[.J5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55]" office:value-type="string" office:string-value="rand-4-15-15-500-2.dssp" calcext:value-type="string">
            <text:p>rand-4-15-15-500-2.dssp</text:p>
          </table:table-cell>
          <table:table-cell table:formula="of:=[global.B55]" office:value-type="float" office:value="1" calcext:value-type="float">
            <text:p>1</text:p>
          </table:table-cell>
          <table:table-cell table:formula="of:=[global.C55]" office:value-type="string" office:string-value="-475.000000" calcext:value-type="string">
            <text:p>-475.000000</text:p>
          </table:table-cell>
          <table:table-cell table:formula="of:=[global.D55]" office:value-type="string" office:string-value="-475.000000" calcext:value-type="string">
            <text:p>-475.000000</text:p>
          </table:table-cell>
          <table:table-cell table:formula="of:=[global.E55]" office:value-type="string" office:string-value="-475.000000" calcext:value-type="string">
            <text:p>-475.000000</text:p>
          </table:table-cell>
          <table:table-cell table:formula="of:=[global.F55]" office:value-type="string" office:string-value="0.025965" calcext:value-type="string">
            <text:p>0.025965</text:p>
          </table:table-cell>
          <table:table-cell table:formula="of:=[global.G55]" office:value-type="float" office:value="10" calcext:value-type="float">
            <text:p>10</text:p>
          </table:table-cell>
          <table:table-cell table:formula="of:=[global.H55]" office:value-type="string" office:string-value="NONE" calcext:value-type="string">
            <text:p>NONE</text:p>
          </table:table-cell>
          <table:table-cell table:formula="of:=[ra.I55]" office:value-type="float" office:value="-475" calcext:value-type="float">
            <text:p>-475</text:p>
          </table:table-cell>
          <table:table-cell table:formula="of:=[vns.H55]" office:value-type="float" office:value="-475" calcext:value-type="float">
            <text:p>-475</text:p>
          </table:table-cell>
          <table:table-cell table:formula="of:=[.I55]-[.J5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56]" office:value-type="string" office:string-value="rand-4-15-15-750-1.dssp" calcext:value-type="string">
            <text:p>rand-4-15-15-750-1.dssp</text:p>
          </table:table-cell>
          <table:table-cell table:formula="of:=[global.B56]" office:value-type="float" office:value="1" calcext:value-type="float">
            <text:p>1</text:p>
          </table:table-cell>
          <table:table-cell table:formula="of:=[global.C56]" office:value-type="string" office:string-value="-677.000000" calcext:value-type="string">
            <text:p>-677.000000</text:p>
          </table:table-cell>
          <table:table-cell table:formula="of:=[global.D56]" office:value-type="string" office:string-value="-677.000000" calcext:value-type="string">
            <text:p>-677.000000</text:p>
          </table:table-cell>
          <table:table-cell table:formula="of:=[global.E56]" office:value-type="string" office:string-value="-677.000000" calcext:value-type="string">
            <text:p>-677.000000</text:p>
          </table:table-cell>
          <table:table-cell table:formula="of:=[global.F56]" office:value-type="string" office:string-value="0.074630" calcext:value-type="string">
            <text:p>0.074630</text:p>
          </table:table-cell>
          <table:table-cell table:formula="of:=[global.G56]" office:value-type="float" office:value="10" calcext:value-type="float">
            <text:p>10</text:p>
          </table:table-cell>
          <table:table-cell table:formula="of:=[global.H56]" office:value-type="string" office:string-value="NONE" calcext:value-type="string">
            <text:p>NONE</text:p>
          </table:table-cell>
          <table:table-cell table:formula="of:=[ra.I56]" office:value-type="float" office:value="-677" calcext:value-type="float">
            <text:p>-677</text:p>
          </table:table-cell>
          <table:table-cell table:formula="of:=[vns.H56]" office:value-type="float" office:value="-677" calcext:value-type="float">
            <text:p>-677</text:p>
          </table:table-cell>
          <table:table-cell table:formula="of:=[.I56]-[.J5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57]" office:value-type="string" office:string-value="rand-4-15-15-750-2.dssp" calcext:value-type="string">
            <text:p>rand-4-15-15-750-2.dssp</text:p>
          </table:table-cell>
          <table:table-cell table:formula="of:=[global.B57]" office:value-type="float" office:value="1" calcext:value-type="float">
            <text:p>1</text:p>
          </table:table-cell>
          <table:table-cell table:formula="of:=[global.C57]" office:value-type="string" office:string-value="-710.000000" calcext:value-type="string">
            <text:p>-710.000000</text:p>
          </table:table-cell>
          <table:table-cell table:formula="of:=[global.D57]" office:value-type="string" office:string-value="-710.000000" calcext:value-type="string">
            <text:p>-710.000000</text:p>
          </table:table-cell>
          <table:table-cell table:formula="of:=[global.E57]" office:value-type="string" office:string-value="-710.000000" calcext:value-type="string">
            <text:p>-710.000000</text:p>
          </table:table-cell>
          <table:table-cell table:formula="of:=[global.F57]" office:value-type="string" office:string-value="0.048384" calcext:value-type="string">
            <text:p>0.048384</text:p>
          </table:table-cell>
          <table:table-cell table:formula="of:=[global.G57]" office:value-type="float" office:value="10" calcext:value-type="float">
            <text:p>10</text:p>
          </table:table-cell>
          <table:table-cell table:formula="of:=[global.H57]" office:value-type="string" office:string-value="NONE" calcext:value-type="string">
            <text:p>NONE</text:p>
          </table:table-cell>
          <table:table-cell table:formula="of:=[ra.I57]" office:value-type="float" office:value="-710" calcext:value-type="float">
            <text:p>-710</text:p>
          </table:table-cell>
          <table:table-cell table:formula="of:=[vns.H57]" office:value-type="float" office:value="-710" calcext:value-type="float">
            <text:p>-710</text:p>
          </table:table-cell>
          <table:table-cell table:formula="of:=[.I57]-[.J5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58]" office:value-type="string" office:string-value="rand-4-20-20-1000-1.dssp" calcext:value-type="string">
            <text:p>rand-4-20-20-1000-1.dssp</text:p>
          </table:table-cell>
          <table:table-cell table:formula="of:=[global.B58]" office:value-type="float" office:value="2" calcext:value-type="float">
            <text:p>2</text:p>
          </table:table-cell>
          <table:table-cell table:formula="of:=[global.C58]" office:value-type="string" office:string-value="-892.000000" calcext:value-type="string">
            <text:p>-892.000000</text:p>
          </table:table-cell>
          <table:table-cell table:formula="of:=[global.D58]" office:value-type="string" office:string-value="-892.000000" calcext:value-type="string">
            <text:p>-892.000000</text:p>
          </table:table-cell>
          <table:table-cell table:formula="of:=[global.E58]" office:value-type="string" office:string-value="-892.000000" calcext:value-type="string">
            <text:p>-892.000000</text:p>
          </table:table-cell>
          <table:table-cell table:formula="of:=[global.F58]" office:value-type="string" office:string-value="0.204245" calcext:value-type="string">
            <text:p>0.204245</text:p>
          </table:table-cell>
          <table:table-cell table:formula="of:=[global.G58]" office:value-type="float" office:value="10" calcext:value-type="float">
            <text:p>10</text:p>
          </table:table-cell>
          <table:table-cell table:formula="of:=[global.H58]" office:value-type="string" office:string-value="NONE" calcext:value-type="string">
            <text:p>NONE</text:p>
          </table:table-cell>
          <table:table-cell table:formula="of:=[ra.I58]" office:value-type="float" office:value="-891" calcext:value-type="float">
            <text:p>-891</text:p>
          </table:table-cell>
          <table:table-cell table:formula="of:=[vns.H58]" office:value-type="float" office:value="-891" calcext:value-type="float">
            <text:p>-891</text:p>
          </table:table-cell>
          <table:table-cell table:formula="of:=[.I58]-[.J5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59]" office:value-type="string" office:string-value="rand-4-20-20-1000-2.dssp" calcext:value-type="string">
            <text:p>rand-4-20-20-1000-2.dssp</text:p>
          </table:table-cell>
          <table:table-cell table:formula="of:=[global.B59]" office:value-type="float" office:value="15" calcext:value-type="float">
            <text:p>15</text:p>
          </table:table-cell>
          <table:table-cell table:formula="of:=[global.C59]" office:value-type="string" office:string-value="-940.000000" calcext:value-type="string">
            <text:p>-940.000000</text:p>
          </table:table-cell>
          <table:table-cell table:formula="of:=[global.D59]" office:value-type="string" office:string-value="-940.000000" calcext:value-type="string">
            <text:p>-940.000000</text:p>
          </table:table-cell>
          <table:table-cell table:formula="of:=[global.E59]" office:value-type="string" office:string-value="-940.000000" calcext:value-type="string">
            <text:p>-940.000000</text:p>
          </table:table-cell>
          <table:table-cell table:formula="of:=[global.F59]" office:value-type="string" office:string-value="0.658445" calcext:value-type="string">
            <text:p>0.658445</text:p>
          </table:table-cell>
          <table:table-cell table:formula="of:=[global.G59]" office:value-type="float" office:value="10" calcext:value-type="float">
            <text:p>10</text:p>
          </table:table-cell>
          <table:table-cell table:formula="of:=[global.H59]" office:value-type="string" office:string-value="NONE" calcext:value-type="string">
            <text:p>NONE</text:p>
          </table:table-cell>
          <table:table-cell table:formula="of:=[ra.I59]" office:value-type="float" office:value="-939" calcext:value-type="float">
            <text:p>-939</text:p>
          </table:table-cell>
          <table:table-cell table:formula="of:=[vns.H59]" office:value-type="float" office:value="-939" calcext:value-type="float">
            <text:p>-939</text:p>
          </table:table-cell>
          <table:table-cell table:formula="of:=[.I59]-[.J5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60]" office:value-type="string" office:string-value="rand-4-20-20-250-1.dssp" calcext:value-type="string">
            <text:p>rand-4-20-20-250-1.dssp</text:p>
          </table:table-cell>
          <table:table-cell table:formula="of:=[global.B60]" office:value-type="float" office:value="1" calcext:value-type="float">
            <text:p>1</text:p>
          </table:table-cell>
          <table:table-cell table:formula="of:=[global.C60]" office:value-type="string" office:string-value="-223.000000" calcext:value-type="string">
            <text:p>-223.000000</text:p>
          </table:table-cell>
          <table:table-cell table:formula="of:=[global.D60]" office:value-type="string" office:string-value="-223.000000" calcext:value-type="string">
            <text:p>-223.000000</text:p>
          </table:table-cell>
          <table:table-cell table:formula="of:=[global.E60]" office:value-type="string" office:string-value="-223.000000" calcext:value-type="string">
            <text:p>-223.000000</text:p>
          </table:table-cell>
          <table:table-cell table:formula="of:=[global.F60]" office:value-type="string" office:string-value="0.018586" calcext:value-type="string">
            <text:p>0.018586</text:p>
          </table:table-cell>
          <table:table-cell table:formula="of:=[global.G60]" office:value-type="float" office:value="10" calcext:value-type="float">
            <text:p>10</text:p>
          </table:table-cell>
          <table:table-cell table:formula="of:=[global.H60]" office:value-type="string" office:string-value="NONE" calcext:value-type="string">
            <text:p>NONE</text:p>
          </table:table-cell>
          <table:table-cell table:formula="of:=[ra.I60]" office:value-type="float" office:value="-223" calcext:value-type="float">
            <text:p>-223</text:p>
          </table:table-cell>
          <table:table-cell table:formula="of:=[vns.H60]" office:value-type="float" office:value="-223" calcext:value-type="float">
            <text:p>-223</text:p>
          </table:table-cell>
          <table:table-cell table:formula="of:=[.I60]-[.J6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61]" office:value-type="string" office:string-value="rand-4-20-20-250-2.dssp" calcext:value-type="string">
            <text:p>rand-4-20-20-250-2.dssp</text:p>
          </table:table-cell>
          <table:table-cell table:formula="of:=[global.B61]" office:value-type="float" office:value="5" calcext:value-type="float">
            <text:p>5</text:p>
          </table:table-cell>
          <table:table-cell table:formula="of:=[global.C61]" office:value-type="string" office:string-value="-235.000000" calcext:value-type="string">
            <text:p>-235.000000</text:p>
          </table:table-cell>
          <table:table-cell table:formula="of:=[global.D61]" office:value-type="string" office:string-value="-235.000000" calcext:value-type="string">
            <text:p>-235.000000</text:p>
          </table:table-cell>
          <table:table-cell table:formula="of:=[global.E61]" office:value-type="string" office:string-value="-235.912821" calcext:value-type="string">
            <text:p>-235.912821</text:p>
          </table:table-cell>
          <table:table-cell table:formula="of:=[global.F61]" office:value-type="string" office:string-value="0.079707" calcext:value-type="string">
            <text:p>0.079707</text:p>
          </table:table-cell>
          <table:table-cell table:formula="of:=[global.G61]" office:value-type="float" office:value="10" calcext:value-type="float">
            <text:p>10</text:p>
          </table:table-cell>
          <table:table-cell table:formula="of:=[global.H61]" office:value-type="string" office:string-value="NONE" calcext:value-type="string">
            <text:p>NONE</text:p>
          </table:table-cell>
          <table:table-cell table:formula="of:=[ra.I61]" office:value-type="float" office:value="-235" calcext:value-type="float">
            <text:p>-235</text:p>
          </table:table-cell>
          <table:table-cell table:formula="of:=[vns.H61]" office:value-type="float" office:value="-235" calcext:value-type="float">
            <text:p>-235</text:p>
          </table:table-cell>
          <table:table-cell table:formula="of:=[.I61]-[.J6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62]" office:value-type="string" office:string-value="rand-4-20-20-500-1.dssp" calcext:value-type="string">
            <text:p>rand-4-20-20-500-1.dssp</text:p>
          </table:table-cell>
          <table:table-cell table:formula="of:=[global.B62]" office:value-type="float" office:value="27" calcext:value-type="float">
            <text:p>27</text:p>
          </table:table-cell>
          <table:table-cell table:formula="of:=[global.C62]" office:value-type="string" office:string-value="-448.000000" calcext:value-type="string">
            <text:p>-448.000000</text:p>
          </table:table-cell>
          <table:table-cell table:formula="of:=[global.D62]" office:value-type="string" office:string-value="-448.000000" calcext:value-type="string">
            <text:p>-448.000000</text:p>
          </table:table-cell>
          <table:table-cell table:formula="of:=[global.E62]" office:value-type="string" office:string-value="-448.000000" calcext:value-type="string">
            <text:p>-448.000000</text:p>
          </table:table-cell>
          <table:table-cell table:formula="of:=[global.F62]" office:value-type="string" office:string-value="0.900395" calcext:value-type="string">
            <text:p>0.900395</text:p>
          </table:table-cell>
          <table:table-cell table:formula="of:=[global.G62]" office:value-type="float" office:value="10" calcext:value-type="float">
            <text:p>10</text:p>
          </table:table-cell>
          <table:table-cell table:formula="of:=[global.H62]" office:value-type="string" office:string-value="NONE" calcext:value-type="string">
            <text:p>NONE</text:p>
          </table:table-cell>
          <table:table-cell table:formula="of:=[ra.I62]" office:value-type="float" office:value="-447" calcext:value-type="float">
            <text:p>-447</text:p>
          </table:table-cell>
          <table:table-cell table:formula="of:=[vns.H62]" office:value-type="float" office:value="-447" calcext:value-type="float">
            <text:p>-447</text:p>
          </table:table-cell>
          <table:table-cell table:formula="of:=[.I62]-[.J6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63]" office:value-type="string" office:string-value="rand-4-20-20-500-2.dssp" calcext:value-type="string">
            <text:p>rand-4-20-20-500-2.dssp</text:p>
          </table:table-cell>
          <table:table-cell table:formula="of:=[global.B63]" office:value-type="float" office:value="5" calcext:value-type="float">
            <text:p>5</text:p>
          </table:table-cell>
          <table:table-cell table:formula="of:=[global.C63]" office:value-type="string" office:string-value="-471.000000" calcext:value-type="string">
            <text:p>-471.000000</text:p>
          </table:table-cell>
          <table:table-cell table:formula="of:=[global.D63]" office:value-type="string" office:string-value="-471.000000" calcext:value-type="string">
            <text:p>-471.000000</text:p>
          </table:table-cell>
          <table:table-cell table:formula="of:=[global.E63]" office:value-type="string" office:string-value="-471.000000" calcext:value-type="string">
            <text:p>-471.000000</text:p>
          </table:table-cell>
          <table:table-cell table:formula="of:=[global.F63]" office:value-type="string" office:string-value="0.159526" calcext:value-type="string">
            <text:p>0.159526</text:p>
          </table:table-cell>
          <table:table-cell table:formula="of:=[global.G63]" office:value-type="float" office:value="10" calcext:value-type="float">
            <text:p>10</text:p>
          </table:table-cell>
          <table:table-cell table:formula="of:=[global.H63]" office:value-type="string" office:string-value="NONE" calcext:value-type="string">
            <text:p>NONE</text:p>
          </table:table-cell>
          <table:table-cell table:formula="of:=[ra.I63]" office:value-type="float" office:value="-470" calcext:value-type="float">
            <text:p>-470</text:p>
          </table:table-cell>
          <table:table-cell table:formula="of:=[vns.H63]" office:value-type="float" office:value="-470" calcext:value-type="float">
            <text:p>-470</text:p>
          </table:table-cell>
          <table:table-cell table:formula="of:=[.I63]-[.J6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64]" office:value-type="string" office:string-value="rand-4-20-20-750-1.dssp" calcext:value-type="string">
            <text:p>rand-4-20-20-750-1.dssp</text:p>
          </table:table-cell>
          <table:table-cell table:formula="of:=[global.B64]" office:value-type="float" office:value="178" calcext:value-type="float">
            <text:p>178</text:p>
          </table:table-cell>
          <table:table-cell table:formula="of:=[global.C64]" office:value-type="string" office:string-value="-673.000000" calcext:value-type="string">
            <text:p>-673.000000</text:p>
          </table:table-cell>
          <table:table-cell table:formula="of:=[global.D64]" office:value-type="string" office:string-value="-673.000000" calcext:value-type="string">
            <text:p>-673.000000</text:p>
          </table:table-cell>
          <table:table-cell table:formula="of:=[global.E64]" office:value-type="string" office:string-value="-673.000000" calcext:value-type="string">
            <text:p>-673.000000</text:p>
          </table:table-cell>
          <table:table-cell table:formula="of:=[global.F64]" office:value-type="string" office:string-value="3.689829" calcext:value-type="string">
            <text:p>3.689829</text:p>
          </table:table-cell>
          <table:table-cell table:formula="of:=[global.G64]" office:value-type="float" office:value="10" calcext:value-type="float">
            <text:p>10</text:p>
          </table:table-cell>
          <table:table-cell table:formula="of:=[global.H64]" office:value-type="string" office:string-value="NONE" calcext:value-type="string">
            <text:p>NONE</text:p>
          </table:table-cell>
          <table:table-cell table:formula="of:=[ra.I64]" office:value-type="float" office:value="-672" calcext:value-type="float">
            <text:p>-672</text:p>
          </table:table-cell>
          <table:table-cell table:formula="of:=[vns.H64]" office:value-type="float" office:value="-672" calcext:value-type="float">
            <text:p>-672</text:p>
          </table:table-cell>
          <table:table-cell table:formula="of:=[.I64]-[.J6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65]" office:value-type="string" office:string-value="rand-4-20-20-750-2.dssp" calcext:value-type="string">
            <text:p>rand-4-20-20-750-2.dssp</text:p>
          </table:table-cell>
          <table:table-cell table:formula="of:=[global.B65]" office:value-type="float" office:value="1" calcext:value-type="float">
            <text:p>1</text:p>
          </table:table-cell>
          <table:table-cell table:formula="of:=[global.C65]" office:value-type="string" office:string-value="-705.000000" calcext:value-type="string">
            <text:p>-705.000000</text:p>
          </table:table-cell>
          <table:table-cell table:formula="of:=[global.D65]" office:value-type="string" office:string-value="-705.000000" calcext:value-type="string">
            <text:p>-705.000000</text:p>
          </table:table-cell>
          <table:table-cell table:formula="of:=[global.E65]" office:value-type="string" office:string-value="-705.000000" calcext:value-type="string">
            <text:p>-705.000000</text:p>
          </table:table-cell>
          <table:table-cell table:formula="of:=[global.F65]" office:value-type="string" office:string-value="0.093875" calcext:value-type="string">
            <text:p>0.093875</text:p>
          </table:table-cell>
          <table:table-cell table:formula="of:=[global.G65]" office:value-type="float" office:value="10" calcext:value-type="float">
            <text:p>10</text:p>
          </table:table-cell>
          <table:table-cell table:formula="of:=[global.H65]" office:value-type="string" office:string-value="NONE" calcext:value-type="string">
            <text:p>NONE</text:p>
          </table:table-cell>
          <table:table-cell table:formula="of:=[ra.I65]" office:value-type="float" office:value="-705" calcext:value-type="float">
            <text:p>-705</text:p>
          </table:table-cell>
          <table:table-cell table:formula="of:=[vns.H65]" office:value-type="float" office:value="-705" calcext:value-type="float">
            <text:p>-705</text:p>
          </table:table-cell>
          <table:table-cell table:formula="of:=[.I65]-[.J6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66]" office:value-type="string" office:string-value="rand-4-25-25-1000-1.dssp" calcext:value-type="string">
            <text:p>rand-4-25-25-1000-1.dssp</text:p>
          </table:table-cell>
          <table:table-cell table:formula="of:=[global.B66]" office:value-type="float" office:value="3" calcext:value-type="float">
            <text:p>3</text:p>
          </table:table-cell>
          <table:table-cell table:formula="of:=[global.C66]" office:value-type="string" office:string-value="-886.000000" calcext:value-type="string">
            <text:p>-886.000000</text:p>
          </table:table-cell>
          <table:table-cell table:formula="of:=[global.D66]" office:value-type="string" office:string-value="-886.000000" calcext:value-type="string">
            <text:p>-886.000000</text:p>
          </table:table-cell>
          <table:table-cell table:formula="of:=[global.E66]" office:value-type="string" office:string-value="-886.000000" calcext:value-type="string">
            <text:p>-886.000000</text:p>
          </table:table-cell>
          <table:table-cell table:formula="of:=[global.F66]" office:value-type="string" office:string-value="0.310628" calcext:value-type="string">
            <text:p>0.310628</text:p>
          </table:table-cell>
          <table:table-cell table:formula="of:=[global.G66]" office:value-type="float" office:value="10" calcext:value-type="float">
            <text:p>10</text:p>
          </table:table-cell>
          <table:table-cell table:formula="of:=[global.H66]" office:value-type="string" office:string-value="NONE" calcext:value-type="string">
            <text:p>NONE</text:p>
          </table:table-cell>
          <table:table-cell table:formula="of:=[ra.I66]" office:value-type="float" office:value="-884" calcext:value-type="float">
            <text:p>-884</text:p>
          </table:table-cell>
          <table:table-cell table:formula="of:=[vns.H66]" office:value-type="float" office:value="-886" calcext:value-type="float">
            <text:p>-886</text:p>
          </table:table-cell>
          <table:table-cell table:formula="of:=[.I66]-[.J66]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global.A67]" office:value-type="string" office:string-value="rand-4-25-25-1000-2.dssp" calcext:value-type="string">
            <text:p>rand-4-25-25-1000-2.dssp</text:p>
          </table:table-cell>
          <table:table-cell table:formula="of:=[global.B67]" office:value-type="float" office:value="4" calcext:value-type="float">
            <text:p>4</text:p>
          </table:table-cell>
          <table:table-cell table:formula="of:=[global.C67]" office:value-type="string" office:string-value="-933.000000" calcext:value-type="string">
            <text:p>-933.000000</text:p>
          </table:table-cell>
          <table:table-cell table:formula="of:=[global.D67]" office:value-type="string" office:string-value="-933.000000" calcext:value-type="string">
            <text:p>-933.000000</text:p>
          </table:table-cell>
          <table:table-cell table:formula="of:=[global.E67]" office:value-type="string" office:string-value="-933.000000" calcext:value-type="string">
            <text:p>-933.000000</text:p>
          </table:table-cell>
          <table:table-cell table:formula="of:=[global.F67]" office:value-type="string" office:string-value="0.318560" calcext:value-type="string">
            <text:p>0.318560</text:p>
          </table:table-cell>
          <table:table-cell table:formula="of:=[global.G67]" office:value-type="float" office:value="10" calcext:value-type="float">
            <text:p>10</text:p>
          </table:table-cell>
          <table:table-cell table:formula="of:=[global.H67]" office:value-type="string" office:string-value="NONE" calcext:value-type="string">
            <text:p>NONE</text:p>
          </table:table-cell>
          <table:table-cell table:formula="of:=[ra.I67]" office:value-type="float" office:value="-932" calcext:value-type="float">
            <text:p>-932</text:p>
          </table:table-cell>
          <table:table-cell table:formula="of:=[vns.H67]" office:value-type="float" office:value="-932" calcext:value-type="float">
            <text:p>-932</text:p>
          </table:table-cell>
          <table:table-cell table:formula="of:=[.I67]-[.J6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68]" office:value-type="string" office:string-value="rand-4-25-25-250-1.dssp" calcext:value-type="string">
            <text:p>rand-4-25-25-250-1.dssp</text:p>
          </table:table-cell>
          <table:table-cell table:formula="of:=[global.B68]" office:value-type="float" office:value="5" calcext:value-type="float">
            <text:p>5</text:p>
          </table:table-cell>
          <table:table-cell table:formula="of:=[global.C68]" office:value-type="string" office:string-value="-220.000000" calcext:value-type="string">
            <text:p>-220.000000</text:p>
          </table:table-cell>
          <table:table-cell table:formula="of:=[global.D68]" office:value-type="string" office:string-value="-220.000000" calcext:value-type="string">
            <text:p>-220.000000</text:p>
          </table:table-cell>
          <table:table-cell table:formula="of:=[global.E68]" office:value-type="string" office:string-value="-220.000000" calcext:value-type="string">
            <text:p>-220.000000</text:p>
          </table:table-cell>
          <table:table-cell table:formula="of:=[global.F68]" office:value-type="string" office:string-value="0.133299" calcext:value-type="string">
            <text:p>0.133299</text:p>
          </table:table-cell>
          <table:table-cell table:formula="of:=[global.G68]" office:value-type="float" office:value="10" calcext:value-type="float">
            <text:p>10</text:p>
          </table:table-cell>
          <table:table-cell table:formula="of:=[global.H68]" office:value-type="string" office:string-value="NONE" calcext:value-type="string">
            <text:p>NONE</text:p>
          </table:table-cell>
          <table:table-cell table:formula="of:=[ra.I68]" office:value-type="float" office:value="-218" calcext:value-type="float">
            <text:p>-218</text:p>
          </table:table-cell>
          <table:table-cell table:formula="of:=[vns.H68]" office:value-type="float" office:value="-219" calcext:value-type="float">
            <text:p>-219</text:p>
          </table:table-cell>
          <table:table-cell table:formula="of:=[.I68]-[.J68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global.A69]" office:value-type="string" office:string-value="rand-4-25-25-250-2.dssp" calcext:value-type="string">
            <text:p>rand-4-25-25-250-2.dssp</text:p>
          </table:table-cell>
          <table:table-cell table:formula="of:=[global.B69]" office:value-type="float" office:value="20" calcext:value-type="float">
            <text:p>20</text:p>
          </table:table-cell>
          <table:table-cell table:formula="of:=[global.C69]" office:value-type="string" office:string-value="-232.000000" calcext:value-type="string">
            <text:p>-232.000000</text:p>
          </table:table-cell>
          <table:table-cell table:formula="of:=[global.D69]" office:value-type="string" office:string-value="-232.000000" calcext:value-type="string">
            <text:p>-232.000000</text:p>
          </table:table-cell>
          <table:table-cell table:formula="of:=[global.E69]" office:value-type="string" office:string-value="-232.038823" calcext:value-type="string">
            <text:p>-232.038823</text:p>
          </table:table-cell>
          <table:table-cell table:formula="of:=[global.F69]" office:value-type="string" office:string-value="0.335091" calcext:value-type="string">
            <text:p>0.335091</text:p>
          </table:table-cell>
          <table:table-cell table:formula="of:=[global.G69]" office:value-type="float" office:value="10" calcext:value-type="float">
            <text:p>10</text:p>
          </table:table-cell>
          <table:table-cell table:formula="of:=[global.H69]" office:value-type="string" office:string-value="NONE" calcext:value-type="string">
            <text:p>NONE</text:p>
          </table:table-cell>
          <table:table-cell table:formula="of:=[ra.I69]" office:value-type="float" office:value="-231" calcext:value-type="float">
            <text:p>-231</text:p>
          </table:table-cell>
          <table:table-cell table:formula="of:=[vns.H69]" office:value-type="float" office:value="-231" calcext:value-type="float">
            <text:p>-231</text:p>
          </table:table-cell>
          <table:table-cell table:formula="of:=[.I69]-[.J6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70]" office:value-type="string" office:string-value="rand-4-25-25-500-1.dssp" calcext:value-type="string">
            <text:p>rand-4-25-25-500-1.dssp</text:p>
          </table:table-cell>
          <table:table-cell table:formula="of:=[global.B70]" office:value-type="float" office:value="4" calcext:value-type="float">
            <text:p>4</text:p>
          </table:table-cell>
          <table:table-cell table:formula="of:=[global.C70]" office:value-type="string" office:string-value="-443.000000" calcext:value-type="string">
            <text:p>-443.000000</text:p>
          </table:table-cell>
          <table:table-cell table:formula="of:=[global.D70]" office:value-type="string" office:string-value="-443.000000" calcext:value-type="string">
            <text:p>-443.000000</text:p>
          </table:table-cell>
          <table:table-cell table:formula="of:=[global.E70]" office:value-type="string" office:string-value="-443.000000" calcext:value-type="string">
            <text:p>-443.000000</text:p>
          </table:table-cell>
          <table:table-cell table:formula="of:=[global.F70]" office:value-type="string" office:string-value="0.190943" calcext:value-type="string">
            <text:p>0.190943</text:p>
          </table:table-cell>
          <table:table-cell table:formula="of:=[global.G70]" office:value-type="float" office:value="10" calcext:value-type="float">
            <text:p>10</text:p>
          </table:table-cell>
          <table:table-cell table:formula="of:=[global.H70]" office:value-type="string" office:string-value="NONE" calcext:value-type="string">
            <text:p>NONE</text:p>
          </table:table-cell>
          <table:table-cell table:formula="of:=[ra.I70]" office:value-type="float" office:value="-442" calcext:value-type="float">
            <text:p>-442</text:p>
          </table:table-cell>
          <table:table-cell table:formula="of:=[vns.H70]" office:value-type="float" office:value="-442" calcext:value-type="float">
            <text:p>-442</text:p>
          </table:table-cell>
          <table:table-cell table:formula="of:=[.I70]-[.J7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71]" office:value-type="string" office:string-value="rand-4-25-25-500-2.dssp" calcext:value-type="string">
            <text:p>rand-4-25-25-500-2.dssp</text:p>
          </table:table-cell>
          <table:table-cell table:formula="of:=[global.B71]" office:value-type="float" office:value="4" calcext:value-type="float">
            <text:p>4</text:p>
          </table:table-cell>
          <table:table-cell table:formula="of:=[global.C71]" office:value-type="string" office:string-value="-467.000000" calcext:value-type="string">
            <text:p>-467.000000</text:p>
          </table:table-cell>
          <table:table-cell table:formula="of:=[global.D71]" office:value-type="string" office:string-value="-467.000000" calcext:value-type="string">
            <text:p>-467.000000</text:p>
          </table:table-cell>
          <table:table-cell table:formula="of:=[global.E71]" office:value-type="string" office:string-value="-467.890847" calcext:value-type="string">
            <text:p>-467.890847</text:p>
          </table:table-cell>
          <table:table-cell table:formula="of:=[global.F71]" office:value-type="string" office:string-value="0.192154" calcext:value-type="string">
            <text:p>0.192154</text:p>
          </table:table-cell>
          <table:table-cell table:formula="of:=[global.G71]" office:value-type="float" office:value="10" calcext:value-type="float">
            <text:p>10</text:p>
          </table:table-cell>
          <table:table-cell table:formula="of:=[global.H71]" office:value-type="string" office:string-value="NONE" calcext:value-type="string">
            <text:p>NONE</text:p>
          </table:table-cell>
          <table:table-cell table:formula="of:=[ra.I71]" office:value-type="float" office:value="-466" calcext:value-type="float">
            <text:p>-466</text:p>
          </table:table-cell>
          <table:table-cell table:formula="of:=[vns.H71]" office:value-type="float" office:value="-467" calcext:value-type="float">
            <text:p>-467</text:p>
          </table:table-cell>
          <table:table-cell table:formula="of:=[.I71]-[.J71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global.A72]" office:value-type="string" office:string-value="rand-4-25-25-750-1.dssp" calcext:value-type="string">
            <text:p>rand-4-25-25-750-1.dssp</text:p>
          </table:table-cell>
          <table:table-cell table:formula="of:=[global.B72]" office:value-type="float" office:value="8" calcext:value-type="float">
            <text:p>8</text:p>
          </table:table-cell>
          <table:table-cell table:formula="of:=[global.C72]" office:value-type="string" office:string-value="-662.000000" calcext:value-type="string">
            <text:p>-662.000000</text:p>
          </table:table-cell>
          <table:table-cell table:formula="of:=[global.D72]" office:value-type="string" office:string-value="-662.000000" calcext:value-type="string">
            <text:p>-662.000000</text:p>
          </table:table-cell>
          <table:table-cell table:formula="of:=[global.E72]" office:value-type="string" office:string-value="-662.000000" calcext:value-type="string">
            <text:p>-662.000000</text:p>
          </table:table-cell>
          <table:table-cell table:formula="of:=[global.F72]" office:value-type="string" office:string-value="0.381098" calcext:value-type="string">
            <text:p>0.381098</text:p>
          </table:table-cell>
          <table:table-cell table:formula="of:=[global.G72]" office:value-type="float" office:value="10" calcext:value-type="float">
            <text:p>10</text:p>
          </table:table-cell>
          <table:table-cell table:formula="of:=[global.H72]" office:value-type="string" office:string-value="NONE" calcext:value-type="string">
            <text:p>NONE</text:p>
          </table:table-cell>
          <table:table-cell table:formula="of:=[ra.I72]" office:value-type="float" office:value="-661" calcext:value-type="float">
            <text:p>-661</text:p>
          </table:table-cell>
          <table:table-cell table:formula="of:=[vns.H72]" office:value-type="float" office:value="-661" calcext:value-type="float">
            <text:p>-661</text:p>
          </table:table-cell>
          <table:table-cell table:formula="of:=[.I72]-[.J7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73]" office:value-type="string" office:string-value="rand-4-25-25-750-2.dssp" calcext:value-type="string">
            <text:p>rand-4-25-25-750-2.dssp</text:p>
          </table:table-cell>
          <table:table-cell table:formula="of:=[global.B73]" office:value-type="float" office:value="27" calcext:value-type="float">
            <text:p>27</text:p>
          </table:table-cell>
          <table:table-cell table:formula="of:=[global.C73]" office:value-type="string" office:string-value="-701.000000" calcext:value-type="string">
            <text:p>-701.000000</text:p>
          </table:table-cell>
          <table:table-cell table:formula="of:=[global.D73]" office:value-type="string" office:string-value="-701.000000" calcext:value-type="string">
            <text:p>-701.000000</text:p>
          </table:table-cell>
          <table:table-cell table:formula="of:=[global.E73]" office:value-type="string" office:string-value="-701.040000" calcext:value-type="string">
            <text:p>-701.040000</text:p>
          </table:table-cell>
          <table:table-cell table:formula="of:=[global.F73]" office:value-type="string" office:string-value="1.454033" calcext:value-type="string">
            <text:p>1.454033</text:p>
          </table:table-cell>
          <table:table-cell table:formula="of:=[global.G73]" office:value-type="float" office:value="10" calcext:value-type="float">
            <text:p>10</text:p>
          </table:table-cell>
          <table:table-cell table:formula="of:=[global.H73]" office:value-type="string" office:string-value="NONE" calcext:value-type="string">
            <text:p>NONE</text:p>
          </table:table-cell>
          <table:table-cell table:formula="of:=[ra.I73]" office:value-type="float" office:value="-700" calcext:value-type="float">
            <text:p>-700</text:p>
          </table:table-cell>
          <table:table-cell table:formula="of:=[vns.H73]" office:value-type="float" office:value="-700" calcext:value-type="float">
            <text:p>-700</text:p>
          </table:table-cell>
          <table:table-cell table:formula="of:=[.I73]-[.J7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74]" office:value-type="string" office:string-value="rand-4-5-5-1000-1.dssp" calcext:value-type="string">
            <text:p>rand-4-5-5-1000-1.dssp</text:p>
          </table:table-cell>
          <table:table-cell table:formula="of:=[global.B74]" office:value-type="float" office:value="1" calcext:value-type="float">
            <text:p>1</text:p>
          </table:table-cell>
          <table:table-cell table:formula="of:=[global.C74]" office:value-type="string" office:string-value="-967.000000" calcext:value-type="string">
            <text:p>-967.000000</text:p>
          </table:table-cell>
          <table:table-cell table:formula="of:=[global.D74]" office:value-type="string" office:string-value="-967.000000" calcext:value-type="string">
            <text:p>-967.000000</text:p>
          </table:table-cell>
          <table:table-cell table:formula="of:=[global.E74]" office:value-type="string" office:string-value="-967.000000" calcext:value-type="string">
            <text:p>-967.000000</text:p>
          </table:table-cell>
          <table:table-cell table:formula="of:=[global.F74]" office:value-type="string" office:string-value="0.033288" calcext:value-type="string">
            <text:p>0.033288</text:p>
          </table:table-cell>
          <table:table-cell table:formula="of:=[global.G74]" office:value-type="float" office:value="10" calcext:value-type="float">
            <text:p>10</text:p>
          </table:table-cell>
          <table:table-cell table:formula="of:=[global.H74]" office:value-type="string" office:string-value="NONE" calcext:value-type="string">
            <text:p>NONE</text:p>
          </table:table-cell>
          <table:table-cell table:formula="of:=[ra.I74]" office:value-type="float" office:value="-967" calcext:value-type="float">
            <text:p>-967</text:p>
          </table:table-cell>
          <table:table-cell table:formula="of:=[vns.H74]" office:value-type="float" office:value="-967" calcext:value-type="float">
            <text:p>-967</text:p>
          </table:table-cell>
          <table:table-cell table:formula="of:=[.I74]-[.J7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75]" office:value-type="string" office:string-value="rand-4-5-5-1000-2.dssp" calcext:value-type="string">
            <text:p>rand-4-5-5-1000-2.dssp</text:p>
          </table:table-cell>
          <table:table-cell table:formula="of:=[global.B75]" office:value-type="float" office:value="1" calcext:value-type="float">
            <text:p>1</text:p>
          </table:table-cell>
          <table:table-cell table:formula="of:=[global.C75]" office:value-type="string" office:string-value="-984.000000" calcext:value-type="string">
            <text:p>-984.000000</text:p>
          </table:table-cell>
          <table:table-cell table:formula="of:=[global.D75]" office:value-type="string" office:string-value="-984.000000" calcext:value-type="string">
            <text:p>-984.000000</text:p>
          </table:table-cell>
          <table:table-cell table:formula="of:=[global.E75]" office:value-type="string" office:string-value="-984.000000" calcext:value-type="string">
            <text:p>-984.000000</text:p>
          </table:table-cell>
          <table:table-cell table:formula="of:=[global.F75]" office:value-type="string" office:string-value="0.031775" calcext:value-type="string">
            <text:p>0.031775</text:p>
          </table:table-cell>
          <table:table-cell table:formula="of:=[global.G75]" office:value-type="float" office:value="10" calcext:value-type="float">
            <text:p>10</text:p>
          </table:table-cell>
          <table:table-cell table:formula="of:=[global.H75]" office:value-type="string" office:string-value="NONE" calcext:value-type="string">
            <text:p>NONE</text:p>
          </table:table-cell>
          <table:table-cell table:formula="of:=[ra.I75]" office:value-type="float" office:value="-984" calcext:value-type="float">
            <text:p>-984</text:p>
          </table:table-cell>
          <table:table-cell table:formula="of:=[vns.H75]" office:value-type="float" office:value="-984" calcext:value-type="float">
            <text:p>-984</text:p>
          </table:table-cell>
          <table:table-cell table:formula="of:=[.I75]-[.J7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76]" office:value-type="string" office:string-value="rand-4-5-5-250-1.dssp" calcext:value-type="string">
            <text:p>rand-4-5-5-250-1.dssp</text:p>
          </table:table-cell>
          <table:table-cell table:formula="of:=[global.B76]" office:value-type="float" office:value="1" calcext:value-type="float">
            <text:p>1</text:p>
          </table:table-cell>
          <table:table-cell table:formula="of:=[global.C76]" office:value-type="string" office:string-value="-241.000000" calcext:value-type="string">
            <text:p>-241.000000</text:p>
          </table:table-cell>
          <table:table-cell table:formula="of:=[global.D76]" office:value-type="string" office:string-value="-241.000000" calcext:value-type="string">
            <text:p>-241.000000</text:p>
          </table:table-cell>
          <table:table-cell table:formula="of:=[global.E76]" office:value-type="string" office:string-value="-241.000000" calcext:value-type="string">
            <text:p>-241.000000</text:p>
          </table:table-cell>
          <table:table-cell table:formula="of:=[global.F76]" office:value-type="string" office:string-value="0.007919" calcext:value-type="string">
            <text:p>0.007919</text:p>
          </table:table-cell>
          <table:table-cell table:formula="of:=[global.G76]" office:value-type="float" office:value="10" calcext:value-type="float">
            <text:p>10</text:p>
          </table:table-cell>
          <table:table-cell table:formula="of:=[global.H76]" office:value-type="string" office:string-value="NONE" calcext:value-type="string">
            <text:p>NONE</text:p>
          </table:table-cell>
          <table:table-cell table:formula="of:=[ra.I76]" office:value-type="float" office:value="-241" calcext:value-type="float">
            <text:p>-241</text:p>
          </table:table-cell>
          <table:table-cell table:formula="of:=[vns.H76]" office:value-type="float" office:value="-241" calcext:value-type="float">
            <text:p>-241</text:p>
          </table:table-cell>
          <table:table-cell table:formula="of:=[.I76]-[.J7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77]" office:value-type="string" office:string-value="rand-4-5-5-250-2.dssp" calcext:value-type="string">
            <text:p>rand-4-5-5-250-2.dssp</text:p>
          </table:table-cell>
          <table:table-cell table:formula="of:=[global.B77]" office:value-type="float" office:value="1" calcext:value-type="float">
            <text:p>1</text:p>
          </table:table-cell>
          <table:table-cell table:formula="of:=[global.C77]" office:value-type="string" office:string-value="-247.000000" calcext:value-type="string">
            <text:p>-247.000000</text:p>
          </table:table-cell>
          <table:table-cell table:formula="of:=[global.D77]" office:value-type="string" office:string-value="-247.000000" calcext:value-type="string">
            <text:p>-247.000000</text:p>
          </table:table-cell>
          <table:table-cell table:formula="of:=[global.E77]" office:value-type="string" office:string-value="-247.000000" calcext:value-type="string">
            <text:p>-247.000000</text:p>
          </table:table-cell>
          <table:table-cell table:formula="of:=[global.F77]" office:value-type="string" office:string-value="0.010511" calcext:value-type="string">
            <text:p>0.010511</text:p>
          </table:table-cell>
          <table:table-cell table:formula="of:=[global.G77]" office:value-type="float" office:value="10" calcext:value-type="float">
            <text:p>10</text:p>
          </table:table-cell>
          <table:table-cell table:formula="of:=[global.H77]" office:value-type="string" office:string-value="NONE" calcext:value-type="string">
            <text:p>NONE</text:p>
          </table:table-cell>
          <table:table-cell table:formula="of:=[ra.I77]" office:value-type="float" office:value="-247" calcext:value-type="float">
            <text:p>-247</text:p>
          </table:table-cell>
          <table:table-cell table:formula="of:=[vns.H77]" office:value-type="float" office:value="-247" calcext:value-type="float">
            <text:p>-247</text:p>
          </table:table-cell>
          <table:table-cell table:formula="of:=[.I77]-[.J7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78]" office:value-type="string" office:string-value="rand-4-5-5-500-1.dssp" calcext:value-type="string">
            <text:p>rand-4-5-5-500-1.dssp</text:p>
          </table:table-cell>
          <table:table-cell table:formula="of:=[global.B78]" office:value-type="float" office:value="1" calcext:value-type="float">
            <text:p>1</text:p>
          </table:table-cell>
          <table:table-cell table:formula="of:=[global.C78]" office:value-type="string" office:string-value="-481.000000" calcext:value-type="string">
            <text:p>-481.000000</text:p>
          </table:table-cell>
          <table:table-cell table:formula="of:=[global.D78]" office:value-type="string" office:string-value="-481.000000" calcext:value-type="string">
            <text:p>-481.000000</text:p>
          </table:table-cell>
          <table:table-cell table:formula="of:=[global.E78]" office:value-type="string" office:string-value="-481.000000" calcext:value-type="string">
            <text:p>-481.000000</text:p>
          </table:table-cell>
          <table:table-cell table:formula="of:=[global.F78]" office:value-type="string" office:string-value="0.019229" calcext:value-type="string">
            <text:p>0.019229</text:p>
          </table:table-cell>
          <table:table-cell table:formula="of:=[global.G78]" office:value-type="float" office:value="10" calcext:value-type="float">
            <text:p>10</text:p>
          </table:table-cell>
          <table:table-cell table:formula="of:=[global.H78]" office:value-type="string" office:string-value="NONE" calcext:value-type="string">
            <text:p>NONE</text:p>
          </table:table-cell>
          <table:table-cell table:formula="of:=[ra.I78]" office:value-type="float" office:value="-481" calcext:value-type="float">
            <text:p>-481</text:p>
          </table:table-cell>
          <table:table-cell table:formula="of:=[vns.H78]" office:value-type="float" office:value="-481" calcext:value-type="float">
            <text:p>-481</text:p>
          </table:table-cell>
          <table:table-cell table:formula="of:=[.I78]-[.J7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79]" office:value-type="string" office:string-value="rand-4-5-5-500-2.dssp" calcext:value-type="string">
            <text:p>rand-4-5-5-500-2.dssp</text:p>
          </table:table-cell>
          <table:table-cell table:formula="of:=[global.B79]" office:value-type="float" office:value="1" calcext:value-type="float">
            <text:p>1</text:p>
          </table:table-cell>
          <table:table-cell table:formula="of:=[global.C79]" office:value-type="string" office:string-value="-493.000000" calcext:value-type="string">
            <text:p>-493.000000</text:p>
          </table:table-cell>
          <table:table-cell table:formula="of:=[global.D79]" office:value-type="string" office:string-value="-493.000000" calcext:value-type="string">
            <text:p>-493.000000</text:p>
          </table:table-cell>
          <table:table-cell table:formula="of:=[global.E79]" office:value-type="string" office:string-value="-493.000000" calcext:value-type="string">
            <text:p>-493.000000</text:p>
          </table:table-cell>
          <table:table-cell table:formula="of:=[global.F79]" office:value-type="string" office:string-value="0.015325" calcext:value-type="string">
            <text:p>0.015325</text:p>
          </table:table-cell>
          <table:table-cell table:formula="of:=[global.G79]" office:value-type="float" office:value="10" calcext:value-type="float">
            <text:p>10</text:p>
          </table:table-cell>
          <table:table-cell table:formula="of:=[global.H79]" office:value-type="string" office:string-value="NONE" calcext:value-type="string">
            <text:p>NONE</text:p>
          </table:table-cell>
          <table:table-cell table:formula="of:=[ra.I79]" office:value-type="float" office:value="-493" calcext:value-type="float">
            <text:p>-493</text:p>
          </table:table-cell>
          <table:table-cell table:formula="of:=[vns.H79]" office:value-type="float" office:value="-493" calcext:value-type="float">
            <text:p>-493</text:p>
          </table:table-cell>
          <table:table-cell table:formula="of:=[.I79]-[.J7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80]" office:value-type="string" office:string-value="rand-4-5-5-750-1.dssp" calcext:value-type="string">
            <text:p>rand-4-5-5-750-1.dssp</text:p>
          </table:table-cell>
          <table:table-cell table:formula="of:=[global.B80]" office:value-type="float" office:value="1" calcext:value-type="float">
            <text:p>1</text:p>
          </table:table-cell>
          <table:table-cell table:formula="of:=[global.C80]" office:value-type="string" office:string-value="-723.000000" calcext:value-type="string">
            <text:p>-723.000000</text:p>
          </table:table-cell>
          <table:table-cell table:formula="of:=[global.D80]" office:value-type="string" office:string-value="-723.000000" calcext:value-type="string">
            <text:p>-723.000000</text:p>
          </table:table-cell>
          <table:table-cell table:formula="of:=[global.E80]" office:value-type="string" office:string-value="-723.000000" calcext:value-type="string">
            <text:p>-723.000000</text:p>
          </table:table-cell>
          <table:table-cell table:formula="of:=[global.F80]" office:value-type="string" office:string-value="0.018988" calcext:value-type="string">
            <text:p>0.018988</text:p>
          </table:table-cell>
          <table:table-cell table:formula="of:=[global.G80]" office:value-type="float" office:value="10" calcext:value-type="float">
            <text:p>10</text:p>
          </table:table-cell>
          <table:table-cell table:formula="of:=[global.H80]" office:value-type="string" office:string-value="NONE" calcext:value-type="string">
            <text:p>NONE</text:p>
          </table:table-cell>
          <table:table-cell table:formula="of:=[ra.I80]" office:value-type="float" office:value="-723" calcext:value-type="float">
            <text:p>-723</text:p>
          </table:table-cell>
          <table:table-cell table:formula="of:=[vns.H80]" office:value-type="float" office:value="-723" calcext:value-type="float">
            <text:p>-723</text:p>
          </table:table-cell>
          <table:table-cell table:formula="of:=[.I80]-[.J8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81]" office:value-type="string" office:string-value="rand-4-5-5-750-2.dssp" calcext:value-type="string">
            <text:p>rand-4-5-5-750-2.dssp</text:p>
          </table:table-cell>
          <table:table-cell table:formula="of:=[global.B81]" office:value-type="float" office:value="1" calcext:value-type="float">
            <text:p>1</text:p>
          </table:table-cell>
          <table:table-cell table:formula="of:=[global.C81]" office:value-type="string" office:string-value="-734.000000" calcext:value-type="string">
            <text:p>-734.000000</text:p>
          </table:table-cell>
          <table:table-cell table:formula="of:=[global.D81]" office:value-type="string" office:string-value="-734.000000" calcext:value-type="string">
            <text:p>-734.000000</text:p>
          </table:table-cell>
          <table:table-cell table:formula="of:=[global.E81]" office:value-type="string" office:string-value="-734.000000" calcext:value-type="string">
            <text:p>-734.000000</text:p>
          </table:table-cell>
          <table:table-cell table:formula="of:=[global.F81]" office:value-type="string" office:string-value="0.023673" calcext:value-type="string">
            <text:p>0.023673</text:p>
          </table:table-cell>
          <table:table-cell table:formula="of:=[global.G81]" office:value-type="float" office:value="10" calcext:value-type="float">
            <text:p>10</text:p>
          </table:table-cell>
          <table:table-cell table:formula="of:=[global.H81]" office:value-type="string" office:string-value="NONE" calcext:value-type="string">
            <text:p>NONE</text:p>
          </table:table-cell>
          <table:table-cell table:formula="of:=[ra.I81]" office:value-type="float" office:value="-734" calcext:value-type="float">
            <text:p>-734</text:p>
          </table:table-cell>
          <table:table-cell table:formula="of:=[vns.H81]" office:value-type="float" office:value="-734" calcext:value-type="float">
            <text:p>-734</text:p>
          </table:table-cell>
          <table:table-cell table:formula="of:=[.I81]-[.J8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AVERAGE([.K2:.K81])" office:value-type="float" office:value="0.0875" calcext:value-type="float">
            <text:p>0,0875</text:p>
          </table:table-cell>
          <table:table-cell table:formula="of:=STDEV([.K2:.K81])" office:value-type="float" office:value="0.32583874244164" calcext:value-type="float">
            <text:p>0,32583874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7">00/00/0000</text:date>, <text:time style:data-style-name="N2" text:time-value="09:49:22.5262581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7-27T09:50:37.582150242</dc:date>
    <meta:editing-duration>PT4M28S</meta:editing-duration>
    <meta:editing-cycles>4</meta:editing-cycles>
    <meta:document-statistic meta:table-count="4" meta:cell-count="3083" meta:object-count="0"/>
  </office:meta>
</office:document-meta>
</file>